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144" calcext:value-type="float">
            <text:p>144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9" calcext:value-type="float">
            <text:p>9.000</text:p>
          </table:table-cell>
          <table:table-cell table:style-name="ce13" table:formula="of:=([.D19]/[.$B$9])/[.$D$2]" office:value-type="float" office:value="27.015994684573" calcext:value-type="float">
            <text:p>27.016</text:p>
          </table:table-cell>
          <table:table-cell table:style-name="ce14" table:formula="of:=SQRT([.I19])" office:value-type="float" office:value="5.19769128407729" calcext:value-type="float">
            <text:p>5.19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27984457454391" calcext:value-type="float">
            <text:p>2.280</text:p>
          </table:table-cell>
          <table:table-cell table:style-name="ce14" table:formula="of:=([.J19]^(1/2))^(1/2)" office:value-type="float" office:value="1.50991541966559" calcext:value-type="float">
            <text:p>1.510</text:p>
          </table:table-cell>
          <table:table-cell table:style-name="ce13" table:formula="of:=([.D19]/[.$L$15])/[.$D$2]" office:value-type="float" office:value="3.45158197507191" calcext:value-type="float">
            <text:p>3.452</text:p>
          </table:table-cell>
          <table:table-cell table:style-name="ce18" table:formula="of:=SQRT([.N19])" office:value-type="float" office:value="1.8578433666679" calcext:value-type="float">
            <text:p>1.858</text:p>
          </table:table-cell>
          <table:table-cell table:style-name="ce18" table:formula="of:=SQRT([.O19])" office:value-type="float" office:value="1.36302728023613" calcext:value-type="float">
            <text:p>1.363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10" calcext:value-type="float">
            <text:p>10.000</text:p>
          </table:table-cell>
          <table:table-cell table:style-name="ce13" table:formula="of:=([.D20]/[.$B$10])/[.$D$2]" office:value-type="float" office:value="2.50489236790607" calcext:value-type="float">
            <text:p>2.505</text:p>
          </table:table-cell>
          <table:table-cell table:style-name="ce14" table:formula="of:=SQRT([.I20])" office:value-type="float" office:value="1.58268517649786" calcext:value-type="float">
            <text:p>1.583</text:p>
          </table:table-cell>
          <table:table-cell table:style-name="ce14" table:formula="of:=([.J20]^(1/2))^(1/3)" office:value-type="float" office:value="1.07952429937204" calcext:value-type="float">
            <text:p>1.080</text:p>
          </table:table-cell>
          <table:table-cell table:style-name="ce14" table:formula="of:=[.J20]^(1/2)" office:value-type="float" office:value="1.25804816143813" calcext:value-type="float">
            <text:p>1.258</text:p>
          </table:table-cell>
          <table:table-cell table:style-name="ce14" table:formula="of:=([.J20]^(1/2))^(1/2)" office:value-type="float" office:value="1.12162746107526" calcext:value-type="float">
            <text:p>1.122</text:p>
          </table:table-cell>
          <table:table-cell table:style-name="ce13" table:formula="of:=([.D20]/[.$L$15])/[.$D$2]" office:value-type="float" office:value="1.91754554170662" calcext:value-type="float">
            <text:p>1.918</text:p>
          </table:table-cell>
          <table:table-cell table:style-name="ce18" table:formula="of:=SQRT([.N20])" office:value-type="float" office:value="1.38475468647216" calcext:value-type="float">
            <text:p>1.385</text:p>
          </table:table-cell>
          <table:table-cell table:style-name="ce18" table:formula="of:=SQRT([.O20])" office:value-type="float" office:value="1.17675600124757" calcext:value-type="float">
            <text:p>1.177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8" calcext:value-type="float">
            <text:p>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1" calcext:value-type="float">
            <text:p>1.000</text:p>
          </table:table-cell>
          <table:table-cell table:style-name="ce13" table:formula="of:=([.D21]/[.$B$10])/[.$D$2]" office:value-type="float" office:value="0.250489236790607" calcext:value-type="float">
            <text:p>0.250</text:p>
          </table:table-cell>
          <table:table-cell table:style-name="ce14" table:formula="of:=SQRT([.I21])" office:value-type="float" office:value="0.500488997671883" calcext:value-type="float">
            <text:p>0.500</text:p>
          </table:table-cell>
          <table:table-cell table:style-name="ce14" table:formula="of:=([.J21]^(1/2))^(1/3)" office:value-type="float" office:value="0.89104387480021" calcext:value-type="float">
            <text:p>0.891</text:p>
          </table:table-cell>
          <table:table-cell table:style-name="ce14" table:formula="of:=[.J21]^(1/2)" office:value-type="float" office:value="0.707452470256401" calcext:value-type="float">
            <text:p>0.707</text:p>
          </table:table-cell>
          <table:table-cell table:style-name="ce14" table:formula="of:=([.J21]^(1/2))^(1/2)" office:value-type="float" office:value="0.841101938088601" calcext:value-type="float">
            <text:p>0.841</text:p>
          </table:table-cell>
          <table:table-cell table:style-name="ce13" table:formula="of:=([.D21]/[.$L$15])/[.$D$2]" office:value-type="float" office:value="0.191754554170662" calcext:value-type="float">
            <text:p>0.192</text:p>
          </table:table-cell>
          <table:table-cell table:style-name="ce18" table:formula="of:=SQRT([.N21])" office:value-type="float" office:value="0.437897880984439" calcext:value-type="float">
            <text:p>0.438</text:p>
          </table:table-cell>
          <table:table-cell table:style-name="ce18" table:formula="of:=SQRT([.O21])" office:value-type="float" office:value="0.661738529167252" calcext:value-type="float">
            <text:p>0.662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2])/[.$D$2]" office:value-type="float" office:value="2.48015873015873" calcext:value-type="float">
            <text:p>2.480</text:p>
          </table:table-cell>
          <table:table-cell table:style-name="ce14" table:formula="of:=SQRT([.I22])" office:value-type="float" office:value="1.57485197087178" calcext:value-type="float">
            <text:p>1.575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25493106219895" calcext:value-type="float">
            <text:p>1.255</text:p>
          </table:table-cell>
          <table:table-cell table:style-name="ce13" table:formula="of:=([.D22]/[.$L$15])/[.$D$2]" office:value-type="float" office:value="0.575263662511985" calcext:value-type="float">
            <text:p>0.575</text:p>
          </table:table-cell>
          <table:table-cell table:style-name="ce18" table:formula="of:=SQRT([.N22])" office:value-type="float" office:value="0.758461378391797" calcext:value-type="float">
            <text:p>0.758</text:p>
          </table:table-cell>
          <table:table-cell table:style-name="ce18" table:formula="of:=SQRT([.O22])" office:value-type="float" office:value="0.870896881606426" calcext:value-type="float">
            <text:p>0.871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3.5" calcext:value-type="float">
            <text:p>3.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0.5" calcext:value-type="float">
            <text:p>0.500</text:p>
          </table:table-cell>
          <table:table-cell table:style-name="ce13" table:formula="of:=([.D23]/[.$B$13])/[.$D$2]" office:value-type="float" office:value="0.255101624323879" calcext:value-type="float">
            <text:p>0.255</text:p>
          </table:table-cell>
          <table:table-cell table:style-name="ce14" table:formula="of:=SQRT([.I23])" office:value-type="float" office:value="0.505075859969449" calcext:value-type="float">
            <text:p>0.5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710686893061529" calcext:value-type="float">
            <text:p>0.711</text:p>
          </table:table-cell>
          <table:table-cell table:style-name="ce14" table:formula="of:=([.J23]^(1/2))^(1/2)" office:value-type="float" office:value="0.843022474825867" calcext:value-type="float">
            <text:p>0.843</text:p>
          </table:table-cell>
          <table:table-cell table:style-name="ce13" table:formula="of:=([.D23]/[.$L$15])/[.$D$2]" office:value-type="float" office:value="0.0838926174496644" calcext:value-type="float">
            <text:p>0.084</text:p>
          </table:table-cell>
          <table:table-cell table:style-name="ce18" table:formula="of:=SQRT([.N23])" office:value-type="float" office:value="0.289642223181746" calcext:value-type="float">
            <text:p>0.290</text:p>
          </table:table-cell>
          <table:table-cell table:style-name="ce18" table:formula="of:=SQRT([.O23])" office:value-type="float" office:value="0.53818419075791" calcext:value-type="float">
            <text:p>0.53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2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0.2" calcext:value-type="float">
            <text:p>0.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2" calcext:value-type="float">
            <text:p>0.2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0.2" calcext:value-type="float">
            <text:p>0.200</text:p>
          </table:table-cell>
          <table:table-cell table:style-name="ce13" table:formula="of:=([.D25]/[.$B$13])/[.$D$2]" office:value-type="float" office:value="0.0145772356756502" calcext:value-type="float">
            <text:p>0.015</text:p>
          </table:table-cell>
          <table:table-cell table:style-name="ce14" table:formula="of:=SQRT([.I25])" office:value-type="float" office:value="0.120736223543932" calcext:value-type="float">
            <text:p>0.12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0.347471183760512" calcext:value-type="float">
            <text:p>0.347</text:p>
          </table:table-cell>
          <table:table-cell table:style-name="ce14" table:formula="of:=([.J25]^(1/2))^(1/2)" office:value-type="float" office:value="0.589466864005528" calcext:value-type="float">
            <text:p>0.589</text:p>
          </table:table-cell>
          <table:table-cell table:style-name="ce13" table:formula="of:=([.D25]/[.$L$15])/[.$D$2]" office:value-type="float" office:value="0.00479386385426654" calcext:value-type="float">
            <text:p>0.005</text:p>
          </table:table-cell>
          <table:table-cell table:style-name="ce18" table:formula="of:=SQRT([.N25])" office:value-type="float" office:value="0.0692377343236081" calcext:value-type="float">
            <text:p>0.069</text:p>
          </table:table-cell>
          <table:table-cell table:style-name="ce18" table:formula="of:=SQRT([.O25])" office:value-type="float" office:value="0.263130641172039" calcext:value-type="float">
            <text:p>0.263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0]*[.F80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0]" office:value-type="float" office:value="5" calcext:value-type="float">
            <text:p>5.000</text:p>
          </table:table-cell>
          <table:table-cell table:style-name="ce11" table:formula="of:=[.F80]" office:value-type="float" office:value="30" calcext:value-type="float">
            <text:p>30.000</text:p>
          </table:table-cell>
          <table:table-cell table:style-name="ce13" table:formula="of:=([.D80]/[.$B$9])/[.$D$2]" office:value-type="float" office:value="28.1416611297636" calcext:value-type="float">
            <text:p>28.142</text:p>
          </table:table-cell>
          <table:table-cell table:style-name="ce14" table:formula="of:=SQRT([.I80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0]^(1/2)" office:value-type="float" office:value="2.30323065555942" calcext:value-type="float">
            <text:p>2.303</text:p>
          </table:table-cell>
          <table:table-cell table:style-name="ce14" table:formula="of:=([.J80]^(1/2))^(1/2)" office:value-type="float" office:value="1.51763983064475" calcext:value-type="float">
            <text:p>1.518</text:p>
          </table:table-cell>
          <table:table-cell table:style-name="ce13" table:formula="of:=([.D80]/[.$L$15])/[.$D$2]" office:value-type="float" office:value="3.5953978906999" calcext:value-type="float">
            <text:p>3.595</text:p>
          </table:table-cell>
          <table:table-cell table:style-name="ce18" table:formula="of:=SQRT([.N80])" office:value-type="float" office:value="1.89615344597949" calcext:value-type="float">
            <text:p>1.896</text:p>
          </table:table-cell>
          <table:table-cell table:style-name="ce18" table:formula="of:=SQRT([.O80])" office:value-type="float" office:value="1.37700887650715" calcext:value-type="float">
            <text:p>1.377</text:p>
          </table:table-cell>
          <table:table-cell table:style-name="ce19" table:formula="of:=[.R80]+[.U80]" office:value-type="float" office:value="67" calcext:value-type="float">
            <text:p>67</text:p>
          </table:table-cell>
          <table:table-cell table:style-name="ce19" table:formula="of:=([.V80]-[.U80])/2" office:value-type="float" office:value="61" calcext:value-type="float">
            <text:p>61</text:p>
          </table:table-cell>
          <table:table-cell table:style-name="ce20" table:formula="of:=[.T80]+[.U80]" office:value-type="float" office:value="127.8" calcext:value-type="float">
            <text:p>127.8</text:p>
          </table:table-cell>
          <table:table-cell table:style-name="ce21" table:formula="of:=([.W80]-[.U8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0]&gt;64;64+(([.V80]-64)*2.9);[.V80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1]" office:value-type="float" office:value="8" calcext:value-type="float">
            <text:p>8.000</text:p>
          </table:table-cell>
          <table:table-cell table:style-name="ce11" table:formula="of:=[.F81]" office:value-type="float" office:value="12" calcext:value-type="float">
            <text:p>12.000</text:p>
          </table:table-cell>
          <table:table-cell table:style-name="ce13" table:formula="of:=([.D81]/[.$B$10])/[.$D$2]" office:value-type="float" office:value="3.00587084148728" calcext:value-type="float">
            <text:p>3.006</text:p>
          </table:table-cell>
          <table:table-cell table:style-name="ce14" table:formula="of:=SQRT([.I81])" office:value-type="float" office:value="1.73374474519385" calcext:value-type="float">
            <text:p>1.734</text:p>
          </table:table-cell>
          <table:table-cell table:style-name="ce14" table:formula="of:=([.J81]^(1/2))^(1/3)" office:value-type="float" office:value="1.09605124478702" calcext:value-type="float">
            <text:p>1.096</text:p>
          </table:table-cell>
          <table:table-cell table:style-name="ce14" table:formula="of:=[.J81]^(1/2)" office:value-type="float" office:value="1.31671741280878" calcext:value-type="float">
            <text:p>1.317</text:p>
          </table:table-cell>
          <table:table-cell table:style-name="ce14" table:formula="of:=([.J81]^(1/2))^(1/2)" office:value-type="float" office:value="1.14748307735181" calcext:value-type="float">
            <text:p>1.147</text:p>
          </table:table-cell>
          <table:table-cell table:style-name="ce13" table:formula="of:=([.D81]/[.$L$15])/[.$D$2]" office:value-type="float" office:value="2.30105465004794" calcext:value-type="float">
            <text:p>2.301</text:p>
          </table:table-cell>
          <table:table-cell table:style-name="ce18" table:formula="of:=SQRT([.N81])" office:value-type="float" office:value="1.51692275678359" calcext:value-type="float">
            <text:p>1.517</text:p>
          </table:table-cell>
          <table:table-cell table:style-name="ce18" table:formula="of:=SQRT([.O81])" office:value-type="float" office:value="1.23163418139624" calcext:value-type="float">
            <text:p>1.232</text:p>
          </table:table-cell>
          <table:table-cell table:style-name="ce19" table:formula="of:=[.R81]+[.U81]" office:value-type="float" office:value="33" calcext:value-type="float">
            <text:p>33</text:p>
          </table:table-cell>
          <table:table-cell table:style-name="ce19" table:formula="of:=([.V81]-[.U81])/2" office:value-type="float" office:value="27" calcext:value-type="float">
            <text:p>27</text:p>
          </table:table-cell>
          <table:table-cell table:style-name="ce20" table:formula="of:=[.T81]+[.U81]" office:value-type="float" office:value="33" calcext:value-type="float">
            <text:p>33</text:p>
          </table:table-cell>
          <table:table-cell table:style-name="ce21" table:formula="of:=([.W81]-[.U81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1]&gt;64;64+(([.V81]-64)*2.9);[.V81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2]" office:value-type="float" office:value="8" calcext:value-type="float">
            <text:p>8.000</text:p>
          </table:table-cell>
          <table:table-cell table:style-name="ce11" table:formula="of:=[.F82]" office:value-type="float" office:value="16" calcext:value-type="float">
            <text:p>16.000</text:p>
          </table:table-cell>
          <table:table-cell table:style-name="ce13" table:formula="of:=([.D82]/[.$B$10])/[.$D$2]" office:value-type="float" office:value="4.00782778864971" calcext:value-type="float">
            <text:p>4.008</text:p>
          </table:table-cell>
          <table:table-cell table:style-name="ce14" table:formula="of:=SQRT([.I82])" office:value-type="float" office:value="2.00195599068753" calcext:value-type="float">
            <text:p>2.002</text:p>
          </table:table-cell>
          <table:table-cell table:style-name="ce14" table:formula="of:=([.J82]^(1/2))^(1/3)" office:value-type="float" office:value="1.12264493424068" calcext:value-type="float">
            <text:p>1.123</text:p>
          </table:table-cell>
          <table:table-cell table:style-name="ce14" table:formula="of:=[.J82]^(1/2)" office:value-type="float" office:value="1.4149049405128" calcext:value-type="float">
            <text:p>1.415</text:p>
          </table:table-cell>
          <table:table-cell table:style-name="ce14" table:formula="of:=([.J82]^(1/2))^(1/2)" office:value-type="float" office:value="1.18949776818319" calcext:value-type="float">
            <text:p>1.189</text:p>
          </table:table-cell>
          <table:table-cell table:style-name="ce13" table:formula="of:=([.D82]/[.$L$15])/[.$D$2]" office:value-type="float" office:value="3.06807286673058" calcext:value-type="float">
            <text:p>3.068</text:p>
          </table:table-cell>
          <table:table-cell table:style-name="ce18" table:formula="of:=SQRT([.N82])" office:value-type="float" office:value="1.75159152393775" calcext:value-type="float">
            <text:p>1.752</text:p>
          </table:table-cell>
          <table:table-cell table:style-name="ce18" table:formula="of:=SQRT([.O82])" office:value-type="float" office:value="1.3234770583345" calcext:value-type="float">
            <text:p>1.323</text:p>
          </table:table-cell>
          <table:table-cell table:style-name="ce19" table:formula="of:=[.R82]+[.U82]" office:value-type="float" office:value="33" calcext:value-type="float">
            <text:p>33</text:p>
          </table:table-cell>
          <table:table-cell table:style-name="ce19" table:formula="of:=([.V82]-[.U82])/2" office:value-type="float" office:value="27" calcext:value-type="float">
            <text:p>27</text:p>
          </table:table-cell>
          <table:table-cell table:style-name="ce20" table:formula="of:=[.T82]+[.U82]" office:value-type="float" office:value="33" calcext:value-type="float">
            <text:p>33</text:p>
          </table:table-cell>
          <table:table-cell table:style-name="ce21" table:formula="of:=([.W82]-[.U82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2]&gt;64;64+(([.V82]-64)*2.9);[.V82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14" calcext:value-type="float">
            <text:p>14.000</text:p>
          </table:table-cell>
          <table:table-cell table:style-name="ce13" table:formula="of:=([.D83]/[.$B$10])/[.$D$2]" office:value-type="float" office:value="3.50684931506849" calcext:value-type="float">
            <text:p>3.507</text:p>
          </table:table-cell>
          <table:table-cell table:style-name="ce14" table:formula="of:=SQRT([.I83])" office:value-type="float" office:value="1.87265835513809" calcext:value-type="float">
            <text:p>1.873</text:p>
          </table:table-cell>
          <table:table-cell table:style-name="ce14" table:formula="of:=([.J83]^(1/2))^(1/3)" office:value-type="float" office:value="1.11022182045938" calcext:value-type="float">
            <text:p>1.110</text:p>
          </table:table-cell>
          <table:table-cell table:style-name="ce14" table:formula="of:=[.J83]^(1/2)" office:value-type="float" office:value="1.36845107882529" calcext:value-type="float">
            <text:p>1.368</text:p>
          </table:table-cell>
          <table:table-cell table:style-name="ce14" table:formula="of:=([.J83]^(1/2))^(1/2)" office:value-type="float" office:value="1.16980813761287" calcext:value-type="float">
            <text:p>1.170</text:p>
          </table:table-cell>
          <table:table-cell table:style-name="ce13" table:formula="of:=([.D83]/[.$L$15])/[.$D$2]" office:value-type="float" office:value="2.68456375838926" calcext:value-type="float">
            <text:p>2.685</text:p>
          </table:table-cell>
          <table:table-cell table:style-name="ce18" table:formula="of:=SQRT([.N83])" office:value-type="float" office:value="1.63846384103808" calcext:value-type="float">
            <text:p>1.638</text:p>
          </table:table-cell>
          <table:table-cell table:style-name="ce18" table:formula="of:=SQRT([.O83])" office:value-type="float" office:value="1.28002493766258" calcext:value-type="float">
            <text:p>1.280</text:p>
          </table:table-cell>
          <table:table-cell table:style-name="ce19" table:formula="of:=[.R83]+[.U83]" office:value-type="float" office:value="33" calcext:value-type="float">
            <text:p>33</text:p>
          </table:table-cell>
          <table:table-cell table:style-name="ce19" table:formula="of:=([.V83]-[.U83])/2" office:value-type="float" office:value="27" calcext:value-type="float">
            <text:p>27</text:p>
          </table:table-cell>
          <table:table-cell table:style-name="ce20" table:formula="of:=[.T83]+[.U83]" office:value-type="float" office:value="33" calcext:value-type="float">
            <text:p>33</text:p>
          </table:table-cell>
          <table:table-cell table:style-name="ce21" table:formula="of:=([.W83]-[.U83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3]&gt;64;64+(([.V83]-64)*2.9);[.V83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4]*[.F8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4]" office:value-type="float" office:value="4" calcext:value-type="float">
            <text:p>4.000</text:p>
          </table:table-cell>
          <table:table-cell table:style-name="ce11" table:formula="of:=[.F84]" office:value-type="float" office:value="4" calcext:value-type="float">
            <text:p>4.000</text:p>
          </table:table-cell>
          <table:table-cell table:style-name="ce13" table:formula="of:=([.D84]/[.$B$9])/[.$D$2]" office:value-type="float" office:value="3.00177718717478" calcext:value-type="float">
            <text:p>3.002</text:p>
          </table:table-cell>
          <table:table-cell table:style-name="ce14" table:formula="of:=SQRT([.I8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4]^(1/2)" office:value-type="float" office:value="1.31626887882343" calcext:value-type="float">
            <text:p>1.316</text:p>
          </table:table-cell>
          <table:table-cell table:style-name="ce14" table:formula="of:=([.J84]^(1/2))^(1/2)" office:value-type="float" office:value="1.14728761817751" calcext:value-type="float">
            <text:p>1.147</text:p>
          </table:table-cell>
          <table:table-cell table:style-name="ce13" table:formula="of:=([.D84]/[.$L$15])/[.$D$2]" office:value-type="float" office:value="0.383509108341323" calcext:value-type="float">
            <text:p>0.384</text:p>
          </table:table-cell>
          <table:table-cell table:style-name="ce18" table:formula="of:=SQRT([.N84])" office:value-type="float" office:value="0.619281122222633" calcext:value-type="float">
            <text:p>0.619</text:p>
          </table:table-cell>
          <table:table-cell table:style-name="ce18" table:formula="of:=SQRT([.O84])" office:value-type="float" office:value="0.786944167157132" calcext:value-type="float">
            <text:p>0.787</text:p>
          </table:table-cell>
          <table:table-cell table:style-name="ce19" table:formula="of:=[.R84]+[.U84]" office:value-type="float" office:value="67" calcext:value-type="float">
            <text:p>67</text:p>
          </table:table-cell>
          <table:table-cell table:style-name="ce19" table:formula="of:=([.V84]-[.U84])/2" office:value-type="float" office:value="61" calcext:value-type="float">
            <text:p>61</text:p>
          </table:table-cell>
          <table:table-cell table:style-name="ce20" table:formula="of:=[.T84]+[.U84]" office:value-type="float" office:value="127.8" calcext:value-type="float">
            <text:p>127.8</text:p>
          </table:table-cell>
          <table:table-cell table:style-name="ce21" table:formula="of:=([.W84]-[.U8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4]&gt;64;64+(([.V84]-64)*2.9);[.V84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5]" office:value-type="float" office:value="4" calcext:value-type="float">
            <text:p>4.000</text:p>
          </table:table-cell>
          <table:table-cell table:style-name="ce11" table:formula="of:=[.F85]" office:value-type="float" office:value="4" calcext:value-type="float">
            <text:p>4.000</text:p>
          </table:table-cell>
          <table:table-cell table:style-name="ce13" table:formula="of:=([.D85]/[.$B$9])/[.$D$2]" office:value-type="float" office:value="3.00177718717478" calcext:value-type="float">
            <text:p>3.002</text:p>
          </table:table-cell>
          <table:table-cell table:style-name="ce14" table:formula="of:=SQRT([.I85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1.31626887882343" calcext:value-type="float">
            <text:p>1.316</text:p>
          </table:table-cell>
          <table:table-cell table:style-name="ce14" table:formula="of:=([.J85]^(1/2))^(1/2)" office:value-type="float" office:value="1.14728761817751" calcext:value-type="float">
            <text:p>1.147</text:p>
          </table:table-cell>
          <table:table-cell table:style-name="ce13" table:formula="of:=([.D85]/[.$L$15])/[.$D$2]" office:value-type="float" office:value="0.383509108341323" calcext:value-type="float">
            <text:p>0.384</text:p>
          </table:table-cell>
          <table:table-cell table:style-name="ce18" table:formula="of:=SQRT([.N85])" office:value-type="float" office:value="0.619281122222633" calcext:value-type="float">
            <text:p>0.619</text:p>
          </table:table-cell>
          <table:table-cell table:style-name="ce18" table:formula="of:=SQRT([.O85])" office:value-type="float" office:value="0.786944167157132" calcext:value-type="float">
            <text:p>0.78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6]*[.F8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6]" office:value-type="float" office:value="4" calcext:value-type="float">
            <text:p>4.000</text:p>
          </table:table-cell>
          <table:table-cell table:style-name="ce11" table:formula="of:=[.F86]" office:value-type="float" office:value="4" calcext:value-type="float">
            <text:p>4.000</text:p>
          </table:table-cell>
          <table:table-cell table:style-name="ce13" table:formula="of:=([.D86]/[.$B$9])/[.$D$2]" office:value-type="float" office:value="3.00177718717478" calcext:value-type="float">
            <text:p>3.002</text:p>
          </table:table-cell>
          <table:table-cell table:style-name="ce14" table:formula="of:=SQRT([.I86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6]^(1/2)" office:value-type="float" office:value="1.31626887882343" calcext:value-type="float">
            <text:p>1.316</text:p>
          </table:table-cell>
          <table:table-cell table:style-name="ce14" table:formula="of:=([.J86]^(1/2))^(1/2)" office:value-type="float" office:value="1.14728761817751" calcext:value-type="float">
            <text:p>1.147</text:p>
          </table:table-cell>
          <table:table-cell table:style-name="ce13" table:formula="of:=([.D86]/[.$L$15])/[.$D$2]" office:value-type="float" office:value="0.383509108341323" calcext:value-type="float">
            <text:p>0.384</text:p>
          </table:table-cell>
          <table:table-cell table:style-name="ce18" table:formula="of:=SQRT([.N86])" office:value-type="float" office:value="0.619281122222633" calcext:value-type="float">
            <text:p>0.619</text:p>
          </table:table-cell>
          <table:table-cell table:style-name="ce18" table:formula="of:=SQRT([.O86])" office:value-type="float" office:value="0.786944167157132" calcext:value-type="float">
            <text:p>0.787</text:p>
          </table:table-cell>
          <table:table-cell table:style-name="ce19" table:formula="of:=[.R86]+[.U86]" office:value-type="float" office:value="67" calcext:value-type="float">
            <text:p>67</text:p>
          </table:table-cell>
          <table:table-cell table:style-name="ce19" table:formula="of:=([.V86]-[.U86])/2" office:value-type="float" office:value="61" calcext:value-type="float">
            <text:p>61</text:p>
          </table:table-cell>
          <table:table-cell table:style-name="ce20" table:formula="of:=[.T86]+[.U86]" office:value-type="float" office:value="127.8" calcext:value-type="float">
            <text:p>127.8</text:p>
          </table:table-cell>
          <table:table-cell table:style-name="ce21" table:formula="of:=([.W86]-[.U8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6]&gt;64;64+(([.V86]-64)*2.9);[.V86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7]*[.F8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7]" office:value-type="float" office:value="4" calcext:value-type="float">
            <text:p>4.000</text:p>
          </table:table-cell>
          <table:table-cell table:style-name="ce11" table:formula="of:=[.F87]" office:value-type="float" office:value="4" calcext:value-type="float">
            <text:p>4.000</text:p>
          </table:table-cell>
          <table:table-cell table:style-name="ce13" table:formula="of:=([.D87]/[.$B$9])/[.$D$2]" office:value-type="float" office:value="3.00177718717478" calcext:value-type="float">
            <text:p>3.002</text:p>
          </table:table-cell>
          <table:table-cell table:style-name="ce14" table:formula="of:=SQRT([.I87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7]^(1/2)" office:value-type="float" office:value="1.31626887882343" calcext:value-type="float">
            <text:p>1.316</text:p>
          </table:table-cell>
          <table:table-cell table:style-name="ce14" table:formula="of:=([.J87]^(1/2))^(1/2)" office:value-type="float" office:value="1.14728761817751" calcext:value-type="float">
            <text:p>1.147</text:p>
          </table:table-cell>
          <table:table-cell table:style-name="ce13" table:formula="of:=([.D87]/[.$L$15])/[.$D$2]" office:value-type="float" office:value="0.383509108341323" calcext:value-type="float">
            <text:p>0.384</text:p>
          </table:table-cell>
          <table:table-cell table:style-name="ce18" table:formula="of:=SQRT([.N87])" office:value-type="float" office:value="0.619281122222633" calcext:value-type="float">
            <text:p>0.619</text:p>
          </table:table-cell>
          <table:table-cell table:style-name="ce18" table:formula="of:=SQRT([.O87])" office:value-type="float" office:value="0.786944167157132" calcext:value-type="float">
            <text:p>0.787</text:p>
          </table:table-cell>
          <table:table-cell table:style-name="ce19" table:formula="of:=[.R87]+[.U87]" office:value-type="float" office:value="67" calcext:value-type="float">
            <text:p>67</text:p>
          </table:table-cell>
          <table:table-cell table:style-name="ce19" table:formula="of:=([.V87]-[.U87])/2" office:value-type="float" office:value="61" calcext:value-type="float">
            <text:p>61</text:p>
          </table:table-cell>
          <table:table-cell table:style-name="ce20" table:formula="of:=[.T87]+[.U87]" office:value-type="float" office:value="127.8" calcext:value-type="float">
            <text:p>127.8</text:p>
          </table:table-cell>
          <table:table-cell table:style-name="ce21" table:formula="of:=([.W87]-[.U8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7]&gt;64;64+(([.V87]-64)*2.9);[.V87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8]*[.F8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8]" office:value-type="float" office:value="4" calcext:value-type="float">
            <text:p>4.000</text:p>
          </table:table-cell>
          <table:table-cell table:style-name="ce11" table:formula="of:=[.F88]" office:value-type="float" office:value="4" calcext:value-type="float">
            <text:p>4.000</text:p>
          </table:table-cell>
          <table:table-cell table:style-name="ce13" table:formula="of:=([.D88]/[.$B$9])/[.$D$2]" office:value-type="float" office:value="3.00177718717478" calcext:value-type="float">
            <text:p>3.002</text:p>
          </table:table-cell>
          <table:table-cell table:style-name="ce14" table:formula="of:=SQRT([.I88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8]^(1/2)" office:value-type="float" office:value="1.31626887882343" calcext:value-type="float">
            <text:p>1.316</text:p>
          </table:table-cell>
          <table:table-cell table:style-name="ce14" table:formula="of:=([.J88]^(1/2))^(1/2)" office:value-type="float" office:value="1.14728761817751" calcext:value-type="float">
            <text:p>1.147</text:p>
          </table:table-cell>
          <table:table-cell table:style-name="ce13" table:formula="of:=([.D88]/[.$L$15])/[.$D$2]" office:value-type="float" office:value="0.383509108341323" calcext:value-type="float">
            <text:p>0.384</text:p>
          </table:table-cell>
          <table:table-cell table:style-name="ce18" table:formula="of:=SQRT([.N88])" office:value-type="float" office:value="0.619281122222633" calcext:value-type="float">
            <text:p>0.619</text:p>
          </table:table-cell>
          <table:table-cell table:style-name="ce18" table:formula="of:=SQRT([.O88])" office:value-type="float" office:value="0.786944167157132" calcext:value-type="float">
            <text:p>0.787</text:p>
          </table:table-cell>
          <table:table-cell table:style-name="ce19" table:formula="of:=[.R88]+[.U88]" office:value-type="float" office:value="67" calcext:value-type="float">
            <text:p>67</text:p>
          </table:table-cell>
          <table:table-cell table:style-name="ce19" table:formula="of:=([.V88]-[.U88])/2" office:value-type="float" office:value="61" calcext:value-type="float">
            <text:p>61</text:p>
          </table:table-cell>
          <table:table-cell table:style-name="ce20" table:formula="of:=[.T88]+[.U88]" office:value-type="float" office:value="127.8" calcext:value-type="float">
            <text:p>127.8</text:p>
          </table:table-cell>
          <table:table-cell table:style-name="ce21" table:formula="of:=([.W88]-[.U8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8]&gt;64;64+(([.V88]-64)*2.9);[.V88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0]*[.F90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0]" office:value-type="float" office:value="6" calcext:value-type="float">
            <text:p>6.000</text:p>
          </table:table-cell>
          <table:table-cell table:style-name="ce11" table:formula="of:=[.F90]" office:value-type="float" office:value="12" calcext:value-type="float">
            <text:p>12.000</text:p>
          </table:table-cell>
          <table:table-cell table:style-name="ce13" table:formula="of:=([.D90]/[.$B$10])/[.$D$2]" office:value-type="float" office:value="2.25440313111546" calcext:value-type="float">
            <text:p>2.254</text:p>
          </table:table-cell>
          <table:table-cell table:style-name="ce14" table:formula="of:=SQRT([.I90])" office:value-type="float" office:value="1.50146699301565" calcext:value-type="float">
            <text:p>1.501</text:p>
          </table:table-cell>
          <table:table-cell table:style-name="ce14" table:formula="of:=([.J90]^(1/2))^(1/3)" office:value-type="float" office:value="1.07008751793079" calcext:value-type="float">
            <text:p>1.070</text:p>
          </table:table-cell>
          <table:table-cell table:style-name="ce14" table:formula="of:=[.J90]^(1/2)" office:value-type="float" office:value="1.2253436224242" calcext:value-type="float">
            <text:p>1.225</text:p>
          </table:table-cell>
          <table:table-cell table:style-name="ce14" table:formula="of:=([.J90]^(1/2))^(1/2)" office:value-type="float" office:value="1.10695240296238" calcext:value-type="float">
            <text:p>1.107</text:p>
          </table:table-cell>
          <table:table-cell table:style-name="ce13" table:formula="of:=([.D90]/[.$L$15])/[.$D$2]" office:value-type="float" office:value="1.72579098753595" calcext:value-type="float">
            <text:p>1.726</text:p>
          </table:table-cell>
          <table:table-cell table:style-name="ce18" table:formula="of:=SQRT([.N90])" office:value-type="float" office:value="1.31369364295332" calcext:value-type="float">
            <text:p>1.314</text:p>
          </table:table-cell>
          <table:table-cell table:style-name="ce18" table:formula="of:=SQRT([.O90])" office:value-type="float" office:value="1.14616475384358" calcext:value-type="float">
            <text:p>1.146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1]*[.F91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1]" office:value-type="float" office:value="10" calcext:value-type="float">
            <text:p>10.000</text:p>
          </table:table-cell>
          <table:table-cell table:style-name="ce11" table:formula="of:=[.F91]" office:value-type="float" office:value="7" calcext:value-type="float">
            <text:p>7.000</text:p>
          </table:table-cell>
          <table:table-cell table:style-name="ce13" table:formula="of:=([.D91]/[.$B$10])/[.$D$2]" office:value-type="float" office:value="2.19178082191781" calcext:value-type="float">
            <text:p>2.192</text:p>
          </table:table-cell>
          <table:table-cell table:style-name="ce14" table:formula="of:=SQRT([.I91])" office:value-type="float" office:value="1.48046642039521" calcext:value-type="float">
            <text:p>1.480</text:p>
          </table:table-cell>
          <table:table-cell table:style-name="ce14" table:formula="of:=([.J91]^(1/2))^(1/3)" office:value-type="float" office:value="1.06757835565312" calcext:value-type="float">
            <text:p>1.068</text:p>
          </table:table-cell>
          <table:table-cell table:style-name="ce14" table:formula="of:=[.J91]^(1/2)" office:value-type="float" office:value="1.21674418856028" calcext:value-type="float">
            <text:p>1.217</text:p>
          </table:table-cell>
          <table:table-cell table:style-name="ce14" table:formula="of:=([.J91]^(1/2))^(1/2)" office:value-type="float" office:value="1.10306128050996" calcext:value-type="float">
            <text:p>1.103</text:p>
          </table:table-cell>
          <table:table-cell table:style-name="ce13" table:formula="of:=([.D91]/[.$L$15])/[.$D$2]" office:value-type="float" office:value="1.67785234899329" calcext:value-type="float">
            <text:p>1.678</text:p>
          </table:table-cell>
          <table:table-cell table:style-name="ce18" table:formula="of:=SQRT([.N91])" office:value-type="float" office:value="1.2953194003771" calcext:value-type="float">
            <text:p>1.295</text:p>
          </table:table-cell>
          <table:table-cell table:style-name="ce18" table:formula="of:=SQRT([.O91])" office:value-type="float" office:value="1.13812099549086" calcext:value-type="float">
            <text:p>1.138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2]*[.F9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5" calcext:value-type="float">
            <text:p>5.000</text:p>
          </table:table-cell>
          <table:table-cell table:style-name="ce13" table:formula="of:=([.D92]/[.$B$10])/[.$D$2]" office:value-type="float" office:value="0.626223091976517" calcext:value-type="float">
            <text:p>0.626</text:p>
          </table:table-cell>
          <table:table-cell table:style-name="ce14" table:formula="of:=SQRT([.I92])" office:value-type="float" office:value="0.791342588248931" calcext:value-type="float">
            <text:p>0.791</text:p>
          </table:table-cell>
          <table:table-cell table:style-name="ce14" table:formula="of:=([.J92]^(1/2))^(1/3)" office:value-type="float" office:value="0.961746814511901" calcext:value-type="float">
            <text:p>0.962</text:p>
          </table:table-cell>
          <table:table-cell table:style-name="ce14" table:formula="of:=[.J92]^(1/2)" office:value-type="float" office:value="0.889574386012171" calcext:value-type="float">
            <text:p>0.890</text:p>
          </table:table-cell>
          <table:table-cell table:style-name="ce14" table:formula="of:=([.J92]^(1/2))^(1/2)" office:value-type="float" office:value="0.94317251126831" calcext:value-type="float">
            <text:p>0.943</text:p>
          </table:table-cell>
          <table:table-cell table:style-name="ce13" table:formula="of:=([.D92]/[.$L$15])/[.$D$2]" office:value-type="float" office:value="0.479386385426654" calcext:value-type="float">
            <text:p>0.479</text:p>
          </table:table-cell>
          <table:table-cell table:style-name="ce18" table:formula="of:=SQRT([.N92])" office:value-type="float" office:value="0.692377343236081" calcext:value-type="float">
            <text:p>0.692</text:p>
          </table:table-cell>
          <table:table-cell table:style-name="ce18" table:formula="of:=SQRT([.O92])" office:value-type="float" office:value="0.83209214828412" calcext:value-type="float">
            <text:p>0.832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3]*[.F93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3]" office:value-type="float" office:value="5" calcext:value-type="float">
            <text:p>5.000</text:p>
          </table:table-cell>
          <table:table-cell table:style-name="ce11" table:formula="of:=[.F93]" office:value-type="float" office:value="6" calcext:value-type="float">
            <text:p>6.000</text:p>
          </table:table-cell>
          <table:table-cell table:style-name="ce13" table:formula="of:=([.D93]/[.$B$10])/[.$D$2]" office:value-type="float" office:value="0.939334637964775" calcext:value-type="float">
            <text:p>0.939</text:p>
          </table:table-cell>
          <table:table-cell table:style-name="ce14" table:formula="of:=SQRT([.I93])" office:value-type="float" office:value="0.969192776471624" calcext:value-type="float">
            <text:p>0.969</text:p>
          </table:table-cell>
          <table:table-cell table:style-name="ce14" table:formula="of:=([.J93]^(1/2))^(1/3)" office:value-type="float" office:value="0.994798285491273" calcext:value-type="float">
            <text:p>0.995</text:p>
          </table:table-cell>
          <table:table-cell table:style-name="ce14" table:formula="of:=[.J93]^(1/2)" office:value-type="float" office:value="0.984475889228184" calcext:value-type="float">
            <text:p>0.984</text:p>
          </table:table-cell>
          <table:table-cell table:style-name="ce14" table:formula="of:=([.J93]^(1/2))^(1/2)" office:value-type="float" office:value="0.992207583738496" calcext:value-type="float">
            <text:p>0.992</text:p>
          </table:table-cell>
          <table:table-cell table:style-name="ce13" table:formula="of:=([.D93]/[.$L$15])/[.$D$2]" office:value-type="float" office:value="0.719079578139981" calcext:value-type="float">
            <text:p>0.719</text:p>
          </table:table-cell>
          <table:table-cell table:style-name="ce18" table:formula="of:=SQRT([.N93])" office:value-type="float" office:value="0.847985600196124" calcext:value-type="float">
            <text:p>0.848</text:p>
          </table:table-cell>
          <table:table-cell table:style-name="ce18" table:formula="of:=SQRT([.O93])" office:value-type="float" office:value="0.920861336030634" calcext:value-type="float">
            <text:p>0.921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4]*[.F94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4]" office:value-type="float" office:value="5" calcext:value-type="float">
            <text:p>5.000</text:p>
          </table:table-cell>
          <table:table-cell table:style-name="ce11" table:formula="of:=[.F94]" office:value-type="float" office:value="6" calcext:value-type="float">
            <text:p>6.000</text:p>
          </table:table-cell>
          <table:table-cell table:style-name="ce13" table:formula="of:=([.D94]/[.$B$10])/[.$D$2]" office:value-type="float" office:value="0.939334637964775" calcext:value-type="float">
            <text:p>0.939</text:p>
          </table:table-cell>
          <table:table-cell table:style-name="ce14" table:formula="of:=SQRT([.I94])" office:value-type="float" office:value="0.969192776471624" calcext:value-type="float">
            <text:p>0.969</text:p>
          </table:table-cell>
          <table:table-cell table:style-name="ce14" table:formula="of:=([.J94]^(1/2))^(1/3)" office:value-type="float" office:value="0.994798285491273" calcext:value-type="float">
            <text:p>0.995</text:p>
          </table:table-cell>
          <table:table-cell table:style-name="ce14" table:formula="of:=[.J94]^(1/2)" office:value-type="float" office:value="0.984475889228184" calcext:value-type="float">
            <text:p>0.984</text:p>
          </table:table-cell>
          <table:table-cell table:style-name="ce14" table:formula="of:=([.J94]^(1/2))^(1/2)" office:value-type="float" office:value="0.992207583738496" calcext:value-type="float">
            <text:p>0.992</text:p>
          </table:table-cell>
          <table:table-cell table:style-name="ce13" table:formula="of:=([.D94]/[.$L$15])/[.$D$2]" office:value-type="float" office:value="0.719079578139981" calcext:value-type="float">
            <text:p>0.719</text:p>
          </table:table-cell>
          <table:table-cell table:style-name="ce18" table:formula="of:=SQRT([.N94])" office:value-type="float" office:value="0.847985600196124" calcext:value-type="float">
            <text:p>0.848</text:p>
          </table:table-cell>
          <table:table-cell table:style-name="ce18" table:formula="of:=SQRT([.O94])" office:value-type="float" office:value="0.920861336030634" calcext:value-type="float">
            <text:p>0.921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95]" office:value-type="float" office:value="3" calcext:value-type="float">
            <text:p>3.000</text:p>
          </table:table-cell>
          <table:table-cell table:style-name="ce11" table:formula="of:=[.F95]" office:value-type="float" office:value="3" calcext:value-type="float">
            <text:p>3.000</text:p>
          </table:table-cell>
          <table:table-cell table:style-name="ce13" table:formula="of:=([.D95]/[.$B$10])/[.$D$2]" office:value-type="float" office:value="0.281800391389432" calcext:value-type="float">
            <text:p>0.282</text:p>
          </table:table-cell>
          <table:table-cell table:style-name="ce14" table:formula="of:=SQRT([.I95])" office:value-type="float" office:value="0.530848746244571" calcext:value-type="float">
            <text:p>0.531</text:p>
          </table:table-cell>
          <table:table-cell table:style-name="ce14" table:formula="of:=([.J95]^(1/2))^(1/3)" office:value-type="float" office:value="0.899832757835748" calcext:value-type="float">
            <text:p>0.900</text:p>
          </table:table-cell>
          <table:table-cell table:style-name="ce14" table:formula="of:=[.J95]^(1/2)" office:value-type="float" office:value="0.728593677055031" calcext:value-type="float">
            <text:p>0.729</text:p>
          </table:table-cell>
          <table:table-cell table:style-name="ce14" table:formula="of:=([.J95]^(1/2))^(1/2)" office:value-type="float" office:value="0.853576989529961" calcext:value-type="float">
            <text:p>0.854</text:p>
          </table:table-cell>
          <table:table-cell table:style-name="ce13" table:formula="of:=([.D95]/[.$L$15])/[.$D$2]" office:value-type="float" office:value="0.215723873441994" calcext:value-type="float">
            <text:p>0.216</text:p>
          </table:table-cell>
          <table:table-cell table:style-name="ce18" table:formula="of:=SQRT([.N95])" office:value-type="float" office:value="0.464460841666974" calcext:value-type="float">
            <text:p>0.464</text:p>
          </table:table-cell>
          <table:table-cell table:style-name="ce18" table:formula="of:=SQRT([.O95])" office:value-type="float" office:value="0.681513640118064" calcext:value-type="float">
            <text:p>0.682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6]" office:value-type="float" office:value="6" calcext:value-type="float">
            <text:p>6.000</text:p>
          </table:table-cell>
          <table:table-cell table:style-name="ce11" table:formula="of:=[.F96]" office:value-type="float" office:value="5" calcext:value-type="float">
            <text:p>5.000</text:p>
          </table:table-cell>
          <table:table-cell table:style-name="ce13" table:formula="of:=([.D96]/[.$B$10])/[.$D$2]" office:value-type="float" office:value="0.939334637964775" calcext:value-type="float">
            <text:p>0.939</text:p>
          </table:table-cell>
          <table:table-cell table:style-name="ce14" table:formula="of:=SQRT([.I96])" office:value-type="float" office:value="0.969192776471624" calcext:value-type="float">
            <text:p>0.969</text:p>
          </table:table-cell>
          <table:table-cell table:style-name="ce14" table:formula="of:=([.J96]^(1/2))^(1/3)" office:value-type="float" office:value="0.994798285491273" calcext:value-type="float">
            <text:p>0.995</text:p>
          </table:table-cell>
          <table:table-cell table:style-name="ce14" table:formula="of:=[.J96]^(1/2)" office:value-type="float" office:value="0.984475889228184" calcext:value-type="float">
            <text:p>0.984</text:p>
          </table:table-cell>
          <table:table-cell table:style-name="ce14" table:formula="of:=([.J96]^(1/2))^(1/2)" office:value-type="float" office:value="0.992207583738496" calcext:value-type="float">
            <text:p>0.992</text:p>
          </table:table-cell>
          <table:table-cell table:style-name="ce13" table:formula="of:=([.D96]/[.$L$15])/[.$D$2]" office:value-type="float" office:value="0.719079578139981" calcext:value-type="float">
            <text:p>0.719</text:p>
          </table:table-cell>
          <table:table-cell table:style-name="ce18" table:formula="of:=SQRT([.N96])" office:value-type="float" office:value="0.847985600196124" calcext:value-type="float">
            <text:p>0.848</text:p>
          </table:table-cell>
          <table:table-cell table:style-name="ce18" table:formula="of:=SQRT([.O96])" office:value-type="float" office:value="0.920861336030634" calcext:value-type="float">
            <text:p>0.921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5" calcext:value-type="float">
            <text:p>5.000</text:p>
          </table:table-cell>
          <table:table-cell table:style-name="ce13" table:formula="of:=([.D98]/[.$B$10])/[.$D$2]" office:value-type="float" office:value="0.626223091976517" calcext:value-type="float">
            <text:p>0.626</text:p>
          </table:table-cell>
          <table:table-cell table:style-name="ce14" table:formula="of:=SQRT([.I98])" office:value-type="float" office:value="0.791342588248931" calcext:value-type="float">
            <text:p>0.791</text:p>
          </table:table-cell>
          <table:table-cell table:style-name="ce14" table:formula="of:=([.J98]^(1/2))^(1/3)" office:value-type="float" office:value="0.961746814511901" calcext:value-type="float">
            <text:p>0.962</text:p>
          </table:table-cell>
          <table:table-cell table:style-name="ce14" table:formula="of:=[.J98]^(1/2)" office:value-type="float" office:value="0.889574386012171" calcext:value-type="float">
            <text:p>0.890</text:p>
          </table:table-cell>
          <table:table-cell table:style-name="ce14" table:formula="of:=([.J98]^(1/2))^(1/2)" office:value-type="float" office:value="0.94317251126831" calcext:value-type="float">
            <text:p>0.943</text:p>
          </table:table-cell>
          <table:table-cell table:style-name="ce13" table:formula="of:=([.D98]/[.$L$15])/[.$D$2]" office:value-type="float" office:value="0.479386385426654" calcext:value-type="float">
            <text:p>0.479</text:p>
          </table:table-cell>
          <table:table-cell table:style-name="ce18" table:formula="of:=SQRT([.N98])" office:value-type="float" office:value="0.692377343236081" calcext:value-type="float">
            <text:p>0.692</text:p>
          </table:table-cell>
          <table:table-cell table:style-name="ce18" table:formula="of:=SQRT([.O98])" office:value-type="float" office:value="0.83209214828412" calcext:value-type="float">
            <text:p>0.832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99]" office:value-type="float" office:value="3" calcext:value-type="float">
            <text:p>3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10])/[.$D$2]" office:value-type="float" office:value="0.37573385518591" calcext:value-type="float">
            <text:p>0.376</text:p>
          </table:table-cell>
          <table:table-cell table:style-name="ce14" table:formula="of:=SQRT([.I99])" office:value-type="float" office:value="0.612971333086556" calcext:value-type="float">
            <text:p>0.613</text:p>
          </table:table-cell>
          <table:table-cell table:style-name="ce14" table:formula="of:=([.J99]^(1/2))^(1/3)" office:value-type="float" office:value="0.921665562675779" calcext:value-type="float">
            <text:p>0.922</text:p>
          </table:table-cell>
          <table:table-cell table:style-name="ce14" table:formula="of:=[.J99]^(1/2)" office:value-type="float" office:value="0.782924857880088" calcext:value-type="float">
            <text:p>0.783</text:p>
          </table:table-cell>
          <table:table-cell table:style-name="ce14" table:formula="of:=([.J99]^(1/2))^(1/2)" office:value-type="float" office:value="0.884830411932189" calcext:value-type="float">
            <text:p>0.885</text:p>
          </table:table-cell>
          <table:table-cell table:style-name="ce13" table:formula="of:=([.D99]/[.$L$15])/[.$D$2]" office:value-type="float" office:value="0.287631831255992" calcext:value-type="float">
            <text:p>0.288</text:p>
          </table:table-cell>
          <table:table-cell table:style-name="ce18" table:formula="of:=SQRT([.N99])" office:value-type="float" office:value="0.536313183928936" calcext:value-type="float">
            <text:p>0.536</text:p>
          </table:table-cell>
          <table:table-cell table:style-name="ce18" table:formula="of:=SQRT([.O99])" office:value-type="float" office:value="0.732334065798482" calcext:value-type="float">
            <text:p>0.732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10])/[.$D$2]" office:value-type="float" office:value="0.37573385518591" calcext:value-type="float">
            <text:p>0.376</text:p>
          </table:table-cell>
          <table:table-cell table:style-name="ce14" table:formula="of:=SQRT([.I100])" office:value-type="float" office:value="0.612971333086556" calcext:value-type="float">
            <text:p>0.613</text:p>
          </table:table-cell>
          <table:table-cell table:style-name="ce14" table:formula="of:=([.J100]^(1/2))^(1/3)" office:value-type="float" office:value="0.921665562675779" calcext:value-type="float">
            <text:p>0.922</text:p>
          </table:table-cell>
          <table:table-cell table:style-name="ce14" table:formula="of:=[.J100]^(1/2)" office:value-type="float" office:value="0.782924857880088" calcext:value-type="float">
            <text:p>0.783</text:p>
          </table:table-cell>
          <table:table-cell table:style-name="ce14" table:formula="of:=([.J100]^(1/2))^(1/2)" office:value-type="float" office:value="0.884830411932189" calcext:value-type="float">
            <text:p>0.885</text:p>
          </table:table-cell>
          <table:table-cell table:style-name="ce13" table:formula="of:=([.D100]/[.$L$15])/[.$D$2]" office:value-type="float" office:value="0.287631831255992" calcext:value-type="float">
            <text:p>0.288</text:p>
          </table:table-cell>
          <table:table-cell table:style-name="ce18" table:formula="of:=SQRT([.N100])" office:value-type="float" office:value="0.536313183928936" calcext:value-type="float">
            <text:p>0.536</text:p>
          </table:table-cell>
          <table:table-cell table:style-name="ce18" table:formula="of:=SQRT([.O100])" office:value-type="float" office:value="0.732334065798482" calcext:value-type="float">
            <text:p>0.73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1]" office:value-type="float" office:value="3" calcext:value-type="float">
            <text:p>3.000</text:p>
          </table:table-cell>
          <table:table-cell table:style-name="ce11" table:formula="of:=[.F101]" office:value-type="float" office:value="3" calcext:value-type="float">
            <text:p>3.000</text:p>
          </table:table-cell>
          <table:table-cell table:style-name="ce13" table:formula="of:=([.D101]/[.$B$10])/[.$D$2]" office:value-type="float" office:value="0.281800391389432" calcext:value-type="float">
            <text:p>0.282</text:p>
          </table:table-cell>
          <table:table-cell table:style-name="ce14" table:formula="of:=SQRT([.I101])" office:value-type="float" office:value="0.530848746244571" calcext:value-type="float">
            <text:p>0.531</text:p>
          </table:table-cell>
          <table:table-cell table:style-name="ce14" table:formula="of:=([.J101]^(1/2))^(1/3)" office:value-type="float" office:value="0.899832757835748" calcext:value-type="float">
            <text:p>0.900</text:p>
          </table:table-cell>
          <table:table-cell table:style-name="ce14" table:formula="of:=[.J101]^(1/2)" office:value-type="float" office:value="0.728593677055031" calcext:value-type="float">
            <text:p>0.729</text:p>
          </table:table-cell>
          <table:table-cell table:style-name="ce14" table:formula="of:=([.J101]^(1/2))^(1/2)" office:value-type="float" office:value="0.853576989529961" calcext:value-type="float">
            <text:p>0.854</text:p>
          </table:table-cell>
          <table:table-cell table:style-name="ce13" table:formula="of:=([.D101]/[.$L$15])/[.$D$2]" office:value-type="float" office:value="0.215723873441994" calcext:value-type="float">
            <text:p>0.216</text:p>
          </table:table-cell>
          <table:table-cell table:style-name="ce18" table:formula="of:=SQRT([.N101])" office:value-type="float" office:value="0.464460841666974" calcext:value-type="float">
            <text:p>0.464</text:p>
          </table:table-cell>
          <table:table-cell table:style-name="ce18" table:formula="of:=SQRT([.O101])" office:value-type="float" office:value="0.681513640118064" calcext:value-type="float">
            <text:p>0.682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2]" office:value-type="float" office:value="3" calcext:value-type="float">
            <text:p>3.000</text:p>
          </table:table-cell>
          <table:table-cell table:style-name="ce11" table:formula="of:=[.F102]" office:value-type="float" office:value="3" calcext:value-type="float">
            <text:p>3.000</text:p>
          </table:table-cell>
          <table:table-cell table:style-name="ce13" table:formula="of:=([.D102]/[.$B$10])/[.$D$2]" office:value-type="float" office:value="0.281800391389432" calcext:value-type="float">
            <text:p>0.282</text:p>
          </table:table-cell>
          <table:table-cell table:style-name="ce14" table:formula="of:=SQRT([.I102])" office:value-type="float" office:value="0.530848746244571" calcext:value-type="float">
            <text:p>0.531</text:p>
          </table:table-cell>
          <table:table-cell table:style-name="ce14" table:formula="of:=([.J102]^(1/2))^(1/3)" office:value-type="float" office:value="0.899832757835748" calcext:value-type="float">
            <text:p>0.900</text:p>
          </table:table-cell>
          <table:table-cell table:style-name="ce14" table:formula="of:=[.J102]^(1/2)" office:value-type="float" office:value="0.728593677055031" calcext:value-type="float">
            <text:p>0.729</text:p>
          </table:table-cell>
          <table:table-cell table:style-name="ce14" table:formula="of:=([.J102]^(1/2))^(1/2)" office:value-type="float" office:value="0.853576989529961" calcext:value-type="float">
            <text:p>0.854</text:p>
          </table:table-cell>
          <table:table-cell table:style-name="ce13" table:formula="of:=([.D102]/[.$L$15])/[.$D$2]" office:value-type="float" office:value="0.215723873441994" calcext:value-type="float">
            <text:p>0.216</text:p>
          </table:table-cell>
          <table:table-cell table:style-name="ce18" table:formula="of:=SQRT([.N102])" office:value-type="float" office:value="0.464460841666974" calcext:value-type="float">
            <text:p>0.464</text:p>
          </table:table-cell>
          <table:table-cell table:style-name="ce18" table:formula="of:=SQRT([.O102])" office:value-type="float" office:value="0.681513640118064" calcext:value-type="float">
            <text:p>0.68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3]" office:value-type="float" office:value="3" calcext:value-type="float">
            <text:p>3.000</text:p>
          </table:table-cell>
          <table:table-cell table:style-name="ce11" table:formula="of:=[.F103]" office:value-type="float" office:value="2" calcext:value-type="float">
            <text:p>2.000</text:p>
          </table:table-cell>
          <table:table-cell table:style-name="ce13" table:formula="of:=([.D103]/[.$B$10])/[.$D$2]" office:value-type="float" office:value="0.187866927592955" calcext:value-type="float">
            <text:p>0.188</text:p>
          </table:table-cell>
          <table:table-cell table:style-name="ce14" table:formula="of:=SQRT([.I103])" office:value-type="float" office:value="0.433436186298462" calcext:value-type="float">
            <text:p>0.433</text:p>
          </table:table-cell>
          <table:table-cell table:style-name="ce14" table:formula="of:=([.J103]^(1/2))^(1/3)" office:value-type="float" office:value="0.869936449492987" calcext:value-type="float">
            <text:p>0.870</text:p>
          </table:table-cell>
          <table:table-cell table:style-name="ce14" table:formula="of:=[.J103]^(1/2)" office:value-type="float" office:value="0.65835870640439" calcext:value-type="float">
            <text:p>0.658</text:p>
          </table:table-cell>
          <table:table-cell table:style-name="ce14" table:formula="of:=([.J103]^(1/2))^(1/2)" office:value-type="float" office:value="0.811393065292273" calcext:value-type="float">
            <text:p>0.811</text:p>
          </table:table-cell>
          <table:table-cell table:style-name="ce13" table:formula="of:=([.D103]/[.$L$15])/[.$D$2]" office:value-type="float" office:value="0.143815915627996" calcext:value-type="float">
            <text:p>0.144</text:p>
          </table:table-cell>
          <table:table-cell table:style-name="ce18" table:formula="of:=SQRT([.N103])" office:value-type="float" office:value="0.379230689195899" calcext:value-type="float">
            <text:p>0.379</text:p>
          </table:table-cell>
          <table:table-cell table:style-name="ce18" table:formula="of:=SQRT([.O103])" office:value-type="float" office:value="0.615817090698122" calcext:value-type="float">
            <text:p>0.616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4]" office:value-type="float" office:value="4" calcext:value-type="float">
            <text:p>4.000</text:p>
          </table:table-cell>
          <table:table-cell table:style-name="ce11" table:formula="of:=[.F104]" office:value-type="float" office:value="2" calcext:value-type="float">
            <text:p>2.000</text:p>
          </table:table-cell>
          <table:table-cell table:style-name="ce13" table:formula="of:=([.D104]/[.$B$10])/[.$D$2]" office:value-type="float" office:value="0.250489236790607" calcext:value-type="float">
            <text:p>0.250</text:p>
          </table:table-cell>
          <table:table-cell table:style-name="ce14" table:formula="of:=SQRT([.I104])" office:value-type="float" office:value="0.500488997671883" calcext:value-type="float">
            <text:p>0.500</text:p>
          </table:table-cell>
          <table:table-cell table:style-name="ce14" table:formula="of:=([.J104]^(1/2))^(1/3)" office:value-type="float" office:value="0.89104387480021" calcext:value-type="float">
            <text:p>0.891</text:p>
          </table:table-cell>
          <table:table-cell table:style-name="ce14" table:formula="of:=[.J104]^(1/2)" office:value-type="float" office:value="0.707452470256401" calcext:value-type="float">
            <text:p>0.707</text:p>
          </table:table-cell>
          <table:table-cell table:style-name="ce14" table:formula="of:=([.J104]^(1/2))^(1/2)" office:value-type="float" office:value="0.841101938088601" calcext:value-type="float">
            <text:p>0.841</text:p>
          </table:table-cell>
          <table:table-cell table:style-name="ce13" table:formula="of:=([.D104]/[.$L$15])/[.$D$2]" office:value-type="float" office:value="0.191754554170662" calcext:value-type="float">
            <text:p>0.192</text:p>
          </table:table-cell>
          <table:table-cell table:style-name="ce18" table:formula="of:=SQRT([.N104])" office:value-type="float" office:value="0.437897880984439" calcext:value-type="float">
            <text:p>0.438</text:p>
          </table:table-cell>
          <table:table-cell table:style-name="ce18" table:formula="of:=SQRT([.O104])" office:value-type="float" office:value="0.661738529167252" calcext:value-type="float">
            <text:p>0.66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2" calcext:value-type="float">
            <text:p>2.000</text:p>
          </table:table-cell>
          <table:table-cell table:style-name="ce13" table:formula="of:=([.D105]/[.$B$10])/[.$D$2]" office:value-type="float" office:value="0.187866927592955" calcext:value-type="float">
            <text:p>0.188</text:p>
          </table:table-cell>
          <table:table-cell table:style-name="ce14" table:formula="of:=SQRT([.I105])" office:value-type="float" office:value="0.433436186298462" calcext:value-type="float">
            <text:p>0.433</text:p>
          </table:table-cell>
          <table:table-cell table:style-name="ce14" table:formula="of:=([.J105]^(1/2))^(1/3)" office:value-type="float" office:value="0.869936449492987" calcext:value-type="float">
            <text:p>0.870</text:p>
          </table:table-cell>
          <table:table-cell table:style-name="ce14" table:formula="of:=[.J105]^(1/2)" office:value-type="float" office:value="0.65835870640439" calcext:value-type="float">
            <text:p>0.658</text:p>
          </table:table-cell>
          <table:table-cell table:style-name="ce14" table:formula="of:=([.J105]^(1/2))^(1/2)" office:value-type="float" office:value="0.811393065292273" calcext:value-type="float">
            <text:p>0.811</text:p>
          </table:table-cell>
          <table:table-cell table:style-name="ce13" table:formula="of:=([.D105]/[.$L$15])/[.$D$2]" office:value-type="float" office:value="0.143815915627996" calcext:value-type="float">
            <text:p>0.144</text:p>
          </table:table-cell>
          <table:table-cell table:style-name="ce18" table:formula="of:=SQRT([.N105])" office:value-type="float" office:value="0.379230689195899" calcext:value-type="float">
            <text:p>0.379</text:p>
          </table:table-cell>
          <table:table-cell table:style-name="ce18" table:formula="of:=SQRT([.O105])" office:value-type="float" office:value="0.615817090698122" calcext:value-type="float">
            <text:p>0.616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2" calcext:value-type="float">
            <text:p>2.000</text:p>
          </table:table-cell>
          <table:table-cell table:style-name="ce13" table:formula="of:=([.D106]/[.$B$10])/[.$D$2]" office:value-type="float" office:value="0.187866927592955" calcext:value-type="float">
            <text:p>0.188</text:p>
          </table:table-cell>
          <table:table-cell table:style-name="ce14" table:formula="of:=SQRT([.I106])" office:value-type="float" office:value="0.433436186298462" calcext:value-type="float">
            <text:p>0.433</text:p>
          </table:table-cell>
          <table:table-cell table:style-name="ce14" table:formula="of:=([.J106]^(1/2))^(1/3)" office:value-type="float" office:value="0.869936449492987" calcext:value-type="float">
            <text:p>0.870</text:p>
          </table:table-cell>
          <table:table-cell table:style-name="ce14" table:formula="of:=[.J106]^(1/2)" office:value-type="float" office:value="0.65835870640439" calcext:value-type="float">
            <text:p>0.658</text:p>
          </table:table-cell>
          <table:table-cell table:style-name="ce14" table:formula="of:=([.J106]^(1/2))^(1/2)" office:value-type="float" office:value="0.811393065292273" calcext:value-type="float">
            <text:p>0.811</text:p>
          </table:table-cell>
          <table:table-cell table:style-name="ce13" table:formula="of:=([.D106]/[.$L$15])/[.$D$2]" office:value-type="float" office:value="0.143815915627996" calcext:value-type="float">
            <text:p>0.144</text:p>
          </table:table-cell>
          <table:table-cell table:style-name="ce18" table:formula="of:=SQRT([.N106])" office:value-type="float" office:value="0.379230689195899" calcext:value-type="float">
            <text:p>0.379</text:p>
          </table:table-cell>
          <table:table-cell table:style-name="ce18" table:formula="of:=SQRT([.O106])" office:value-type="float" office:value="0.615817090698122" calcext:value-type="float">
            <text:p>0.616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07]" office:value-type="float" office:value="6" calcext:value-type="float">
            <text:p>6.000</text:p>
          </table:table-cell>
          <table:table-cell table:style-name="ce11" table:formula="of:=[.F107]" office:value-type="float" office:value="9" calcext:value-type="float">
            <text:p>9.000</text:p>
          </table:table-cell>
          <table:table-cell table:style-name="ce13" table:formula="of:=([.D107]/[.$B$10])/[.$D$2]" office:value-type="float" office:value="1.69080234833659" calcext:value-type="float">
            <text:p>1.691</text:p>
          </table:table-cell>
          <table:table-cell table:style-name="ce14" table:formula="of:=SQRT([.I107])" office:value-type="float" office:value="1.30030855889539" calcext:value-type="float">
            <text:p>1.300</text:p>
          </table:table-cell>
          <table:table-cell table:style-name="ce14" table:formula="of:=([.J107]^(1/2))^(1/3)" office:value-type="float" office:value="1.04473883085073" calcext:value-type="float">
            <text:p>1.045</text:p>
          </table:table-cell>
          <table:table-cell table:style-name="ce14" table:formula="of:=[.J107]^(1/2)" office:value-type="float" office:value="1.14031072909773" calcext:value-type="float">
            <text:p>1.140</text:p>
          </table:table-cell>
          <table:table-cell table:style-name="ce14" table:formula="of:=([.J107]^(1/2))^(1/2)" office:value-type="float" office:value="1.06785332752103" calcext:value-type="float">
            <text:p>1.068</text:p>
          </table:table-cell>
          <table:table-cell table:style-name="ce13" table:formula="of:=([.D107]/[.$L$15])/[.$D$2]" office:value-type="float" office:value="1.29434324065197" calcext:value-type="float">
            <text:p>1.294</text:p>
          </table:table-cell>
          <table:table-cell table:style-name="ce18" table:formula="of:=SQRT([.N107])" office:value-type="float" office:value="1.1376920675877" calcext:value-type="float">
            <text:p>1.138</text:p>
          </table:table-cell>
          <table:table-cell table:style-name="ce18" table:formula="of:=SQRT([.O107])" office:value-type="float" office:value="1.0666264892584" calcext:value-type="float">
            <text:p>1.067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08]" office:value-type="float" office:value="6" calcext:value-type="float">
            <text:p>6.000</text:p>
          </table:table-cell>
          <table:table-cell table:style-name="ce11" table:formula="of:=[.F108]" office:value-type="float" office:value="7" calcext:value-type="float">
            <text:p>7.000</text:p>
          </table:table-cell>
          <table:table-cell table:style-name="ce13" table:formula="of:=([.D108]/[.$B$10])/[.$D$2]" office:value-type="float" office:value="1.31506849315068" calcext:value-type="float">
            <text:p>1.315</text:p>
          </table:table-cell>
          <table:table-cell table:style-name="ce14" table:formula="of:=SQRT([.I108])" office:value-type="float" office:value="1.14676435816199" calcext:value-type="float">
            <text:p>1.147</text:p>
          </table:table-cell>
          <table:table-cell table:style-name="ce14" table:formula="of:=([.J108]^(1/2))^(1/3)" office:value-type="float" office:value="1.02308652445382" calcext:value-type="float">
            <text:p>1.023</text:p>
          </table:table-cell>
          <table:table-cell table:style-name="ce14" table:formula="of:=[.J108]^(1/2)" office:value-type="float" office:value="1.07087084102705" calcext:value-type="float">
            <text:p>1.071</text:p>
          </table:table-cell>
          <table:table-cell table:style-name="ce14" table:formula="of:=([.J108]^(1/2))^(1/2)" office:value-type="float" office:value="1.03482889456521" calcext:value-type="float">
            <text:p>1.035</text:p>
          </table:table-cell>
          <table:table-cell table:style-name="ce13" table:formula="of:=([.D108]/[.$L$15])/[.$D$2]" office:value-type="float" office:value="1.00671140939597" calcext:value-type="float">
            <text:p>1.007</text:p>
          </table:table-cell>
          <table:table-cell table:style-name="ce18" table:formula="of:=SQRT([.N108])" office:value-type="float" office:value="1.00335009313598" calcext:value-type="float">
            <text:p>1.003</text:p>
          </table:table-cell>
          <table:table-cell table:style-name="ce18" table:formula="of:=SQRT([.O108])" office:value-type="float" office:value="1.00167364602248" calcext:value-type="float">
            <text:p>1.002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09]" office:value-type="float" office:value="6" calcext:value-type="float">
            <text:p>6.000</text:p>
          </table:table-cell>
          <table:table-cell table:style-name="ce11" table:formula="of:=[.F109]" office:value-type="float" office:value="6" calcext:value-type="float">
            <text:p>6.000</text:p>
          </table:table-cell>
          <table:table-cell table:style-name="ce13" table:formula="of:=([.D109]/[.$B$10])/[.$D$2]" office:value-type="float" office:value="1.12720156555773" calcext:value-type="float">
            <text:p>1.127</text:p>
          </table:table-cell>
          <table:table-cell table:style-name="ce14" table:formula="of:=SQRT([.I109])" office:value-type="float" office:value="1.06169749248914" calcext:value-type="float">
            <text:p>1.062</text:p>
          </table:table-cell>
          <table:table-cell table:style-name="ce14" table:formula="of:=([.J109]^(1/2))^(1/3)" office:value-type="float" office:value="1.01002812049619" calcext:value-type="float">
            <text:p>1.010</text:p>
          </table:table-cell>
          <table:table-cell table:style-name="ce14" table:formula="of:=[.J109]^(1/2)" office:value-type="float" office:value="1.03038705955051" calcext:value-type="float">
            <text:p>1.030</text:p>
          </table:table-cell>
          <table:table-cell table:style-name="ce14" table:formula="of:=([.J109]^(1/2))^(1/2)" office:value-type="float" office:value="1.01507982915163" calcext:value-type="float">
            <text:p>1.015</text:p>
          </table:table-cell>
          <table:table-cell table:style-name="ce13" table:formula="of:=([.D109]/[.$L$15])/[.$D$2]" office:value-type="float" office:value="0.862895493767977" calcext:value-type="float">
            <text:p>0.863</text:p>
          </table:table-cell>
          <table:table-cell table:style-name="ce18" table:formula="of:=SQRT([.N109])" office:value-type="float" office:value="0.928921683333949" calcext:value-type="float">
            <text:p>0.929</text:p>
          </table:table-cell>
          <table:table-cell table:style-name="ce18" table:formula="of:=SQRT([.O109])" office:value-type="float" office:value="0.963805832797223" calcext:value-type="float">
            <text:p>0.964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939334637964775" calcext:value-type="float">
            <text:p>0.939</text:p>
          </table:table-cell>
          <table:table-cell table:style-name="ce14" table:formula="of:=SQRT([.I110])" office:value-type="float" office:value="0.969192776471624" calcext:value-type="float">
            <text:p>0.969</text:p>
          </table:table-cell>
          <table:table-cell table:style-name="ce14" table:formula="of:=([.J110]^(1/2))^(1/3)" office:value-type="float" office:value="0.994798285491273" calcext:value-type="float">
            <text:p>0.995</text:p>
          </table:table-cell>
          <table:table-cell table:style-name="ce14" table:formula="of:=[.J110]^(1/2)" office:value-type="float" office:value="0.984475889228184" calcext:value-type="float">
            <text:p>0.984</text:p>
          </table:table-cell>
          <table:table-cell table:style-name="ce14" table:formula="of:=([.J110]^(1/2))^(1/2)" office:value-type="float" office:value="0.992207583738496" calcext:value-type="float">
            <text:p>0.992</text:p>
          </table:table-cell>
          <table:table-cell table:style-name="ce13" table:formula="of:=([.D110]/[.$L$15])/[.$D$2]" office:value-type="float" office:value="0.719079578139981" calcext:value-type="float">
            <text:p>0.719</text:p>
          </table:table-cell>
          <table:table-cell table:style-name="ce18" table:formula="of:=SQRT([.N110])" office:value-type="float" office:value="0.847985600196124" calcext:value-type="float">
            <text:p>0.848</text:p>
          </table:table-cell>
          <table:table-cell table:style-name="ce18" table:formula="of:=SQRT([.O110])" office:value-type="float" office:value="0.920861336030634" calcext:value-type="float">
            <text:p>0.921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1]" office:value-type="float" office:value="7" calcext:value-type="float">
            <text:p>7.000</text:p>
          </table:table-cell>
          <table:table-cell table:style-name="ce11" table:formula="of:=[.F111]" office:value-type="float" office:value="4" calcext:value-type="float">
            <text:p>4.000</text:p>
          </table:table-cell>
          <table:table-cell table:style-name="ce13" table:formula="of:=([.D111]/[.$B$10])/[.$D$2]" office:value-type="float" office:value="0.876712328767123" calcext:value-type="float">
            <text:p>0.877</text:p>
          </table:table-cell>
          <table:table-cell table:style-name="ce14" table:formula="of:=SQRT([.I111])" office:value-type="float" office:value="0.936329177569044" calcext:value-type="float">
            <text:p>0.936</text:p>
          </table:table-cell>
          <table:table-cell table:style-name="ce14" table:formula="of:=([.J111]^(1/2))^(1/3)" office:value-type="float" office:value="0.989095196698694" calcext:value-type="float">
            <text:p>0.989</text:p>
          </table:table-cell>
          <table:table-cell table:style-name="ce14" table:formula="of:=[.J111]^(1/2)" office:value-type="float" office:value="0.967641037559406" calcext:value-type="float">
            <text:p>0.968</text:p>
          </table:table-cell>
          <table:table-cell table:style-name="ce14" table:formula="of:=([.J111]^(1/2))^(1/2)" office:value-type="float" office:value="0.983687469453284" calcext:value-type="float">
            <text:p>0.984</text:p>
          </table:table-cell>
          <table:table-cell table:style-name="ce13" table:formula="of:=([.D111]/[.$L$15])/[.$D$2]" office:value-type="float" office:value="0.671140939597315" calcext:value-type="float">
            <text:p>0.671</text:p>
          </table:table-cell>
          <table:table-cell table:style-name="ce18" table:formula="of:=SQRT([.N111])" office:value-type="float" office:value="0.81923192051904" calcext:value-type="float">
            <text:p>0.819</text:p>
          </table:table-cell>
          <table:table-cell table:style-name="ce18" table:formula="of:=SQRT([.O111])" office:value-type="float" office:value="0.905114313509095" calcext:value-type="float">
            <text:p>0.905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4" calcext:value-type="float">
            <text:p>4.000</text:p>
          </table:table-cell>
          <table:table-cell table:style-name="ce13" table:formula="of:=([.D112]/[.$B$10])/[.$D$2]" office:value-type="float" office:value="0.500978473581213" calcext:value-type="float">
            <text:p>0.501</text:p>
          </table:table-cell>
          <table:table-cell table:style-name="ce14" table:formula="of:=SQRT([.I112])" office:value-type="float" office:value="0.707798328326094" calcext:value-type="float">
            <text:p>0.708</text:p>
          </table:table-cell>
          <table:table-cell table:style-name="ce14" table:formula="of:=([.J112]^(1/2))^(1/3)" office:value-type="float" office:value="0.944028100805727" calcext:value-type="float">
            <text:p>0.944</text:p>
          </table:table-cell>
          <table:table-cell table:style-name="ce14" table:formula="of:=[.J112]^(1/2)" office:value-type="float" office:value="0.841307511155163" calcext:value-type="float">
            <text:p>0.841</text:p>
          </table:table-cell>
          <table:table-cell table:style-name="ce14" table:formula="of:=([.J112]^(1/2))^(1/2)" office:value-type="float" office:value="0.917228167445354" calcext:value-type="float">
            <text:p>0.917</text:p>
          </table:table-cell>
          <table:table-cell table:style-name="ce13" table:formula="of:=([.D112]/[.$L$15])/[.$D$2]" office:value-type="float" office:value="0.383509108341323" calcext:value-type="float">
            <text:p>0.384</text:p>
          </table:table-cell>
          <table:table-cell table:style-name="ce18" table:formula="of:=SQRT([.N112])" office:value-type="float" office:value="0.619281122222633" calcext:value-type="float">
            <text:p>0.619</text:p>
          </table:table-cell>
          <table:table-cell table:style-name="ce18" table:formula="of:=SQRT([.O112])" office:value-type="float" office:value="0.786944167157132" calcext:value-type="float">
            <text:p>0.78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3]" office:value-type="float" office:value="4" calcext:value-type="float">
            <text:p>4.000</text:p>
          </table:table-cell>
          <table:table-cell table:style-name="ce11" table:formula="of:=[.F113]" office:value-type="float" office:value="3" calcext:value-type="float">
            <text:p>3.000</text:p>
          </table:table-cell>
          <table:table-cell table:style-name="ce13" table:formula="of:=([.D113]/[.$B$10])/[.$D$2]" office:value-type="float" office:value="0.37573385518591" calcext:value-type="float">
            <text:p>0.376</text:p>
          </table:table-cell>
          <table:table-cell table:style-name="ce14" table:formula="of:=SQRT([.I113])" office:value-type="float" office:value="0.612971333086556" calcext:value-type="float">
            <text:p>0.613</text:p>
          </table:table-cell>
          <table:table-cell table:style-name="ce14" table:formula="of:=([.J113]^(1/2))^(1/3)" office:value-type="float" office:value="0.921665562675779" calcext:value-type="float">
            <text:p>0.922</text:p>
          </table:table-cell>
          <table:table-cell table:style-name="ce14" table:formula="of:=[.J113]^(1/2)" office:value-type="float" office:value="0.782924857880088" calcext:value-type="float">
            <text:p>0.783</text:p>
          </table:table-cell>
          <table:table-cell table:style-name="ce14" table:formula="of:=([.J113]^(1/2))^(1/2)" office:value-type="float" office:value="0.884830411932189" calcext:value-type="float">
            <text:p>0.885</text:p>
          </table:table-cell>
          <table:table-cell table:style-name="ce13" table:formula="of:=([.D113]/[.$L$15])/[.$D$2]" office:value-type="float" office:value="0.287631831255992" calcext:value-type="float">
            <text:p>0.288</text:p>
          </table:table-cell>
          <table:table-cell table:style-name="ce18" table:formula="of:=SQRT([.N113])" office:value-type="float" office:value="0.536313183928936" calcext:value-type="float">
            <text:p>0.536</text:p>
          </table:table-cell>
          <table:table-cell table:style-name="ce18" table:formula="of:=SQRT([.O113])" office:value-type="float" office:value="0.732334065798482" calcext:value-type="float">
            <text:p>0.73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4]" office:value-type="float" office:value="4" calcext:value-type="float">
            <text:p>4.000</text:p>
          </table:table-cell>
          <table:table-cell table:style-name="ce11" table:formula="of:=[.F114]" office:value-type="float" office:value="3" calcext:value-type="float">
            <text:p>3.000</text:p>
          </table:table-cell>
          <table:table-cell table:style-name="ce13" table:formula="of:=([.D114]/[.$B$10])/[.$D$2]" office:value-type="float" office:value="0.37573385518591" calcext:value-type="float">
            <text:p>0.376</text:p>
          </table:table-cell>
          <table:table-cell table:style-name="ce14" table:formula="of:=SQRT([.I114])" office:value-type="float" office:value="0.612971333086556" calcext:value-type="float">
            <text:p>0.613</text:p>
          </table:table-cell>
          <table:table-cell table:style-name="ce14" table:formula="of:=([.J114]^(1/2))^(1/3)" office:value-type="float" office:value="0.921665562675779" calcext:value-type="float">
            <text:p>0.922</text:p>
          </table:table-cell>
          <table:table-cell table:style-name="ce14" table:formula="of:=[.J114]^(1/2)" office:value-type="float" office:value="0.782924857880088" calcext:value-type="float">
            <text:p>0.783</text:p>
          </table:table-cell>
          <table:table-cell table:style-name="ce14" table:formula="of:=([.J114]^(1/2))^(1/2)" office:value-type="float" office:value="0.884830411932189" calcext:value-type="float">
            <text:p>0.885</text:p>
          </table:table-cell>
          <table:table-cell table:style-name="ce13" table:formula="of:=([.D114]/[.$L$15])/[.$D$2]" office:value-type="float" office:value="0.287631831255992" calcext:value-type="float">
            <text:p>0.288</text:p>
          </table:table-cell>
          <table:table-cell table:style-name="ce18" table:formula="of:=SQRT([.N114])" office:value-type="float" office:value="0.536313183928936" calcext:value-type="float">
            <text:p>0.536</text:p>
          </table:table-cell>
          <table:table-cell table:style-name="ce18" table:formula="of:=SQRT([.O114])" office:value-type="float" office:value="0.732334065798482" calcext:value-type="float">
            <text:p>0.732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2" calcext:value-type="float">
            <text:p>2.000</text:p>
          </table:table-cell>
          <table:table-cell table:style-name="ce13" table:formula="of:=([.D115]/[.$B$10])/[.$D$2]" office:value-type="float" office:value="0.187866927592955" calcext:value-type="float">
            <text:p>0.188</text:p>
          </table:table-cell>
          <table:table-cell table:style-name="ce14" table:formula="of:=SQRT([.I115])" office:value-type="float" office:value="0.433436186298462" calcext:value-type="float">
            <text:p>0.433</text:p>
          </table:table-cell>
          <table:table-cell table:style-name="ce14" table:formula="of:=([.J115]^(1/2))^(1/3)" office:value-type="float" office:value="0.869936449492987" calcext:value-type="float">
            <text:p>0.870</text:p>
          </table:table-cell>
          <table:table-cell table:style-name="ce14" table:formula="of:=[.J115]^(1/2)" office:value-type="float" office:value="0.65835870640439" calcext:value-type="float">
            <text:p>0.658</text:p>
          </table:table-cell>
          <table:table-cell table:style-name="ce14" table:formula="of:=([.J115]^(1/2))^(1/2)" office:value-type="float" office:value="0.811393065292273" calcext:value-type="float">
            <text:p>0.811</text:p>
          </table:table-cell>
          <table:table-cell table:style-name="ce13" table:formula="of:=([.D115]/[.$L$15])/[.$D$2]" office:value-type="float" office:value="0.143815915627996" calcext:value-type="float">
            <text:p>0.144</text:p>
          </table:table-cell>
          <table:table-cell table:style-name="ce18" table:formula="of:=SQRT([.N115])" office:value-type="float" office:value="0.379230689195899" calcext:value-type="float">
            <text:p>0.379</text:p>
          </table:table-cell>
          <table:table-cell table:style-name="ce18" table:formula="of:=SQRT([.O115])" office:value-type="float" office:value="0.615817090698122" calcext:value-type="float">
            <text:p>0.616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2" calcext:value-type="float">
            <text:p>2.000</text:p>
          </table:table-cell>
          <table:table-cell table:style-name="ce13" table:formula="of:=([.D116]/[.$B$10])/[.$D$2]" office:value-type="float" office:value="0.187866927592955" calcext:value-type="float">
            <text:p>0.188</text:p>
          </table:table-cell>
          <table:table-cell table:style-name="ce14" table:formula="of:=SQRT([.I116])" office:value-type="float" office:value="0.433436186298462" calcext:value-type="float">
            <text:p>0.433</text:p>
          </table:table-cell>
          <table:table-cell table:style-name="ce14" table:formula="of:=([.J116]^(1/2))^(1/3)" office:value-type="float" office:value="0.869936449492987" calcext:value-type="float">
            <text:p>0.870</text:p>
          </table:table-cell>
          <table:table-cell table:style-name="ce14" table:formula="of:=[.J116]^(1/2)" office:value-type="float" office:value="0.65835870640439" calcext:value-type="float">
            <text:p>0.658</text:p>
          </table:table-cell>
          <table:table-cell table:style-name="ce14" table:formula="of:=([.J116]^(1/2))^(1/2)" office:value-type="float" office:value="0.811393065292273" calcext:value-type="float">
            <text:p>0.811</text:p>
          </table:table-cell>
          <table:table-cell table:style-name="ce13" table:formula="of:=([.D116]/[.$L$15])/[.$D$2]" office:value-type="float" office:value="0.143815915627996" calcext:value-type="float">
            <text:p>0.144</text:p>
          </table:table-cell>
          <table:table-cell table:style-name="ce18" table:formula="of:=SQRT([.N116])" office:value-type="float" office:value="0.379230689195899" calcext:value-type="float">
            <text:p>0.379</text:p>
          </table:table-cell>
          <table:table-cell table:style-name="ce18" table:formula="of:=SQRT([.O116])" office:value-type="float" office:value="0.615817090698122" calcext:value-type="float">
            <text:p>0.616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6" calcext:value-type="float">
            <text:p>6.000</text:p>
          </table:table-cell>
          <table:table-cell table:style-name="ce13" table:formula="of:=([.D117]/[.$B$10])/[.$D$2]" office:value-type="float" office:value="0.75146771037182" calcext:value-type="float">
            <text:p>0.751</text:p>
          </table:table-cell>
          <table:table-cell table:style-name="ce14" table:formula="of:=SQRT([.I117])" office:value-type="float" office:value="0.866872372596924" calcext:value-type="float">
            <text:p>0.867</text:p>
          </table:table-cell>
          <table:table-cell table:style-name="ce14" table:formula="of:=([.J117]^(1/2))^(1/3)" office:value-type="float" office:value="0.976470648996882" calcext:value-type="float">
            <text:p>0.976</text:p>
          </table:table-cell>
          <table:table-cell table:style-name="ce14" table:formula="of:=[.J117]^(1/2)" office:value-type="float" office:value="0.931059811503495" calcext:value-type="float">
            <text:p>0.931</text:p>
          </table:table-cell>
          <table:table-cell table:style-name="ce14" table:formula="of:=([.J117]^(1/2))^(1/2)" office:value-type="float" office:value="0.964914406309438" calcext:value-type="float">
            <text:p>0.965</text:p>
          </table:table-cell>
          <table:table-cell table:style-name="ce13" table:formula="of:=([.D117]/[.$L$15])/[.$D$2]" office:value-type="float" office:value="0.575263662511985" calcext:value-type="float">
            <text:p>0.575</text:p>
          </table:table-cell>
          <table:table-cell table:style-name="ce18" table:formula="of:=SQRT([.N117])" office:value-type="float" office:value="0.758461378391797" calcext:value-type="float">
            <text:p>0.758</text:p>
          </table:table-cell>
          <table:table-cell table:style-name="ce18" table:formula="of:=SQRT([.O117])" office:value-type="float" office:value="0.870896881606426" calcext:value-type="float">
            <text:p>0.871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3" calcext:value-type="float">
            <text:p>3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281800391389432" calcext:value-type="float">
            <text:p>0.282</text:p>
          </table:table-cell>
          <table:table-cell table:style-name="ce14" table:formula="of:=SQRT([.I118])" office:value-type="float" office:value="0.530848746244571" calcext:value-type="float">
            <text:p>0.531</text:p>
          </table:table-cell>
          <table:table-cell table:style-name="ce14" table:formula="of:=([.J118]^(1/2))^(1/3)" office:value-type="float" office:value="0.899832757835748" calcext:value-type="float">
            <text:p>0.900</text:p>
          </table:table-cell>
          <table:table-cell table:style-name="ce14" table:formula="of:=[.J118]^(1/2)" office:value-type="float" office:value="0.728593677055031" calcext:value-type="float">
            <text:p>0.729</text:p>
          </table:table-cell>
          <table:table-cell table:style-name="ce14" table:formula="of:=([.J118]^(1/2))^(1/2)" office:value-type="float" office:value="0.853576989529961" calcext:value-type="float">
            <text:p>0.854</text:p>
          </table:table-cell>
          <table:table-cell table:style-name="ce13" table:formula="of:=([.D118]/[.$L$15])/[.$D$2]" office:value-type="float" office:value="0.215723873441994" calcext:value-type="float">
            <text:p>0.216</text:p>
          </table:table-cell>
          <table:table-cell table:style-name="ce18" table:formula="of:=SQRT([.N118])" office:value-type="float" office:value="0.464460841666974" calcext:value-type="float">
            <text:p>0.464</text:p>
          </table:table-cell>
          <table:table-cell table:style-name="ce18" table:formula="of:=SQRT([.O118])" office:value-type="float" office:value="0.681513640118064" calcext:value-type="float">
            <text:p>0.68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250489236790607" calcext:value-type="float">
            <text:p>0.250</text:p>
          </table:table-cell>
          <table:table-cell table:style-name="ce14" table:formula="of:=SQRT([.I119])" office:value-type="float" office:value="0.500488997671883" calcext:value-type="float">
            <text:p>0.500</text:p>
          </table:table-cell>
          <table:table-cell table:style-name="ce14" table:formula="of:=([.J119]^(1/2))^(1/3)" office:value-type="float" office:value="0.89104387480021" calcext:value-type="float">
            <text:p>0.891</text:p>
          </table:table-cell>
          <table:table-cell table:style-name="ce14" table:formula="of:=[.J119]^(1/2)" office:value-type="float" office:value="0.707452470256401" calcext:value-type="float">
            <text:p>0.707</text:p>
          </table:table-cell>
          <table:table-cell table:style-name="ce14" table:formula="of:=([.J119]^(1/2))^(1/2)" office:value-type="float" office:value="0.841101938088601" calcext:value-type="float">
            <text:p>0.841</text:p>
          </table:table-cell>
          <table:table-cell table:style-name="ce13" table:formula="of:=([.D119]/[.$L$15])/[.$D$2]" office:value-type="float" office:value="0.191754554170662" calcext:value-type="float">
            <text:p>0.192</text:p>
          </table:table-cell>
          <table:table-cell table:style-name="ce18" table:formula="of:=SQRT([.N119])" office:value-type="float" office:value="0.437897880984439" calcext:value-type="float">
            <text:p>0.438</text:p>
          </table:table-cell>
          <table:table-cell table:style-name="ce18" table:formula="of:=SQRT([.O119])" office:value-type="float" office:value="0.661738529167252" calcext:value-type="float">
            <text:p>0.662</text:p>
          </table:table-cell>
          <table:table-cell table:style-name="ce19" table:formula="of:=[.R119]+[.U119]" office:value-type="float" office:value="17.5" calcext:value-type="float">
            <text:p>17.5</text:p>
          </table:table-cell>
          <table:table-cell table:style-name="ce19" table:formula="of:=([.V119]-[.U119])/2" office:value-type="float" office:value="12.5" calcext:value-type="float">
            <text:p>12.5</text:p>
          </table:table-cell>
          <table:table-cell table:style-name="ce20" table:formula="of:=[.T119]+[.U119]" office:value-type="float" office:value="17.5" calcext:value-type="float">
            <text:p>17.5</text:p>
          </table:table-cell>
          <table:table-cell table:style-name="ce21" table:formula="of:=([.W119]-[.U119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19]&gt;64;64+(([.V119]-64)*2.9);[.V119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0]" office:value-type="float" office:value="6" calcext:value-type="float">
            <text:p>6.000</text:p>
          </table:table-cell>
          <table:table-cell table:style-name="ce11" table:formula="of:=[.F120]" office:value-type="float" office:value="5" calcext:value-type="float">
            <text:p>5.000</text:p>
          </table:table-cell>
          <table:table-cell table:style-name="ce13" table:formula="of:=([.D120]/[.$B$10])/[.$D$2]" office:value-type="float" office:value="0.939334637964775" calcext:value-type="float">
            <text:p>0.939</text:p>
          </table:table-cell>
          <table:table-cell table:style-name="ce14" table:formula="of:=SQRT([.I120])" office:value-type="float" office:value="0.969192776471624" calcext:value-type="float">
            <text:p>0.969</text:p>
          </table:table-cell>
          <table:table-cell table:style-name="ce14" table:formula="of:=([.J120]^(1/2))^(1/3)" office:value-type="float" office:value="0.994798285491273" calcext:value-type="float">
            <text:p>0.995</text:p>
          </table:table-cell>
          <table:table-cell table:style-name="ce14" table:formula="of:=[.J120]^(1/2)" office:value-type="float" office:value="0.984475889228184" calcext:value-type="float">
            <text:p>0.984</text:p>
          </table:table-cell>
          <table:table-cell table:style-name="ce14" table:formula="of:=([.J120]^(1/2))^(1/2)" office:value-type="float" office:value="0.992207583738496" calcext:value-type="float">
            <text:p>0.992</text:p>
          </table:table-cell>
          <table:table-cell table:style-name="ce13" table:formula="of:=([.D120]/[.$L$15])/[.$D$2]" office:value-type="float" office:value="0.719079578139981" calcext:value-type="float">
            <text:p>0.719</text:p>
          </table:table-cell>
          <table:table-cell table:style-name="ce18" table:formula="of:=SQRT([.N120])" office:value-type="float" office:value="0.847985600196124" calcext:value-type="float">
            <text:p>0.848</text:p>
          </table:table-cell>
          <table:table-cell table:style-name="ce18" table:formula="of:=SQRT([.O120])" office:value-type="float" office:value="0.920861336030634" calcext:value-type="float">
            <text:p>0.921</text:p>
          </table:table-cell>
          <table:table-cell table:style-name="ce19" table:formula="of:=[.R120]+[.U120]" office:value-type="float" office:value="26" calcext:value-type="float">
            <text:p>26</text:p>
          </table:table-cell>
          <table:table-cell table:style-name="ce19" table:formula="of:=([.V120]-[.U120])/2" office:value-type="float" office:value="14" calcext:value-type="float">
            <text:p>14</text:p>
          </table:table-cell>
          <table:table-cell table:style-name="ce20" table:formula="of:=[.T120]+[.U120]" office:value-type="float" office:value="26" calcext:value-type="float">
            <text:p>26</text:p>
          </table:table-cell>
          <table:table-cell table:style-name="ce21" table:formula="of:=([.W120]-[.U120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0]&gt;64;64+(([.V120]-64)*2.9);[.V120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1]*[.F12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1]" office:value-type="float" office:value="16" calcext:value-type="float">
            <text:p>16.000</text:p>
          </table:table-cell>
          <table:table-cell table:style-name="ce11" table:formula="of:=[.F121]" office:value-type="float" office:value="8" calcext:value-type="float">
            <text:p>8.000</text:p>
          </table:table-cell>
          <table:table-cell table:style-name="ce13" table:formula="of:=([.D121]/[.$B$9])/[.$D$2]" office:value-type="float" office:value="24.0142174973982" calcext:value-type="float">
            <text:p>24.014</text:p>
          </table:table-cell>
          <table:table-cell table:style-name="ce14" table:formula="of:=SQRT([.I121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1]^(1/2)" office:value-type="float" office:value="2.2136915634253" calcext:value-type="float">
            <text:p>2.214</text:p>
          </table:table-cell>
          <table:table-cell table:style-name="ce14" table:formula="of:=([.J121]^(1/2))^(1/2)" office:value-type="float" office:value="1.48784796381394" calcext:value-type="float">
            <text:p>1.488</text:p>
          </table:table-cell>
          <table:table-cell table:style-name="ce13" table:formula="of:=([.D121]/[.$L$15])/[.$D$2]" office:value-type="float" office:value="3.06807286673058" calcext:value-type="float">
            <text:p>3.068</text:p>
          </table:table-cell>
          <table:table-cell table:style-name="ce18" table:formula="of:=SQRT([.N121])" office:value-type="float" office:value="1.75159152393775" calcext:value-type="float">
            <text:p>1.752</text:p>
          </table:table-cell>
          <table:table-cell table:style-name="ce18" table:formula="of:=SQRT([.O121])" office:value-type="float" office:value="1.3234770583345" calcext:value-type="float">
            <text:p>1.323</text:p>
          </table:table-cell>
          <table:table-cell table:style-name="ce19" table:formula="of:=[.R121]+[.U121]" office:value-type="float" office:value="64.5" calcext:value-type="float">
            <text:p>64.5</text:p>
          </table:table-cell>
          <table:table-cell table:style-name="ce19" table:formula="of:=([.V121]-[.U121])/2" office:value-type="float" office:value="63.5" calcext:value-type="float">
            <text:p>63.5</text:p>
          </table:table-cell>
          <table:table-cell table:style-name="ce20" table:formula="of:=[.T121]+[.U121]" office:value-type="float" office:value="125.3" calcext:value-type="float">
            <text:p>125.3</text:p>
          </table:table-cell>
          <table:table-cell table:style-name="ce21" table:formula="of:=([.W121]-[.U12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2]*[.F122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2]" office:value-type="float" office:value="3" calcext:value-type="float">
            <text:p>3.000</text:p>
          </table:table-cell>
          <table:table-cell table:style-name="ce11" table:formula="of:=[.F122]" office:value-type="float" office:value="4" calcext:value-type="float">
            <text:p>4.000</text:p>
          </table:table-cell>
          <table:table-cell table:style-name="ce13" table:formula="of:=([.D122]/[.$B$13])/[.$D$2]" office:value-type="float" office:value="0.874634140539013" calcext:value-type="float">
            <text:p>0.875</text:p>
          </table:table-cell>
          <table:table-cell table:style-name="ce14" table:formula="of:=SQRT([.I122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2]^(1/2)" office:value-type="float" office:value="0.967067094952178" calcext:value-type="float">
            <text:p>0.967</text:p>
          </table:table-cell>
          <table:table-cell table:style-name="ce14" table:formula="of:=([.J122]^(1/2))^(1/2)" office:value-type="float" office:value="0.983395696020772" calcext:value-type="float">
            <text:p>0.983</text:p>
          </table:table-cell>
          <table:table-cell table:style-name="ce13" table:formula="of:=([.D122]/[.$L$15])/[.$D$2]" office:value-type="float" office:value="0.287631831255992" calcext:value-type="float">
            <text:p>0.288</text:p>
          </table:table-cell>
          <table:table-cell table:style-name="ce18" table:formula="of:=SQRT([.N122])" office:value-type="float" office:value="0.536313183928936" calcext:value-type="float">
            <text:p>0.536</text:p>
          </table:table-cell>
          <table:table-cell table:style-name="ce18" table:formula="of:=SQRT([.O122])" office:value-type="float" office:value="0.732334065798482" calcext:value-type="float">
            <text:p>0.732</text:p>
          </table:table-cell>
          <table:table-cell table:style-name="ce19" table:formula="of:=[.R122]+[.U122]" office:value-type="float" office:value="64.5" calcext:value-type="float">
            <text:p>64.5</text:p>
          </table:table-cell>
          <table:table-cell table:style-name="ce19" table:formula="of:=([.V122]-[.U122])/2" office:value-type="float" office:value="63.5" calcext:value-type="float">
            <text:p>63.5</text:p>
          </table:table-cell>
          <table:table-cell table:style-name="ce20" table:formula="of:=[.T122]+[.U122]" office:value-type="float" office:value="125.3" calcext:value-type="float">
            <text:p>125.3</text:p>
          </table:table-cell>
          <table:table-cell table:style-name="ce21" table:formula="of:=([.W122]-[.U12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8" calcext:value-type="float">
            <text:p>8.000</text:p>
          </table:table-cell>
          <table:table-cell table:style-name="ce13" table:formula="of:=([.D123]/[.$B$10])/[.$D$2]" office:value-type="float" office:value="1.50293542074364" calcext:value-type="float">
            <text:p>1.503</text:p>
          </table:table-cell>
          <table:table-cell table:style-name="ce14" table:formula="of:=SQRT([.I123])" office:value-type="float" office:value="1.22594266617311" calcext:value-type="float">
            <text:p>1.226</text:p>
          </table:table-cell>
          <table:table-cell table:style-name="ce14" table:formula="of:=([.J123]^(1/2))^(1/3)" office:value-type="float" office:value="1.03453461533727" calcext:value-type="float">
            <text:p>1.035</text:p>
          </table:table-cell>
          <table:table-cell table:style-name="ce14" table:formula="of:=[.J123]^(1/2)" office:value-type="float" office:value="1.10722295233305" calcext:value-type="float">
            <text:p>1.107</text:p>
          </table:table-cell>
          <table:table-cell table:style-name="ce14" table:formula="of:=([.J123]^(1/2))^(1/2)" office:value-type="float" office:value="1.05224662144055" calcext:value-type="float">
            <text:p>1.052</text:p>
          </table:table-cell>
          <table:table-cell table:style-name="ce13" table:formula="of:=([.D123]/[.$L$15])/[.$D$2]" office:value-type="float" office:value="1.15052732502397" calcext:value-type="float">
            <text:p>1.151</text:p>
          </table:table-cell>
          <table:table-cell table:style-name="ce18" table:formula="of:=SQRT([.N123])" office:value-type="float" office:value="1.07262636785787" calcext:value-type="float">
            <text:p>1.073</text:p>
          </table:table-cell>
          <table:table-cell table:style-name="ce18" table:formula="of:=SQRT([.O123])" office:value-type="float" office:value="1.03567676804004" calcext:value-type="float">
            <text:p>1.036</text:p>
          </table:table-cell>
          <table:table-cell table:style-name="ce19" table:formula="of:=[.R123]+[.U123]" office:value-type="float" office:value="64.5" calcext:value-type="float">
            <text:p>64.5</text:p>
          </table:table-cell>
          <table:table-cell table:style-name="ce19" table:formula="of:=([.V123]-[.U123])/2" office:value-type="float" office:value="63.5" calcext:value-type="float">
            <text:p>63.5</text:p>
          </table:table-cell>
          <table:table-cell table:style-name="ce20" table:formula="of:=[.T123]+[.U123]" office:value-type="float" office:value="125.3" calcext:value-type="float">
            <text:p>125.3</text:p>
          </table:table-cell>
          <table:table-cell table:style-name="ce21" table:formula="of:=([.W123]-[.U12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4]" office:value-type="float" office:value="8" calcext:value-type="float">
            <text:p>8.000</text:p>
          </table:table-cell>
          <table:table-cell table:style-name="ce11" table:formula="of:=[.F124]" office:value-type="float" office:value="8" calcext:value-type="float">
            <text:p>8.000</text:p>
          </table:table-cell>
          <table:table-cell table:style-name="ce13" table:formula="of:=([.D124]/[.$B$10])/[.$D$2]" office:value-type="float" office:value="2.00391389432485" calcext:value-type="float">
            <text:p>2.004</text:p>
          </table:table-cell>
          <table:table-cell table:style-name="ce14" table:formula="of:=SQRT([.I124])" office:value-type="float" office:value="1.41559665665219" calcext:value-type="float">
            <text:p>1.416</text:p>
          </table:table-cell>
          <table:table-cell table:style-name="ce14" table:formula="of:=([.J124]^(1/2))^(1/3)" office:value-type="float" office:value="1.059635715692" calcext:value-type="float">
            <text:p>1.060</text:p>
          </table:table-cell>
          <table:table-cell table:style-name="ce14" table:formula="of:=[.J124]^(1/2)" office:value-type="float" office:value="1.18978849240199" calcext:value-type="float">
            <text:p>1.190</text:p>
          </table:table-cell>
          <table:table-cell table:style-name="ce14" table:formula="of:=([.J124]^(1/2))^(1/2)" office:value-type="float" office:value="1.09077426280692" calcext:value-type="float">
            <text:p>1.091</text:p>
          </table:table-cell>
          <table:table-cell table:style-name="ce13" table:formula="of:=([.D124]/[.$L$15])/[.$D$2]" office:value-type="float" office:value="1.53403643336529" calcext:value-type="float">
            <text:p>1.534</text:p>
          </table:table-cell>
          <table:table-cell table:style-name="ce18" table:formula="of:=SQRT([.N124])" office:value-type="float" office:value="1.23856224444527" calcext:value-type="float">
            <text:p>1.239</text:p>
          </table:table-cell>
          <table:table-cell table:style-name="ce18" table:formula="of:=SQRT([.O124])" office:value-type="float" office:value="1.11290711402402" calcext:value-type="float">
            <text:p>1.113</text:p>
          </table:table-cell>
          <table:table-cell table:style-name="ce19" table:formula="of:=[.R124]+[.U124]" office:value-type="float" office:value="64.5" calcext:value-type="float">
            <text:p>64.5</text:p>
          </table:table-cell>
          <table:table-cell table:style-name="ce19" table:formula="of:=([.V124]-[.U124])/2" office:value-type="float" office:value="63.5" calcext:value-type="float">
            <text:p>63.5</text:p>
          </table:table-cell>
          <table:table-cell table:style-name="ce20" table:formula="of:=[.T124]+[.U124]" office:value-type="float" office:value="125.3" calcext:value-type="float">
            <text:p>125.3</text:p>
          </table:table-cell>
          <table:table-cell table:style-name="ce21" table:formula="of:=([.W124]-[.U12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5]*[.F125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6" calcext:value-type="float">
            <text:p>6.000</text:p>
          </table:table-cell>
          <table:table-cell table:style-name="ce13" table:formula="of:=([.D125]/[.$B$12])/[.$D$2]" office:value-type="float" office:value="3.72023809523809" calcext:value-type="float">
            <text:p>3.720</text:p>
          </table:table-cell>
          <table:table-cell table:style-name="ce14" table:formula="of:=SQRT([.I125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5]^(1/2)" office:value-type="float" office:value="1.3888095170059" calcext:value-type="float">
            <text:p>1.389</text:p>
          </table:table-cell>
          <table:table-cell table:style-name="ce13" table:formula="of:=([.D125]/[.$L$15])/[.$D$2]" office:value-type="float" office:value="0.862895493767977" calcext:value-type="float">
            <text:p>0.863</text:p>
          </table:table-cell>
          <table:table-cell table:style-name="ce18" table:formula="of:=SQRT([.N125])" office:value-type="float" office:value="0.928921683333949" calcext:value-type="float">
            <text:p>0.929</text:p>
          </table:table-cell>
          <table:table-cell table:style-name="ce18" table:formula="of:=SQRT([.O125])" office:value-type="float" office:value="0.963805832797223" calcext:value-type="float">
            <text:p>0.964</text:p>
          </table:table-cell>
          <table:table-cell table:style-name="ce19" table:formula="of:=[.R125]+[.U125]" office:value-type="float" office:value="64.5" calcext:value-type="float">
            <text:p>64.5</text:p>
          </table:table-cell>
          <table:table-cell table:style-name="ce19" table:formula="of:=([.V125]-[.U125])/2" office:value-type="float" office:value="63.5" calcext:value-type="float">
            <text:p>63.5</text:p>
          </table:table-cell>
          <table:table-cell table:style-name="ce20" table:formula="of:=[.T125]+[.U125]" office:value-type="float" office:value="125.3" calcext:value-type="float">
            <text:p>125.3</text:p>
          </table:table-cell>
          <table:table-cell table:style-name="ce21" table:formula="of:=([.W125]-[.U12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6]*[.F126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6]" office:value-type="float" office:value="8" calcext:value-type="float">
            <text:p>8.000</text:p>
          </table:table-cell>
          <table:table-cell table:style-name="ce11" table:formula="of:=[.F126]" office:value-type="float" office:value="6" calcext:value-type="float">
            <text:p>6.000</text:p>
          </table:table-cell>
          <table:table-cell table:style-name="ce13" table:formula="of:=([.D126]/[.$B$12])/[.$D$2]" office:value-type="float" office:value="4.96031746031746" calcext:value-type="float">
            <text:p>4.960</text:p>
          </table:table-cell>
          <table:table-cell table:style-name="ce14" table:formula="of:=SQRT([.I126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6]^(1/2)" office:value-type="float" office:value="1.49237294800491" calcext:value-type="float">
            <text:p>1.492</text:p>
          </table:table-cell>
          <table:table-cell table:style-name="ce13" table:formula="of:=([.D126]/[.$L$15])/[.$D$2]" office:value-type="float" office:value="1.15052732502397" calcext:value-type="float">
            <text:p>1.151</text:p>
          </table:table-cell>
          <table:table-cell table:style-name="ce18" table:formula="of:=SQRT([.N126])" office:value-type="float" office:value="1.07262636785787" calcext:value-type="float">
            <text:p>1.073</text:p>
          </table:table-cell>
          <table:table-cell table:style-name="ce18" table:formula="of:=SQRT([.O126])" office:value-type="float" office:value="1.03567676804004" calcext:value-type="float">
            <text:p>1.036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7]*[.F1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7]" office:value-type="float" office:value="8" calcext:value-type="float">
            <text:p>8.000</text:p>
          </table:table-cell>
          <table:table-cell table:style-name="ce11" table:formula="of:=[.F127]" office:value-type="float" office:value="8" calcext:value-type="float">
            <text:p>8.000</text:p>
          </table:table-cell>
          <table:table-cell table:style-name="ce13" table:formula="of:=([.D127]/[.$B$10])/[.$D$2]" office:value-type="float" office:value="2.00391389432485" calcext:value-type="float">
            <text:p>2.004</text:p>
          </table:table-cell>
          <table:table-cell table:style-name="ce14" table:formula="of:=SQRT([.I127])" office:value-type="float" office:value="1.41559665665219" calcext:value-type="float">
            <text:p>1.416</text:p>
          </table:table-cell>
          <table:table-cell table:style-name="ce14" table:formula="of:=([.J127]^(1/2))^(1/3)" office:value-type="float" office:value="1.059635715692" calcext:value-type="float">
            <text:p>1.060</text:p>
          </table:table-cell>
          <table:table-cell table:style-name="ce14" table:formula="of:=[.J127]^(1/2)" office:value-type="float" office:value="1.18978849240199" calcext:value-type="float">
            <text:p>1.190</text:p>
          </table:table-cell>
          <table:table-cell table:style-name="ce14" table:formula="of:=([.J127]^(1/2))^(1/2)" office:value-type="float" office:value="1.09077426280692" calcext:value-type="float">
            <text:p>1.091</text:p>
          </table:table-cell>
          <table:table-cell table:style-name="ce13" table:formula="of:=([.D127]/[.$L$15])/[.$D$2]" office:value-type="float" office:value="1.53403643336529" calcext:value-type="float">
            <text:p>1.534</text:p>
          </table:table-cell>
          <table:table-cell table:style-name="ce18" table:formula="of:=SQRT([.N127])" office:value-type="float" office:value="1.23856224444527" calcext:value-type="float">
            <text:p>1.239</text:p>
          </table:table-cell>
          <table:table-cell table:style-name="ce18" table:formula="of:=SQRT([.O127])" office:value-type="float" office:value="1.11290711402402" calcext:value-type="float">
            <text:p>1.113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8" calcext:value-type="float">
            <text:p>8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2.00391389432485" calcext:value-type="float">
            <text:p>2.004</text:p>
          </table:table-cell>
          <table:table-cell table:style-name="ce14" table:formula="of:=SQRT([.I128])" office:value-type="float" office:value="1.41559665665219" calcext:value-type="float">
            <text:p>1.416</text:p>
          </table:table-cell>
          <table:table-cell table:style-name="ce14" table:formula="of:=([.J128]^(1/2))^(1/3)" office:value-type="float" office:value="1.059635715692" calcext:value-type="float">
            <text:p>1.060</text:p>
          </table:table-cell>
          <table:table-cell table:style-name="ce14" table:formula="of:=[.J128]^(1/2)" office:value-type="float" office:value="1.18978849240199" calcext:value-type="float">
            <text:p>1.190</text:p>
          </table:table-cell>
          <table:table-cell table:style-name="ce14" table:formula="of:=([.J128]^(1/2))^(1/2)" office:value-type="float" office:value="1.09077426280692" calcext:value-type="float">
            <text:p>1.091</text:p>
          </table:table-cell>
          <table:table-cell table:style-name="ce13" table:formula="of:=([.D128]/[.$L$15])/[.$D$2]" office:value-type="float" office:value="1.53403643336529" calcext:value-type="float">
            <text:p>1.534</text:p>
          </table:table-cell>
          <table:table-cell table:style-name="ce18" table:formula="of:=SQRT([.N128])" office:value-type="float" office:value="1.23856224444527" calcext:value-type="float">
            <text:p>1.239</text:p>
          </table:table-cell>
          <table:table-cell table:style-name="ce18" table:formula="of:=SQRT([.O128])" office:value-type="float" office:value="1.11290711402402" calcext:value-type="float">
            <text:p>1.113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9]" office:value-type="float" office:value="2" calcext:value-type="float">
            <text:p>2.000</text:p>
          </table:table-cell>
          <table:table-cell table:style-name="ce11" table:formula="of:=[.F129]" office:value-type="float" office:value="3" calcext:value-type="float">
            <text:p>3.000</text:p>
          </table:table-cell>
          <table:table-cell table:style-name="ce13" table:formula="of:=([.D129]/[.$B$13])/[.$D$2]" office:value-type="float" office:value="0.437317070269506" calcext:value-type="float">
            <text:p>0.437</text:p>
          </table:table-cell>
          <table:table-cell table:style-name="ce14" table:formula="of:=SQRT([.I129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9]^(1/2)" office:value-type="float" office:value="0.81320325345511" calcext:value-type="float">
            <text:p>0.813</text:p>
          </table:table-cell>
          <table:table-cell table:style-name="ce14" table:formula="of:=([.J129]^(1/2))^(1/2)" office:value-type="float" office:value="0.90177782932112" calcext:value-type="float">
            <text:p>0.902</text:p>
          </table:table-cell>
          <table:table-cell table:style-name="ce13" table:formula="of:=([.D129]/[.$L$15])/[.$D$2]" office:value-type="float" office:value="0.143815915627996" calcext:value-type="float">
            <text:p>0.144</text:p>
          </table:table-cell>
          <table:table-cell table:style-name="ce18" table:formula="of:=SQRT([.N129])" office:value-type="float" office:value="0.379230689195899" calcext:value-type="float">
            <text:p>0.379</text:p>
          </table:table-cell>
          <table:table-cell table:style-name="ce18" table:formula="of:=SQRT([.O129])" office:value-type="float" office:value="0.615817090698122" calcext:value-type="float">
            <text:p>0.616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0]*[.F1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4" calcext:value-type="float">
            <text:p>4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0])/[.$D$2]" office:value-type="float" office:value="0.75146771037182" calcext:value-type="float">
            <text:p>0.751</text:p>
          </table:table-cell>
          <table:table-cell table:style-name="ce14" table:formula="of:=SQRT([.I130])" office:value-type="float" office:value="0.866872372596924" calcext:value-type="float">
            <text:p>0.867</text:p>
          </table:table-cell>
          <table:table-cell table:style-name="ce14" table:formula="of:=([.J130]^(1/2))^(1/3)" office:value-type="float" office:value="0.976470648996882" calcext:value-type="float">
            <text:p>0.976</text:p>
          </table:table-cell>
          <table:table-cell table:style-name="ce14" table:formula="of:=[.J130]^(1/2)" office:value-type="float" office:value="0.931059811503495" calcext:value-type="float">
            <text:p>0.931</text:p>
          </table:table-cell>
          <table:table-cell table:style-name="ce14" table:formula="of:=([.J130]^(1/2))^(1/2)" office:value-type="float" office:value="0.964914406309438" calcext:value-type="float">
            <text:p>0.965</text:p>
          </table:table-cell>
          <table:table-cell table:style-name="ce13" table:formula="of:=([.D130]/[.$L$15])/[.$D$2]" office:value-type="float" office:value="0.575263662511985" calcext:value-type="float">
            <text:p>0.575</text:p>
          </table:table-cell>
          <table:table-cell table:style-name="ce18" table:formula="of:=SQRT([.N130])" office:value-type="float" office:value="0.758461378391797" calcext:value-type="float">
            <text:p>0.758</text:p>
          </table:table-cell>
          <table:table-cell table:style-name="ce18" table:formula="of:=SQRT([.O130])" office:value-type="float" office:value="0.870896881606426" calcext:value-type="float">
            <text:p>0.871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1]*[.F13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6" calcext:value-type="float">
            <text:p>6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1.12720156555773" calcext:value-type="float">
            <text:p>1.127</text:p>
          </table:table-cell>
          <table:table-cell table:style-name="ce14" table:formula="of:=SQRT([.I131])" office:value-type="float" office:value="1.06169749248914" calcext:value-type="float">
            <text:p>1.062</text:p>
          </table:table-cell>
          <table:table-cell table:style-name="ce14" table:formula="of:=([.J131]^(1/2))^(1/3)" office:value-type="float" office:value="1.01002812049619" calcext:value-type="float">
            <text:p>1.010</text:p>
          </table:table-cell>
          <table:table-cell table:style-name="ce14" table:formula="of:=[.J131]^(1/2)" office:value-type="float" office:value="1.03038705955051" calcext:value-type="float">
            <text:p>1.030</text:p>
          </table:table-cell>
          <table:table-cell table:style-name="ce14" table:formula="of:=([.J131]^(1/2))^(1/2)" office:value-type="float" office:value="1.01507982915163" calcext:value-type="float">
            <text:p>1.015</text:p>
          </table:table-cell>
          <table:table-cell table:style-name="ce13" table:formula="of:=([.D131]/[.$L$15])/[.$D$2]" office:value-type="float" office:value="0.862895493767977" calcext:value-type="float">
            <text:p>0.863</text:p>
          </table:table-cell>
          <table:table-cell table:style-name="ce18" table:formula="of:=SQRT([.N131])" office:value-type="float" office:value="0.928921683333949" calcext:value-type="float">
            <text:p>0.929</text:p>
          </table:table-cell>
          <table:table-cell table:style-name="ce18" table:formula="of:=SQRT([.O131])" office:value-type="float" office:value="0.963805832797223" calcext:value-type="float">
            <text:p>0.964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2]*[.F132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2]" office:value-type="float" office:value="2" calcext:value-type="float">
            <text:p>2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9])/[.$D$2]" office:value-type="float" office:value="1.12566644519054" calcext:value-type="float">
            <text:p>1.126</text:p>
          </table:table-cell>
          <table:table-cell table:style-name="ce14" table:formula="of:=SQRT([.I132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2]^(1/2)" office:value-type="float" office:value="1.03003606273845" calcext:value-type="float">
            <text:p>1.030</text:p>
          </table:table-cell>
          <table:table-cell table:style-name="ce14" table:formula="of:=([.J132]^(1/2))^(1/2)" office:value-type="float" office:value="1.01490692318974" calcext:value-type="float">
            <text:p>1.015</text:p>
          </table:table-cell>
          <table:table-cell table:style-name="ce13" table:formula="of:=([.D132]/[.$L$15])/[.$D$2]" office:value-type="float" office:value="0.143815915627996" calcext:value-type="float">
            <text:p>0.144</text:p>
          </table:table-cell>
          <table:table-cell table:style-name="ce18" table:formula="of:=SQRT([.N132])" office:value-type="float" office:value="0.379230689195899" calcext:value-type="float">
            <text:p>0.379</text:p>
          </table:table-cell>
          <table:table-cell table:style-name="ce18" table:formula="of:=SQRT([.O132])" office:value-type="float" office:value="0.615817090698122" calcext:value-type="float">
            <text:p>0.616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3]*[.F13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4" calcext:value-type="float">
            <text:p>4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2])/[.$D$2]" office:value-type="float" office:value="3.30687830687831" calcext:value-type="float">
            <text:p>3.307</text:p>
          </table:table-cell>
          <table:table-cell table:style-name="ce14" table:formula="of:=SQRT([.I133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3]^(1/2)" office:value-type="float" office:value="1.34851118595037" calcext:value-type="float">
            <text:p>1.349</text:p>
          </table:table-cell>
          <table:table-cell table:style-name="ce13" table:formula="of:=([.D133]/[.$L$15])/[.$D$2]" office:value-type="float" office:value="0.767018216682646" calcext:value-type="float">
            <text:p>0.767</text:p>
          </table:table-cell>
          <table:table-cell table:style-name="ce18" table:formula="of:=SQRT([.N133])" office:value-type="float" office:value="0.875795761968877" calcext:value-type="float">
            <text:p>0.876</text:p>
          </table:table-cell>
          <table:table-cell table:style-name="ce18" table:formula="of:=SQRT([.O133])" office:value-type="float" office:value="0.935839602693152" calcext:value-type="float">
            <text:p>0.936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4]" office:value-type="float" office:value="3" calcext:value-type="float">
            <text:p>3.000</text:p>
          </table:table-cell>
          <table:table-cell table:style-name="ce11" table:formula="of:=[.F134]" office:value-type="float" office:value="6" calcext:value-type="float">
            <text:p>6.000</text:p>
          </table:table-cell>
          <table:table-cell table:style-name="ce13" table:formula="of:=([.D134]/[.$B$13])/[.$D$2]" office:value-type="float" office:value="1.31195121080852" calcext:value-type="float">
            <text:p>1.312</text:p>
          </table:table-cell>
          <table:table-cell table:style-name="ce14" table:formula="of:=SQRT([.I134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1.07023566912069" calcext:value-type="float">
            <text:p>1.070</text:p>
          </table:table-cell>
          <table:table-cell table:style-name="ce14" table:formula="of:=([.J134]^(1/2))^(1/2)" office:value-type="float" office:value="1.03452195197622" calcext:value-type="float">
            <text:p>1.035</text:p>
          </table:table-cell>
          <table:table-cell table:style-name="ce13" table:formula="of:=([.D134]/[.$L$15])/[.$D$2]" office:value-type="float" office:value="0.431447746883988" calcext:value-type="float">
            <text:p>0.431</text:p>
          </table:table-cell>
          <table:table-cell table:style-name="ce18" table:formula="of:=SQRT([.N134])" office:value-type="float" office:value="0.656846821476658" calcext:value-type="float">
            <text:p>0.657</text:p>
          </table:table-cell>
          <table:table-cell table:style-name="ce18" table:formula="of:=SQRT([.O134])" office:value-type="float" office:value="0.810460869799806" calcext:value-type="float">
            <text:p>0.810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5]*[.F135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3" calcext:value-type="float">
            <text:p>3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3])/[.$D$2]" office:value-type="float" office:value="1.31195121080852" calcext:value-type="float">
            <text:p>1.312</text:p>
          </table:table-cell>
          <table:table-cell table:style-name="ce14" table:formula="of:=SQRT([.I13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5]^(1/2)" office:value-type="float" office:value="1.07023566912069" calcext:value-type="float">
            <text:p>1.070</text:p>
          </table:table-cell>
          <table:table-cell table:style-name="ce14" table:formula="of:=([.J135]^(1/2))^(1/2)" office:value-type="float" office:value="1.03452195197622" calcext:value-type="float">
            <text:p>1.035</text:p>
          </table:table-cell>
          <table:table-cell table:style-name="ce13" table:formula="of:=([.D135]/[.$L$15])/[.$D$2]" office:value-type="float" office:value="0.431447746883988" calcext:value-type="float">
            <text:p>0.431</text:p>
          </table:table-cell>
          <table:table-cell table:style-name="ce18" table:formula="of:=SQRT([.N135])" office:value-type="float" office:value="0.656846821476658" calcext:value-type="float">
            <text:p>0.657</text:p>
          </table:table-cell>
          <table:table-cell table:style-name="ce18" table:formula="of:=SQRT([.O135])" office:value-type="float" office:value="0.810460869799806" calcext:value-type="float">
            <text:p>0.810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6]*[.F136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3" calcext:value-type="float">
            <text:p>3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3])/[.$D$2]" office:value-type="float" office:value="1.31195121080852" calcext:value-type="float">
            <text:p>1.312</text:p>
          </table:table-cell>
          <table:table-cell table:style-name="ce14" table:formula="of:=SQRT([.I136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6]^(1/2)" office:value-type="float" office:value="1.07023566912069" calcext:value-type="float">
            <text:p>1.070</text:p>
          </table:table-cell>
          <table:table-cell table:style-name="ce14" table:formula="of:=([.J136]^(1/2))^(1/2)" office:value-type="float" office:value="1.03452195197622" calcext:value-type="float">
            <text:p>1.035</text:p>
          </table:table-cell>
          <table:table-cell table:style-name="ce13" table:formula="of:=([.D136]/[.$L$15])/[.$D$2]" office:value-type="float" office:value="0.431447746883988" calcext:value-type="float">
            <text:p>0.431</text:p>
          </table:table-cell>
          <table:table-cell table:style-name="ce18" table:formula="of:=SQRT([.N136])" office:value-type="float" office:value="0.656846821476658" calcext:value-type="float">
            <text:p>0.657</text:p>
          </table:table-cell>
          <table:table-cell table:style-name="ce18" table:formula="of:=SQRT([.O136])" office:value-type="float" office:value="0.810460869799806" calcext:value-type="float">
            <text:p>0.810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7]*[.F137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37]" office:value-type="float" office:value="3" calcext:value-type="float">
            <text:p>3.000</text:p>
          </table:table-cell>
          <table:table-cell table:style-name="ce11" table:formula="of:=[.F137]" office:value-type="float" office:value="1" calcext:value-type="float">
            <text:p>1.000</text:p>
          </table:table-cell>
          <table:table-cell table:style-name="ce13" table:formula="of:=([.D137]/[.$B$10])/[.$D$2]" office:value-type="float" office:value="0.0939334637964775" calcext:value-type="float">
            <text:p>0.094</text:p>
          </table:table-cell>
          <table:table-cell table:style-name="ce14" table:formula="of:=SQRT([.I137])" office:value-type="float" office:value="0.306485666543278" calcext:value-type="float">
            <text:p>0.306</text:p>
          </table:table-cell>
          <table:table-cell table:style-name="ce14" table:formula="of:=([.J137]^(1/2))^(1/3)" office:value-type="float" office:value="0.821110668341946" calcext:value-type="float">
            <text:p>0.821</text:p>
          </table:table-cell>
          <table:table-cell table:style-name="ce14" table:formula="of:=[.J137]^(1/2)" office:value-type="float" office:value="0.553611476166524" calcext:value-type="float">
            <text:p>0.554</text:p>
          </table:table-cell>
          <table:table-cell table:style-name="ce14" table:formula="of:=([.J137]^(1/2))^(1/2)" office:value-type="float" office:value="0.744050721501246" calcext:value-type="float">
            <text:p>0.744</text:p>
          </table:table-cell>
          <table:table-cell table:style-name="ce13" table:formula="of:=([.D137]/[.$L$15])/[.$D$2]" office:value-type="float" office:value="0.0719079578139981" calcext:value-type="float">
            <text:p>0.072</text:p>
          </table:table-cell>
          <table:table-cell table:style-name="ce18" table:formula="of:=SQRT([.N137])" office:value-type="float" office:value="0.268156591964468" calcext:value-type="float">
            <text:p>0.268</text:p>
          </table:table-cell>
          <table:table-cell table:style-name="ce18" table:formula="of:=SQRT([.O137])" office:value-type="float" office:value="0.517838384020022" calcext:value-type="float">
            <text:p>0.518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8]*[.F138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8]" office:value-type="float" office:value="6" calcext:value-type="float">
            <text:p>6.000</text:p>
          </table:table-cell>
          <table:table-cell table:style-name="ce11" table:formula="of:=[.F138]" office:value-type="float" office:value="4" calcext:value-type="float">
            <text:p>4.000</text:p>
          </table:table-cell>
          <table:table-cell table:style-name="ce13" table:formula="of:=([.D138]/[.$B$10])/[.$D$2]" office:value-type="float" office:value="0.75146771037182" calcext:value-type="float">
            <text:p>0.751</text:p>
          </table:table-cell>
          <table:table-cell table:style-name="ce14" table:formula="of:=SQRT([.I138])" office:value-type="float" office:value="0.866872372596924" calcext:value-type="float">
            <text:p>0.867</text:p>
          </table:table-cell>
          <table:table-cell table:style-name="ce14" table:formula="of:=([.J138]^(1/2))^(1/3)" office:value-type="float" office:value="0.976470648996882" calcext:value-type="float">
            <text:p>0.976</text:p>
          </table:table-cell>
          <table:table-cell table:style-name="ce14" table:formula="of:=[.J138]^(1/2)" office:value-type="float" office:value="0.931059811503495" calcext:value-type="float">
            <text:p>0.931</text:p>
          </table:table-cell>
          <table:table-cell table:style-name="ce14" table:formula="of:=([.J138]^(1/2))^(1/2)" office:value-type="float" office:value="0.964914406309438" calcext:value-type="float">
            <text:p>0.965</text:p>
          </table:table-cell>
          <table:table-cell table:style-name="ce13" table:formula="of:=([.D138]/[.$L$15])/[.$D$2]" office:value-type="float" office:value="0.575263662511985" calcext:value-type="float">
            <text:p>0.575</text:p>
          </table:table-cell>
          <table:table-cell table:style-name="ce18" table:formula="of:=SQRT([.N138])" office:value-type="float" office:value="0.758461378391797" calcext:value-type="float">
            <text:p>0.758</text:p>
          </table:table-cell>
          <table:table-cell table:style-name="ce18" table:formula="of:=SQRT([.O138])" office:value-type="float" office:value="0.870896881606426" calcext:value-type="float">
            <text:p>0.871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9]" office:value-type="float" office:value="4" calcext:value-type="float">
            <text:p>4.000</text:p>
          </table:table-cell>
          <table:table-cell table:style-name="ce11" table:formula="of:=[.F139]" office:value-type="float" office:value="3" calcext:value-type="float">
            <text:p>3.000</text:p>
          </table:table-cell>
          <table:table-cell table:style-name="ce13" table:formula="of:=([.D139]/[.$B$10])/[.$D$2]" office:value-type="float" office:value="0.37573385518591" calcext:value-type="float">
            <text:p>0.376</text:p>
          </table:table-cell>
          <table:table-cell table:style-name="ce14" table:formula="of:=SQRT([.I139])" office:value-type="float" office:value="0.612971333086556" calcext:value-type="float">
            <text:p>0.613</text:p>
          </table:table-cell>
          <table:table-cell table:style-name="ce14" table:formula="of:=([.J139]^(1/2))^(1/3)" office:value-type="float" office:value="0.921665562675779" calcext:value-type="float">
            <text:p>0.922</text:p>
          </table:table-cell>
          <table:table-cell table:style-name="ce14" table:formula="of:=[.J139]^(1/2)" office:value-type="float" office:value="0.782924857880088" calcext:value-type="float">
            <text:p>0.783</text:p>
          </table:table-cell>
          <table:table-cell table:style-name="ce14" table:formula="of:=([.J139]^(1/2))^(1/2)" office:value-type="float" office:value="0.884830411932189" calcext:value-type="float">
            <text:p>0.885</text:p>
          </table:table-cell>
          <table:table-cell table:style-name="ce13" table:formula="of:=([.D139]/[.$L$15])/[.$D$2]" office:value-type="float" office:value="0.287631831255992" calcext:value-type="float">
            <text:p>0.288</text:p>
          </table:table-cell>
          <table:table-cell table:style-name="ce18" table:formula="of:=SQRT([.N139])" office:value-type="float" office:value="0.536313183928936" calcext:value-type="float">
            <text:p>0.536</text:p>
          </table:table-cell>
          <table:table-cell table:style-name="ce18" table:formula="of:=SQRT([.O139])" office:value-type="float" office:value="0.732334065798482" calcext:value-type="float">
            <text:p>0.732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0]*[.F140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0]" office:value-type="float" office:value="2" calcext:value-type="float">
            <text:p>2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1])/[.$D$2]" office:value-type="float" office:value="0.0979815794630609" calcext:value-type="float">
            <text:p>0.098</text:p>
          </table:table-cell>
          <table:table-cell table:style-name="ce14" table:formula="of:=SQRT([.I140])" office:value-type="float" office:value="0.313020094343895" calcext:value-type="float">
            <text:p>0.313</text:p>
          </table:table-cell>
          <table:table-cell table:style-name="ce14" table:formula="of:=([.J140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0]/[.$L$15])/[.$D$2]" office:value-type="float" office:value="0.0479386385426654" calcext:value-type="float">
            <text:p>0.048</text:p>
          </table:table-cell>
          <table:table-cell table:style-name="ce18" table:formula="of:=SQRT([.N140])" office:value-type="float" office:value="0.218948940492219" calcext:value-type="float">
            <text:p>0.219</text:p>
          </table:table-cell>
          <table:table-cell table:style-name="ce18" table:formula="of:=SQRT([.O140])" office:value-type="float" office:value="0.467919801346576" calcext:value-type="float">
            <text:p>0.468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1]*[.F141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7" calcext:value-type="float">
            <text:p>7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1.75342465753425" calcext:value-type="float">
            <text:p>1.753</text:p>
          </table:table-cell>
          <table:table-cell table:style-name="ce14" table:formula="of:=SQRT([.I141])" office:value-type="float" office:value="1.32416942176379" calcext:value-type="float">
            <text:p>1.324</text:p>
          </table:table-cell>
          <table:table-cell table:style-name="ce14" table:formula="of:=([.J141]^(1/2))^(1/3)" office:value-type="float" office:value="1.04790985771031" calcext:value-type="float">
            <text:p>1.048</text:p>
          </table:table-cell>
          <table:table-cell table:style-name="ce14" table:formula="of:=[.J141]^(1/2)" office:value-type="float" office:value="1.15072560663426" calcext:value-type="float">
            <text:p>1.151</text:p>
          </table:table-cell>
          <table:table-cell table:style-name="ce14" table:formula="of:=([.J141]^(1/2))^(1/2)" office:value-type="float" office:value="1.07271879196473" calcext:value-type="float">
            <text:p>1.073</text:p>
          </table:table-cell>
          <table:table-cell table:style-name="ce13" table:formula="of:=([.D141]/[.$L$15])/[.$D$2]" office:value-type="float" office:value="1.34228187919463" calcext:value-type="float">
            <text:p>1.342</text:p>
          </table:table-cell>
          <table:table-cell table:style-name="ce18" table:formula="of:=SQRT([.N141])" office:value-type="float" office:value="1.15856889272698" calcext:value-type="float">
            <text:p>1.159</text:p>
          </table:table-cell>
          <table:table-cell table:style-name="ce18" table:formula="of:=SQRT([.O141])" office:value-type="float" office:value="1.07636838151582" calcext:value-type="float">
            <text:p>1.076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2]*[.F142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2]" office:value-type="float" office:value="12" calcext:value-type="float">
            <text:p>12.000</text:p>
          </table:table-cell>
          <table:table-cell table:style-name="ce11" table:formula="of:=[.F142]" office:value-type="float" office:value="12" calcext:value-type="float">
            <text:p>12.000</text:p>
          </table:table-cell>
          <table:table-cell table:style-name="ce13" table:formula="of:=([.D142]/[.$B$13])/[.$D$2]" office:value-type="float" office:value="10.4956096864682" calcext:value-type="float">
            <text:p>10.496</text:p>
          </table:table-cell>
          <table:table-cell table:style-name="ce14" table:formula="of:=SQRT([.I142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2]^(1/2)" office:value-type="float" office:value="1.7999146752805" calcext:value-type="float">
            <text:p>1.800</text:p>
          </table:table-cell>
          <table:table-cell table:style-name="ce14" table:formula="of:=([.J142]^(1/2))^(1/2)" office:value-type="float" office:value="1.34160898747754" calcext:value-type="float">
            <text:p>1.342</text:p>
          </table:table-cell>
          <table:table-cell table:style-name="ce13" table:formula="of:=([.D142]/[.$L$15])/[.$D$2]" office:value-type="float" office:value="3.45158197507191" calcext:value-type="float">
            <text:p>3.452</text:p>
          </table:table-cell>
          <table:table-cell table:style-name="ce18" table:formula="of:=SQRT([.N142])" office:value-type="float" office:value="1.8578433666679" calcext:value-type="float">
            <text:p>1.858</text:p>
          </table:table-cell>
          <table:table-cell table:style-name="ce18" table:formula="of:=SQRT([.O142])" office:value-type="float" office:value="1.36302728023613" calcext:value-type="float">
            <text:p>1.363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3]" office:value-type="float" office:value="2" calcext:value-type="float">
            <text:p>2.000</text:p>
          </table:table-cell>
          <table:table-cell table:style-name="ce11" table:formula="of:=[.F143]" office:value-type="float" office:value="3" calcext:value-type="float">
            <text:p>3.000</text:p>
          </table:table-cell>
          <table:table-cell table:style-name="ce13" table:formula="of:=([.D143]/[.$B$10])/[.$D$2]" office:value-type="float" office:value="0.187866927592955" calcext:value-type="float">
            <text:p>0.188</text:p>
          </table:table-cell>
          <table:table-cell table:style-name="ce14" table:formula="of:=SQRT([.I143])" office:value-type="float" office:value="0.433436186298462" calcext:value-type="float">
            <text:p>0.433</text:p>
          </table:table-cell>
          <table:table-cell table:style-name="ce14" table:formula="of:=([.J143]^(1/2))^(1/3)" office:value-type="float" office:value="0.869936449492987" calcext:value-type="float">
            <text:p>0.870</text:p>
          </table:table-cell>
          <table:table-cell table:style-name="ce14" table:formula="of:=[.J143]^(1/2)" office:value-type="float" office:value="0.65835870640439" calcext:value-type="float">
            <text:p>0.658</text:p>
          </table:table-cell>
          <table:table-cell table:style-name="ce14" table:formula="of:=([.J143]^(1/2))^(1/2)" office:value-type="float" office:value="0.811393065292273" calcext:value-type="float">
            <text:p>0.811</text:p>
          </table:table-cell>
          <table:table-cell table:style-name="ce13" table:formula="of:=([.D143]/[.$L$15])/[.$D$2]" office:value-type="float" office:value="0.143815915627996" calcext:value-type="float">
            <text:p>0.144</text:p>
          </table:table-cell>
          <table:table-cell table:style-name="ce18" table:formula="of:=SQRT([.N143])" office:value-type="float" office:value="0.379230689195899" calcext:value-type="float">
            <text:p>0.379</text:p>
          </table:table-cell>
          <table:table-cell table:style-name="ce18" table:formula="of:=SQRT([.O143])" office:value-type="float" office:value="0.615817090698122" calcext:value-type="float">
            <text:p>0.616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4]" office:value-type="float" office:value="6" calcext:value-type="float">
            <text:p>6.000</text:p>
          </table:table-cell>
          <table:table-cell table:style-name="ce11" table:formula="of:=[.F144]" office:value-type="float" office:value="6" calcext:value-type="float">
            <text:p>6.000</text:p>
          </table:table-cell>
          <table:table-cell table:style-name="ce13" table:formula="of:=([.D144]/[.$B$10])/[.$D$2]" office:value-type="float" office:value="1.12720156555773" calcext:value-type="float">
            <text:p>1.127</text:p>
          </table:table-cell>
          <table:table-cell table:style-name="ce14" table:formula="of:=SQRT([.I144])" office:value-type="float" office:value="1.06169749248914" calcext:value-type="float">
            <text:p>1.062</text:p>
          </table:table-cell>
          <table:table-cell table:style-name="ce14" table:formula="of:=([.J144]^(1/2))^(1/3)" office:value-type="float" office:value="1.01002812049619" calcext:value-type="float">
            <text:p>1.010</text:p>
          </table:table-cell>
          <table:table-cell table:style-name="ce14" table:formula="of:=[.J144]^(1/2)" office:value-type="float" office:value="1.03038705955051" calcext:value-type="float">
            <text:p>1.030</text:p>
          </table:table-cell>
          <table:table-cell table:style-name="ce14" table:formula="of:=([.J144]^(1/2))^(1/2)" office:value-type="float" office:value="1.01507982915163" calcext:value-type="float">
            <text:p>1.015</text:p>
          </table:table-cell>
          <table:table-cell table:style-name="ce13" table:formula="of:=([.D144]/[.$L$15])/[.$D$2]" office:value-type="float" office:value="0.862895493767977" calcext:value-type="float">
            <text:p>0.863</text:p>
          </table:table-cell>
          <table:table-cell table:style-name="ce18" table:formula="of:=SQRT([.N144])" office:value-type="float" office:value="0.928921683333949" calcext:value-type="float">
            <text:p>0.929</text:p>
          </table:table-cell>
          <table:table-cell table:style-name="ce18" table:formula="of:=SQRT([.O144])" office:value-type="float" office:value="0.963805832797223" calcext:value-type="float">
            <text:p>0.964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5]*[.F145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5]" office:value-type="float" office:value="4" calcext:value-type="float">
            <text:p>4.000</text:p>
          </table:table-cell>
          <table:table-cell table:style-name="ce11" table:formula="of:=[.F145]" office:value-type="float" office:value="5" calcext:value-type="float">
            <text:p>5.000</text:p>
          </table:table-cell>
          <table:table-cell table:style-name="ce13" table:formula="of:=([.D145]/[.$B$10])/[.$D$2]" office:value-type="float" office:value="0.626223091976517" calcext:value-type="float">
            <text:p>0.626</text:p>
          </table:table-cell>
          <table:table-cell table:style-name="ce14" table:formula="of:=SQRT([.I145])" office:value-type="float" office:value="0.791342588248931" calcext:value-type="float">
            <text:p>0.791</text:p>
          </table:table-cell>
          <table:table-cell table:style-name="ce14" table:formula="of:=([.J145]^(1/2))^(1/3)" office:value-type="float" office:value="0.961746814511901" calcext:value-type="float">
            <text:p>0.962</text:p>
          </table:table-cell>
          <table:table-cell table:style-name="ce14" table:formula="of:=[.J145]^(1/2)" office:value-type="float" office:value="0.889574386012171" calcext:value-type="float">
            <text:p>0.890</text:p>
          </table:table-cell>
          <table:table-cell table:style-name="ce14" table:formula="of:=([.J145]^(1/2))^(1/2)" office:value-type="float" office:value="0.94317251126831" calcext:value-type="float">
            <text:p>0.943</text:p>
          </table:table-cell>
          <table:table-cell table:style-name="ce13" table:formula="of:=([.D145]/[.$L$15])/[.$D$2]" office:value-type="float" office:value="0.479386385426654" calcext:value-type="float">
            <text:p>0.479</text:p>
          </table:table-cell>
          <table:table-cell table:style-name="ce18" table:formula="of:=SQRT([.N145])" office:value-type="float" office:value="0.692377343236081" calcext:value-type="float">
            <text:p>0.692</text:p>
          </table:table-cell>
          <table:table-cell table:style-name="ce18" table:formula="of:=SQRT([.O145])" office:value-type="float" office:value="0.83209214828412" calcext:value-type="float">
            <text:p>0.832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6]" office:value-type="float" office:value="4" calcext:value-type="float">
            <text:p>4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0])/[.$D$2]" office:value-type="float" office:value="0.37573385518591" calcext:value-type="float">
            <text:p>0.376</text:p>
          </table:table-cell>
          <table:table-cell table:style-name="ce14" table:formula="of:=SQRT([.I146])" office:value-type="float" office:value="0.612971333086556" calcext:value-type="float">
            <text:p>0.613</text:p>
          </table:table-cell>
          <table:table-cell table:style-name="ce14" table:formula="of:=([.J146]^(1/2))^(1/3)" office:value-type="float" office:value="0.921665562675779" calcext:value-type="float">
            <text:p>0.922</text:p>
          </table:table-cell>
          <table:table-cell table:style-name="ce14" table:formula="of:=[.J146]^(1/2)" office:value-type="float" office:value="0.782924857880088" calcext:value-type="float">
            <text:p>0.783</text:p>
          </table:table-cell>
          <table:table-cell table:style-name="ce14" table:formula="of:=([.J146]^(1/2))^(1/2)" office:value-type="float" office:value="0.884830411932189" calcext:value-type="float">
            <text:p>0.885</text:p>
          </table:table-cell>
          <table:table-cell table:style-name="ce13" table:formula="of:=([.D146]/[.$L$15])/[.$D$2]" office:value-type="float" office:value="0.287631831255992" calcext:value-type="float">
            <text:p>0.288</text:p>
          </table:table-cell>
          <table:table-cell table:style-name="ce18" table:formula="of:=SQRT([.N146])" office:value-type="float" office:value="0.536313183928936" calcext:value-type="float">
            <text:p>0.536</text:p>
          </table:table-cell>
          <table:table-cell table:style-name="ce18" table:formula="of:=SQRT([.O146])" office:value-type="float" office:value="0.732334065798482" calcext:value-type="float">
            <text:p>0.732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7]*[.F14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7]" office:value-type="float" office:value="8" calcext:value-type="float">
            <text:p>8.000</text:p>
          </table:table-cell>
          <table:table-cell table:style-name="ce11" table:formula="of:=[.F147]" office:value-type="float" office:value="8" calcext:value-type="float">
            <text:p>8.000</text:p>
          </table:table-cell>
          <table:table-cell table:style-name="ce13" table:formula="of:=([.D147]/[.$B$10])/[.$D$2]" office:value-type="float" office:value="2.00391389432485" calcext:value-type="float">
            <text:p>2.004</text:p>
          </table:table-cell>
          <table:table-cell table:style-name="ce14" table:formula="of:=SQRT([.I147])" office:value-type="float" office:value="1.41559665665219" calcext:value-type="float">
            <text:p>1.416</text:p>
          </table:table-cell>
          <table:table-cell table:style-name="ce14" table:formula="of:=([.J147]^(1/2))^(1/3)" office:value-type="float" office:value="1.059635715692" calcext:value-type="float">
            <text:p>1.060</text:p>
          </table:table-cell>
          <table:table-cell table:style-name="ce14" table:formula="of:=[.J147]^(1/2)" office:value-type="float" office:value="1.18978849240199" calcext:value-type="float">
            <text:p>1.190</text:p>
          </table:table-cell>
          <table:table-cell table:style-name="ce14" table:formula="of:=([.J147]^(1/2))^(1/2)" office:value-type="float" office:value="1.09077426280692" calcext:value-type="float">
            <text:p>1.091</text:p>
          </table:table-cell>
          <table:table-cell table:style-name="ce13" table:formula="of:=([.D147]/[.$L$15])/[.$D$2]" office:value-type="float" office:value="1.53403643336529" calcext:value-type="float">
            <text:p>1.534</text:p>
          </table:table-cell>
          <table:table-cell table:style-name="ce18" table:formula="of:=SQRT([.N147])" office:value-type="float" office:value="1.23856224444527" calcext:value-type="float">
            <text:p>1.239</text:p>
          </table:table-cell>
          <table:table-cell table:style-name="ce18" table:formula="of:=SQRT([.O147])" office:value-type="float" office:value="1.11290711402402" calcext:value-type="float">
            <text:p>1.11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48]*[.F14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5" calcext:value-type="float">
            <text:p>5.000</text:p>
          </table:table-cell>
          <table:table-cell table:style-name="ce13" table:formula="of:=([.D148]/[.$B$9])/[.$D$2]" office:value-type="float" office:value="5.62833222595271" calcext:value-type="float">
            <text:p>5.628</text:p>
          </table:table-cell>
          <table:table-cell table:style-name="ce14" table:formula="of:=SQRT([.I148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8]^(1/2)" office:value-type="float" office:value="1.54026317102985" calcext:value-type="float">
            <text:p>1.540</text:p>
          </table:table-cell>
          <table:table-cell table:style-name="ce14" table:formula="of:=([.J148]^(1/2))^(1/2)" office:value-type="float" office:value="1.24107339469906" calcext:value-type="float">
            <text:p>1.241</text:p>
          </table:table-cell>
          <table:table-cell table:style-name="ce13" table:formula="of:=([.D148]/[.$L$15])/[.$D$2]" office:value-type="float" office:value="0.719079578139981" calcext:value-type="float">
            <text:p>0.719</text:p>
          </table:table-cell>
          <table:table-cell table:style-name="ce18" table:formula="of:=SQRT([.N148])" office:value-type="float" office:value="0.847985600196124" calcext:value-type="float">
            <text:p>0.848</text:p>
          </table:table-cell>
          <table:table-cell table:style-name="ce18" table:formula="of:=SQRT([.O148])" office:value-type="float" office:value="0.920861336030634" calcext:value-type="float">
            <text:p>0.921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8" calcext:value-type="float">
            <text:p>8.000</text:p>
          </table:table-cell>
          <table:table-cell table:style-name="ce13" table:formula="of:=([.D149]/[.$B$10])/[.$D$2]" office:value-type="float" office:value="2.00391389432485" calcext:value-type="float">
            <text:p>2.004</text:p>
          </table:table-cell>
          <table:table-cell table:style-name="ce14" table:formula="of:=SQRT([.I149])" office:value-type="float" office:value="1.41559665665219" calcext:value-type="float">
            <text:p>1.416</text:p>
          </table:table-cell>
          <table:table-cell table:style-name="ce14" table:formula="of:=([.J149]^(1/2))^(1/3)" office:value-type="float" office:value="1.059635715692" calcext:value-type="float">
            <text:p>1.060</text:p>
          </table:table-cell>
          <table:table-cell table:style-name="ce14" table:formula="of:=[.J149]^(1/2)" office:value-type="float" office:value="1.18978849240199" calcext:value-type="float">
            <text:p>1.190</text:p>
          </table:table-cell>
          <table:table-cell table:style-name="ce14" table:formula="of:=([.J149]^(1/2))^(1/2)" office:value-type="float" office:value="1.09077426280692" calcext:value-type="float">
            <text:p>1.091</text:p>
          </table:table-cell>
          <table:table-cell table:style-name="ce13" table:formula="of:=([.D149]/[.$L$15])/[.$D$2]" office:value-type="float" office:value="1.53403643336529" calcext:value-type="float">
            <text:p>1.534</text:p>
          </table:table-cell>
          <table:table-cell table:style-name="ce18" table:formula="of:=SQRT([.N149])" office:value-type="float" office:value="1.23856224444527" calcext:value-type="float">
            <text:p>1.239</text:p>
          </table:table-cell>
          <table:table-cell table:style-name="ce18" table:formula="of:=SQRT([.O149])" office:value-type="float" office:value="1.11290711402402" calcext:value-type="float">
            <text:p>1.113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0]*[.F150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5" calcext:value-type="float">
            <text:p>5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9])/[.$D$2]" office:value-type="float" office:value="4.69027685496059" calcext:value-type="float">
            <text:p>4.690</text:p>
          </table:table-cell>
          <table:table-cell table:style-name="ce14" table:formula="of:=SQRT([.I150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0]^(1/2)" office:value-type="float" office:value="1.47163334485831" calcext:value-type="float">
            <text:p>1.472</text:p>
          </table:table-cell>
          <table:table-cell table:style-name="ce14" table:formula="of:=([.J150]^(1/2))^(1/2)" office:value-type="float" office:value="1.21310895836207" calcext:value-type="float">
            <text:p>1.213</text:p>
          </table:table-cell>
          <table:table-cell table:style-name="ce13" table:formula="of:=([.D150]/[.$L$15])/[.$D$2]" office:value-type="float" office:value="0.599232981783317" calcext:value-type="float">
            <text:p>0.599</text:p>
          </table:table-cell>
          <table:table-cell table:style-name="ce18" table:formula="of:=SQRT([.N150])" office:value-type="float" office:value="0.774101402778291" calcext:value-type="float">
            <text:p>0.774</text:p>
          </table:table-cell>
          <table:table-cell table:style-name="ce18" table:formula="of:=SQRT([.O150])" office:value-type="float" office:value="0.879830326130153" calcext:value-type="float">
            <text:p>0.880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1]*[.F15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9])/[.$D$2]" office:value-type="float" office:value="4.50266578076217" calcext:value-type="float">
            <text:p>4.503</text:p>
          </table:table-cell>
          <table:table-cell table:style-name="ce14" table:formula="of:=SQRT([.I151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1]^(1/2)" office:value-type="float" office:value="1.45669096965811" calcext:value-type="float">
            <text:p>1.457</text:p>
          </table:table-cell>
          <table:table-cell table:style-name="ce14" table:formula="of:=([.J151]^(1/2))^(1/2)" office:value-type="float" office:value="1.20693453412275" calcext:value-type="float">
            <text:p>1.207</text:p>
          </table:table-cell>
          <table:table-cell table:style-name="ce13" table:formula="of:=([.D151]/[.$L$15])/[.$D$2]" office:value-type="float" office:value="0.575263662511985" calcext:value-type="float">
            <text:p>0.575</text:p>
          </table:table-cell>
          <table:table-cell table:style-name="ce18" table:formula="of:=SQRT([.N151])" office:value-type="float" office:value="0.758461378391797" calcext:value-type="float">
            <text:p>0.758</text:p>
          </table:table-cell>
          <table:table-cell table:style-name="ce18" table:formula="of:=SQRT([.O151])" office:value-type="float" office:value="0.870896881606426" calcext:value-type="float">
            <text:p>0.871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2]*[.F152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2]" office:value-type="float" office:value="5" calcext:value-type="float">
            <text:p>5.000</text:p>
          </table:table-cell>
          <table:table-cell table:style-name="ce11" table:formula="of:=[.F152]" office:value-type="float" office:value="4" calcext:value-type="float">
            <text:p>4.000</text:p>
          </table:table-cell>
          <table:table-cell table:style-name="ce13" table:formula="of:=([.D152]/[.$B$9])/[.$D$2]" office:value-type="float" office:value="3.75222148396848" calcext:value-type="float">
            <text:p>3.752</text:p>
          </table:table-cell>
          <table:table-cell table:style-name="ce14" table:formula="of:=SQRT([.I152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2]^(1/2)" office:value-type="float" office:value="1.39178488742903" calcext:value-type="float">
            <text:p>1.392</text:p>
          </table:table-cell>
          <table:table-cell table:style-name="ce14" table:formula="of:=([.J152]^(1/2))^(1/2)" office:value-type="float" office:value="1.17973933028828" calcext:value-type="float">
            <text:p>1.180</text:p>
          </table:table-cell>
          <table:table-cell table:style-name="ce13" table:formula="of:=([.D152]/[.$L$15])/[.$D$2]" office:value-type="float" office:value="0.479386385426654" calcext:value-type="float">
            <text:p>0.479</text:p>
          </table:table-cell>
          <table:table-cell table:style-name="ce18" table:formula="of:=SQRT([.N152])" office:value-type="float" office:value="0.692377343236081" calcext:value-type="float">
            <text:p>0.692</text:p>
          </table:table-cell>
          <table:table-cell table:style-name="ce18" table:formula="of:=SQRT([.O152])" office:value-type="float" office:value="0.83209214828412" calcext:value-type="float">
            <text:p>0.832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3]*[.F15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10" calcext:value-type="float">
            <text:p>10.000</text:p>
          </table:table-cell>
          <table:table-cell table:style-name="ce13" table:formula="of:=([.D153]/[.$B$10])/[.$D$2]" office:value-type="float" office:value="1.87866927592955" calcext:value-type="float">
            <text:p>1.879</text:p>
          </table:table-cell>
          <table:table-cell table:style-name="ce14" table:formula="of:=SQRT([.I153])" office:value-type="float" office:value="1.37064556904021" calcext:value-type="float">
            <text:p>1.371</text:p>
          </table:table-cell>
          <table:table-cell table:style-name="ce14" table:formula="of:=([.J153]^(1/2))^(1/3)" office:value-type="float" office:value="1.05395206980991" calcext:value-type="float">
            <text:p>1.054</text:p>
          </table:table-cell>
          <table:table-cell table:style-name="ce14" table:formula="of:=[.J153]^(1/2)" office:value-type="float" office:value="1.17074573201879" calcext:value-type="float">
            <text:p>1.171</text:p>
          </table:table-cell>
          <table:table-cell table:style-name="ce14" table:formula="of:=([.J153]^(1/2))^(1/2)" office:value-type="float" office:value="1.08201004247594" calcext:value-type="float">
            <text:p>1.082</text:p>
          </table:table-cell>
          <table:table-cell table:style-name="ce13" table:formula="of:=([.D153]/[.$L$15])/[.$D$2]" office:value-type="float" office:value="1.43815915627996" calcext:value-type="float">
            <text:p>1.438</text:p>
          </table:table-cell>
          <table:table-cell table:style-name="ce18" table:formula="of:=SQRT([.N153])" office:value-type="float" office:value="1.19923273649445" calcext:value-type="float">
            <text:p>1.199</text:p>
          </table:table-cell>
          <table:table-cell table:style-name="ce18" table:formula="of:=SQRT([.O153])" office:value-type="float" office:value="1.09509485273854" calcext:value-type="float">
            <text:p>1.095</text:p>
          </table:table-cell>
          <table:table-cell table:style-name="ce19" table:formula="of:=[.R153]+[.U153]" office:value-type="float" office:value="128" calcext:value-type="float">
            <text:p>128</text:p>
          </table:table-cell>
          <table:table-cell table:style-name="ce19" table:formula="of:=([.V153]-[.U153])/2" office:value-type="float" office:value="128" calcext:value-type="float">
            <text:p>128</text:p>
          </table:table-cell>
          <table:table-cell table:style-name="ce20" table:formula="of:=[.T153]+[.U153]" office:value-type="float" office:value="310.4" calcext:value-type="float">
            <text:p>310.4</text:p>
          </table:table-cell>
          <table:table-cell table:style-name="ce21" table:formula="of:=([.W153]-[.U15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3]&gt;64;64+(([.V153]-64)*2.9);[.V153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4]" office:value-type="float" office:value="7" calcext:value-type="float">
            <text:p>7.000</text:p>
          </table:table-cell>
          <table:table-cell table:style-name="ce11" table:formula="of:=[.F154]" office:value-type="float" office:value="10" calcext:value-type="float">
            <text:p>10.000</text:p>
          </table:table-cell>
          <table:table-cell table:style-name="ce13" table:formula="of:=([.D154]/[.$B$10])/[.$D$2]" office:value-type="float" office:value="2.19178082191781" calcext:value-type="float">
            <text:p>2.192</text:p>
          </table:table-cell>
          <table:table-cell table:style-name="ce14" table:formula="of:=SQRT([.I154])" office:value-type="float" office:value="1.48046642039521" calcext:value-type="float">
            <text:p>1.480</text:p>
          </table:table-cell>
          <table:table-cell table:style-name="ce14" table:formula="of:=([.J154]^(1/2))^(1/3)" office:value-type="float" office:value="1.06757835565312" calcext:value-type="float">
            <text:p>1.068</text:p>
          </table:table-cell>
          <table:table-cell table:style-name="ce14" table:formula="of:=[.J154]^(1/2)" office:value-type="float" office:value="1.21674418856028" calcext:value-type="float">
            <text:p>1.217</text:p>
          </table:table-cell>
          <table:table-cell table:style-name="ce14" table:formula="of:=([.J154]^(1/2))^(1/2)" office:value-type="float" office:value="1.10306128050996" calcext:value-type="float">
            <text:p>1.103</text:p>
          </table:table-cell>
          <table:table-cell table:style-name="ce13" table:formula="of:=([.D154]/[.$L$15])/[.$D$2]" office:value-type="float" office:value="1.67785234899329" calcext:value-type="float">
            <text:p>1.678</text:p>
          </table:table-cell>
          <table:table-cell table:style-name="ce18" table:formula="of:=SQRT([.N154])" office:value-type="float" office:value="1.2953194003771" calcext:value-type="float">
            <text:p>1.295</text:p>
          </table:table-cell>
          <table:table-cell table:style-name="ce18" table:formula="of:=SQRT([.O154])" office:value-type="float" office:value="1.13812099549086" calcext:value-type="float">
            <text:p>1.138</text:p>
          </table:table-cell>
          <table:table-cell table:style-name="ce19" table:formula="of:=[.R154]+[.U154]" office:value-type="float" office:value="128" calcext:value-type="float">
            <text:p>128</text:p>
          </table:table-cell>
          <table:table-cell table:style-name="ce19" table:formula="of:=([.V154]-[.U154])/2" office:value-type="float" office:value="128" calcext:value-type="float">
            <text:p>128</text:p>
          </table:table-cell>
          <table:table-cell table:style-name="ce20" table:formula="of:=[.T154]+[.U154]" office:value-type="float" office:value="310.4" calcext:value-type="float">
            <text:p>310.4</text:p>
          </table:table-cell>
          <table:table-cell table:style-name="ce21" table:formula="of:=([.W154]-[.U15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4]&gt;64;64+(([.V154]-64)*2.9);[.V154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5]*[.F155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10" calcext:value-type="float">
            <text:p>10.000</text:p>
          </table:table-cell>
          <table:table-cell table:style-name="ce13" table:formula="of:=([.D155]/[.$B$10])/[.$D$2]" office:value-type="float" office:value="1.56555772994129" calcext:value-type="float">
            <text:p>1.566</text:p>
          </table:table-cell>
          <table:table-cell table:style-name="ce14" table:formula="of:=SQRT([.I155])" office:value-type="float" office:value="1.25122249417971" calcext:value-type="float">
            <text:p>1.251</text:p>
          </table:table-cell>
          <table:table-cell table:style-name="ce14" table:formula="of:=([.J155]^(1/2))^(1/3)" office:value-type="float" office:value="1.03805992205623" calcext:value-type="float">
            <text:p>1.038</text:p>
          </table:table-cell>
          <table:table-cell table:style-name="ce14" table:formula="of:=[.J155]^(1/2)" office:value-type="float" office:value="1.11858057116138" calcext:value-type="float">
            <text:p>1.119</text:p>
          </table:table-cell>
          <table:table-cell table:style-name="ce14" table:formula="of:=([.J155]^(1/2))^(1/2)" office:value-type="float" office:value="1.05762969472371" calcext:value-type="float">
            <text:p>1.058</text:p>
          </table:table-cell>
          <table:table-cell table:style-name="ce13" table:formula="of:=([.D155]/[.$L$15])/[.$D$2]" office:value-type="float" office:value="1.19846596356663" calcext:value-type="float">
            <text:p>1.198</text:p>
          </table:table-cell>
          <table:table-cell table:style-name="ce18" table:formula="of:=SQRT([.N155])" office:value-type="float" office:value="1.0947447024611" calcext:value-type="float">
            <text:p>1.095</text:p>
          </table:table-cell>
          <table:table-cell table:style-name="ce18" table:formula="of:=SQRT([.O155])" office:value-type="float" office:value="1.04630048382914" calcext:value-type="float">
            <text:p>1.046</text:p>
          </table:table-cell>
          <table:table-cell table:style-name="ce19" table:formula="of:=[.R155]+[.U155]" office:value-type="float" office:value="128" calcext:value-type="float">
            <text:p>128</text:p>
          </table:table-cell>
          <table:table-cell table:style-name="ce19" table:formula="of:=([.V155]-[.U155])/2" office:value-type="float" office:value="128" calcext:value-type="float">
            <text:p>128</text:p>
          </table:table-cell>
          <table:table-cell table:style-name="ce20" table:formula="of:=[.T155]+[.U155]" office:value-type="float" office:value="310.4" calcext:value-type="float">
            <text:p>310.4</text:p>
          </table:table-cell>
          <table:table-cell table:style-name="ce21" table:formula="of:=([.W155]-[.U15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5]&gt;64;64+(([.V155]-64)*2.9);[.V155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56]" office:value-type="float" office:value="15" calcext:value-type="float">
            <text:p>15.000</text:p>
          </table:table-cell>
          <table:table-cell table:style-name="ce11" table:formula="of:=[.F156]" office:value-type="float" office:value="350" calcext:value-type="float">
            <text:p>350.000</text:p>
          </table:table-cell>
          <table:table-cell table:style-name="ce13" table:formula="of:=([.D156]/[.$B$9])/[.$D$2]" office:value-type="float" office:value="984.958139541725" calcext:value-type="float">
            <text:p>984.958</text:p>
          </table:table-cell>
          <table:table-cell table:style-name="ce14" table:formula="of:=SQRT([.I156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5.60214626311311" calcext:value-type="float">
            <text:p>5.602</text:p>
          </table:table-cell>
          <table:table-cell table:style-name="ce14" table:formula="of:=([.J156]^(1/2))^(1/2)" office:value-type="float" office:value="2.36688535064821" calcext:value-type="float">
            <text:p>2.367</text:p>
          </table:table-cell>
          <table:table-cell table:style-name="ce13" table:formula="of:=([.D156]/[.$L$15])/[.$D$2]" office:value-type="float" office:value="125.838926174497" calcext:value-type="float">
            <text:p>125.839</text:p>
          </table:table-cell>
          <table:table-cell table:style-name="ce18" table:formula="of:=SQRT([.N156])" office:value-type="float" office:value="11.2177950674139" calcext:value-type="float">
            <text:p>11.218</text:p>
          </table:table-cell>
          <table:table-cell table:style-name="ce18" table:formula="of:=SQRT([.O156])" office:value-type="float" office:value="3.3492976976396" calcext:value-type="float">
            <text:p>3.349</text:p>
          </table:table-cell>
          <table:table-cell table:style-name="ce19" table:formula="of:=[.R156]+[.U156]" office:value-type="float" office:value="128" calcext:value-type="float">
            <text:p>128</text:p>
          </table:table-cell>
          <table:table-cell table:style-name="ce19" table:formula="of:=([.V156]-[.U156])/2" office:value-type="float" office:value="128" calcext:value-type="float">
            <text:p>128</text:p>
          </table:table-cell>
          <table:table-cell table:style-name="ce20" table:formula="of:=[.T156]+[.U156]" office:value-type="float" office:value="310.4" calcext:value-type="float">
            <text:p>310.4</text:p>
          </table:table-cell>
          <table:table-cell table:style-name="ce21" table:formula="of:=([.W156]-[.U15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6]&gt;64;64+(([.V156]-64)*2.9);[.V156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7]*[.F15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6" calcext:value-type="float">
            <text:p>6.000</text:p>
          </table:table-cell>
          <table:table-cell table:style-name="ce13" table:formula="of:=([.D157]/[.$B$10])/[.$D$2]" office:value-type="float" office:value="0.939334637964775" calcext:value-type="float">
            <text:p>0.939</text:p>
          </table:table-cell>
          <table:table-cell table:style-name="ce14" table:formula="of:=SQRT([.I157])" office:value-type="float" office:value="0.969192776471624" calcext:value-type="float">
            <text:p>0.969</text:p>
          </table:table-cell>
          <table:table-cell table:style-name="ce14" table:formula="of:=([.J157]^(1/2))^(1/3)" office:value-type="float" office:value="0.994798285491273" calcext:value-type="float">
            <text:p>0.995</text:p>
          </table:table-cell>
          <table:table-cell table:style-name="ce14" table:formula="of:=[.J157]^(1/2)" office:value-type="float" office:value="0.984475889228184" calcext:value-type="float">
            <text:p>0.984</text:p>
          </table:table-cell>
          <table:table-cell table:style-name="ce14" table:formula="of:=([.J157]^(1/2))^(1/2)" office:value-type="float" office:value="0.992207583738496" calcext:value-type="float">
            <text:p>0.992</text:p>
          </table:table-cell>
          <table:table-cell table:style-name="ce13" table:formula="of:=([.D157]/[.$L$15])/[.$D$2]" office:value-type="float" office:value="0.719079578139981" calcext:value-type="float">
            <text:p>0.719</text:p>
          </table:table-cell>
          <table:table-cell table:style-name="ce18" table:formula="of:=SQRT([.N157])" office:value-type="float" office:value="0.847985600196124" calcext:value-type="float">
            <text:p>0.848</text:p>
          </table:table-cell>
          <table:table-cell table:style-name="ce18" table:formula="of:=SQRT([.O157])" office:value-type="float" office:value="0.920861336030634" calcext:value-type="float">
            <text:p>0.921</text:p>
          </table:table-cell>
          <table:table-cell table:style-name="ce19" table:formula="of:=[.R157]+[.U157]" office:value-type="float" office:value="128" calcext:value-type="float">
            <text:p>128</text:p>
          </table:table-cell>
          <table:table-cell table:style-name="ce19" table:formula="of:=([.V157]-[.U157])/2" office:value-type="float" office:value="128" calcext:value-type="float">
            <text:p>128</text:p>
          </table:table-cell>
          <table:table-cell table:style-name="ce20" table:formula="of:=[.T157]+[.U157]" office:value-type="float" office:value="310.4" calcext:value-type="float">
            <text:p>310.4</text:p>
          </table:table-cell>
          <table:table-cell table:style-name="ce21" table:formula="of:=([.W157]-[.U157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7]&gt;64;64+(([.V157]-64)*2.9);[.V157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59]*[.F15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59]" office:value-type="float" office:value="1" calcext:value-type="float">
            <text:p>1.000</text:p>
          </table:table-cell>
          <table:table-cell table:style-name="ce11" table:formula="of:=[.F159]" office:value-type="float" office:value="1" calcext:value-type="float">
            <text:p>1.000</text:p>
          </table:table-cell>
          <table:table-cell table:style-name="ce13" table:formula="of:=([.D159]/[.$B$13])/[.$D$2]" office:value-type="float" office:value="0.0728861783782511" calcext:value-type="float">
            <text:p>0.073</text:p>
          </table:table-cell>
          <table:table-cell table:style-name="ce14" table:formula="of:=SQRT([.I15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9]^(1/2)" office:value-type="float" office:value="0.519590611145776" calcext:value-type="float">
            <text:p>0.520</text:p>
          </table:table-cell>
          <table:table-cell table:style-name="ce14" table:formula="of:=([.J159]^(1/2))^(1/2)" office:value-type="float" office:value="0.720826339103793" calcext:value-type="float">
            <text:p>0.721</text:p>
          </table:table-cell>
          <table:table-cell table:style-name="ce13" table:formula="of:=([.D159]/[.$L$15])/[.$D$2]" office:value-type="float" office:value="0.0239693192713327" calcext:value-type="float">
            <text:p>0.024</text:p>
          </table:table-cell>
          <table:table-cell table:style-name="ce18" table:formula="of:=SQRT([.N159])" office:value-type="float" office:value="0.154820280555658" calcext:value-type="float">
            <text:p>0.155</text:p>
          </table:table-cell>
          <table:table-cell table:style-name="ce18" table:formula="of:=SQRT([.O159])" office:value-type="float" office:value="0.393472083578566" calcext:value-type="float">
            <text:p>0.393</text:p>
          </table:table-cell>
          <table:table-cell table:style-name="ce19" table:formula="of:=[.R159]+[.U159]" office:value-type="float" office:value="16" calcext:value-type="float">
            <text:p>16</text:p>
          </table:table-cell>
          <table:table-cell table:style-name="ce19" table:formula="of:=([.V159]-[.U159])/2" office:value-type="float" office:value="4" calcext:value-type="float">
            <text:p>4</text:p>
          </table:table-cell>
          <table:table-cell table:style-name="ce20" table:formula="of:=[.T159]+[.U159]" office:value-type="float" office:value="16" calcext:value-type="float">
            <text:p>16</text:p>
          </table:table-cell>
          <table:table-cell table:style-name="ce21" table:formula="of:=([.W159]-[.U15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59]&gt;64;64+(([.V159]-64)*2.9);[.V15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0]*[.F1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0]" office:value-type="float" office:value="1" calcext:value-type="float">
            <text:p>1.000</text:p>
          </table:table-cell>
          <table:table-cell table:style-name="ce11" table:formula="of:=[.F160]" office:value-type="float" office:value="1" calcext:value-type="float">
            <text:p>1.000</text:p>
          </table:table-cell>
          <table:table-cell table:style-name="ce13" table:formula="of:=([.D160]/[.$B$13])/[.$D$2]" office:value-type="float" office:value="0.0728861783782511" calcext:value-type="float">
            <text:p>0.073</text:p>
          </table:table-cell>
          <table:table-cell table:style-name="ce14" table:formula="of:=SQRT([.I16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0]^(1/2)" office:value-type="float" office:value="0.519590611145776" calcext:value-type="float">
            <text:p>0.520</text:p>
          </table:table-cell>
          <table:table-cell table:style-name="ce14" table:formula="of:=([.J160]^(1/2))^(1/2)" office:value-type="float" office:value="0.720826339103793" calcext:value-type="float">
            <text:p>0.721</text:p>
          </table:table-cell>
          <table:table-cell table:style-name="ce13" table:formula="of:=([.D160]/[.$L$15])/[.$D$2]" office:value-type="float" office:value="0.0239693192713327" calcext:value-type="float">
            <text:p>0.024</text:p>
          </table:table-cell>
          <table:table-cell table:style-name="ce18" table:formula="of:=SQRT([.N160])" office:value-type="float" office:value="0.154820280555658" calcext:value-type="float">
            <text:p>0.155</text:p>
          </table:table-cell>
          <table:table-cell table:style-name="ce18" table:formula="of:=SQRT([.O160])" office:value-type="float" office:value="0.393472083578566" calcext:value-type="float">
            <text:p>0.393</text:p>
          </table:table-cell>
          <table:table-cell table:style-name="ce19" table:formula="of:=[.R160]+[.U160]" office:value-type="float" office:value="16" calcext:value-type="float">
            <text:p>16</text:p>
          </table:table-cell>
          <table:table-cell table:style-name="ce19" table:formula="of:=([.V160]-[.U160])/2" office:value-type="float" office:value="4" calcext:value-type="float">
            <text:p>4</text:p>
          </table:table-cell>
          <table:table-cell table:style-name="ce20" table:formula="of:=[.T160]+[.U160]" office:value-type="float" office:value="16" calcext:value-type="float">
            <text:p>16</text:p>
          </table:table-cell>
          <table:table-cell table:style-name="ce21" table:formula="of:=([.W160]-[.U16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0]&gt;64;64+(([.V160]-64)*2.9);[.V16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1]*[.F16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1]" office:value-type="float" office:value="1" calcext:value-type="float">
            <text:p>1.000</text:p>
          </table:table-cell>
          <table:table-cell table:style-name="ce11" table:formula="of:=[.F161]" office:value-type="float" office:value="1" calcext:value-type="float">
            <text:p>1.000</text:p>
          </table:table-cell>
          <table:table-cell table:style-name="ce13" table:formula="of:=([.D161]/[.$B$13])/[.$D$2]" office:value-type="float" office:value="0.0728861783782511" calcext:value-type="float">
            <text:p>0.073</text:p>
          </table:table-cell>
          <table:table-cell table:style-name="ce14" table:formula="of:=SQRT([.I16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0.519590611145776" calcext:value-type="float">
            <text:p>0.520</text:p>
          </table:table-cell>
          <table:table-cell table:style-name="ce14" table:formula="of:=([.J161]^(1/2))^(1/2)" office:value-type="float" office:value="0.720826339103793" calcext:value-type="float">
            <text:p>0.721</text:p>
          </table:table-cell>
          <table:table-cell table:style-name="ce13" table:formula="of:=([.D161]/[.$L$15])/[.$D$2]" office:value-type="float" office:value="0.0239693192713327" calcext:value-type="float">
            <text:p>0.024</text:p>
          </table:table-cell>
          <table:table-cell table:style-name="ce18" table:formula="of:=SQRT([.N161])" office:value-type="float" office:value="0.154820280555658" calcext:value-type="float">
            <text:p>0.155</text:p>
          </table:table-cell>
          <table:table-cell table:style-name="ce18" table:formula="of:=SQRT([.O161])" office:value-type="float" office:value="0.393472083578566" calcext:value-type="float">
            <text:p>0.393</text:p>
          </table:table-cell>
          <table:table-cell table:style-name="ce19" table:formula="of:=[.R161]+[.U161]" office:value-type="float" office:value="22" calcext:value-type="float">
            <text:p>22</text:p>
          </table:table-cell>
          <table:table-cell table:style-name="ce19" table:formula="of:=([.V161]-[.U161])/2" office:value-type="float" office:value="6" calcext:value-type="float">
            <text:p>6</text:p>
          </table:table-cell>
          <table:table-cell table:style-name="ce20" table:formula="of:=[.T161]+[.U161]" office:value-type="float" office:value="22" calcext:value-type="float">
            <text:p>22</text:p>
          </table:table-cell>
          <table:table-cell table:style-name="ce21" table:formula="of:=([.W161]-[.U16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61]&gt;64;64+(([.V161]-64)*2.9);[.V16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2]" office:value-type="float" office:value="8" calcext:value-type="float">
            <text:p>8.000</text:p>
          </table:table-cell>
          <table:table-cell table:style-name="ce11" table:formula="of:=[.F162]" office:value-type="float" office:value="8" calcext:value-type="float">
            <text:p>8.000</text:p>
          </table:table-cell>
          <table:table-cell table:style-name="ce13" table:formula="of:=([.D162]/[.$B$10])/[.$D$2]" office:value-type="float" office:value="2.00391389432485" calcext:value-type="float">
            <text:p>2.004</text:p>
          </table:table-cell>
          <table:table-cell table:style-name="ce14" table:formula="of:=SQRT([.I162])" office:value-type="float" office:value="1.41559665665219" calcext:value-type="float">
            <text:p>1.416</text:p>
          </table:table-cell>
          <table:table-cell table:style-name="ce14" table:formula="of:=([.J162]^(1/2))^(1/3)" office:value-type="float" office:value="1.059635715692" calcext:value-type="float">
            <text:p>1.060</text:p>
          </table:table-cell>
          <table:table-cell table:style-name="ce14" table:formula="of:=[.J162]^(1/2)" office:value-type="float" office:value="1.18978849240199" calcext:value-type="float">
            <text:p>1.190</text:p>
          </table:table-cell>
          <table:table-cell table:style-name="ce14" table:formula="of:=([.J162]^(1/2))^(1/2)" office:value-type="float" office:value="1.09077426280692" calcext:value-type="float">
            <text:p>1.091</text:p>
          </table:table-cell>
          <table:table-cell table:style-name="ce13" table:formula="of:=([.D162]/[.$L$15])/[.$D$2]" office:value-type="float" office:value="1.53403643336529" calcext:value-type="float">
            <text:p>1.534</text:p>
          </table:table-cell>
          <table:table-cell table:style-name="ce18" table:formula="of:=SQRT([.N162])" office:value-type="float" office:value="1.23856224444527" calcext:value-type="float">
            <text:p>1.239</text:p>
          </table:table-cell>
          <table:table-cell table:style-name="ce18" table:formula="of:=SQRT([.O162])" office:value-type="float" office:value="1.11290711402402" calcext:value-type="float">
            <text:p>1.113</text:p>
          </table:table-cell>
          <table:table-cell table:style-name="ce19" table:formula="of:=[.R162]+[.U162]" office:value-type="float" office:value="35" calcext:value-type="float">
            <text:p>35</text:p>
          </table:table-cell>
          <table:table-cell table:style-name="ce19" table:formula="of:=([.V162]-[.U162])/2" office:value-type="float" office:value="29" calcext:value-type="float">
            <text:p>29</text:p>
          </table:table-cell>
          <table:table-cell table:style-name="ce20" table:formula="of:=[.T162]+[.U162]" office:value-type="float" office:value="35" calcext:value-type="float">
            <text:p>35</text:p>
          </table:table-cell>
          <table:table-cell table:style-name="ce21" table:formula="of:=([.W162]-[.U16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2]&gt;64;64+(([.V162]-64)*2.9);[.V16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3]" office:value-type="float" office:value="8" calcext:value-type="float">
            <text:p>8.000</text:p>
          </table:table-cell>
          <table:table-cell table:style-name="ce11" table:formula="of:=[.F163]" office:value-type="float" office:value="5" calcext:value-type="float">
            <text:p>5.000</text:p>
          </table:table-cell>
          <table:table-cell table:style-name="ce13" table:formula="of:=([.D163]/[.$B$10])/[.$D$2]" office:value-type="float" office:value="1.25244618395303" calcext:value-type="float">
            <text:p>1.252</text:p>
          </table:table-cell>
          <table:table-cell table:style-name="ce14" table:formula="of:=SQRT([.I163])" office:value-type="float" office:value="1.11912742078507" calcext:value-type="float">
            <text:p>1.119</text:p>
          </table:table-cell>
          <table:table-cell table:style-name="ce14" table:formula="of:=([.J163]^(1/2))^(1/3)" office:value-type="float" office:value="1.01893525609297" calcext:value-type="float">
            <text:p>1.019</text:p>
          </table:table-cell>
          <table:table-cell table:style-name="ce14" table:formula="of:=[.J163]^(1/2)" office:value-type="float" office:value="1.05788818916985" calcext:value-type="float">
            <text:p>1.058</text:p>
          </table:table-cell>
          <table:table-cell table:style-name="ce14" table:formula="of:=([.J163]^(1/2))^(1/2)" office:value-type="float" office:value="1.0285369167754" calcext:value-type="float">
            <text:p>1.029</text:p>
          </table:table-cell>
          <table:table-cell table:style-name="ce13" table:formula="of:=([.D163]/[.$L$15])/[.$D$2]" office:value-type="float" office:value="0.958772770853308" calcext:value-type="float">
            <text:p>0.959</text:p>
          </table:table-cell>
          <table:table-cell table:style-name="ce18" table:formula="of:=SQRT([.N163])" office:value-type="float" office:value="0.979169429084317" calcext:value-type="float">
            <text:p>0.979</text:p>
          </table:table-cell>
          <table:table-cell table:style-name="ce18" table:formula="of:=SQRT([.O163])" office:value-type="float" office:value="0.989529903077374" calcext:value-type="float">
            <text:p>0.990</text:p>
          </table:table-cell>
          <table:table-cell table:style-name="ce19" table:formula="of:=[.R163]+[.U163]" office:value-type="float" office:value="27" calcext:value-type="float">
            <text:p>27</text:p>
          </table:table-cell>
          <table:table-cell table:style-name="ce19" table:formula="of:=([.V163]-[.U163])/2" office:value-type="float" office:value="21" calcext:value-type="float">
            <text:p>21</text:p>
          </table:table-cell>
          <table:table-cell table:style-name="ce20" table:formula="of:=[.T163]+[.U163]" office:value-type="float" office:value="27" calcext:value-type="float">
            <text:p>27</text:p>
          </table:table-cell>
          <table:table-cell table:style-name="ce21" table:formula="of:=([.W163]-[.U16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63]&gt;64;64+(([.V163]-64)*2.9);[.V16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4]*[.F16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" calcext:value-type="float">
            <text:p>1.000</text:p>
          </table:table-cell>
          <table:table-cell table:style-name="ce13" table:formula="of:=([.D164]/[.$B$10])/[.$D$2]" office:value-type="float" office:value="0.125244618395303" calcext:value-type="float">
            <text:p>0.125</text:p>
          </table:table-cell>
          <table:table-cell table:style-name="ce14" table:formula="of:=SQRT([.I164])" office:value-type="float" office:value="0.353899164163047" calcext:value-type="float">
            <text:p>0.354</text:p>
          </table:table-cell>
          <table:table-cell table:style-name="ce14" table:formula="of:=([.J164]^(1/2))^(1/3)" office:value-type="float" office:value="0.841033424896281" calcext:value-type="float">
            <text:p>0.841</text:p>
          </table:table-cell>
          <table:table-cell table:style-name="ce14" table:formula="of:=[.J164]^(1/2)" office:value-type="float" office:value="0.594894246200993" calcext:value-type="float">
            <text:p>0.595</text:p>
          </table:table-cell>
          <table:table-cell table:style-name="ce14" table:formula="of:=([.J164]^(1/2))^(1/2)" office:value-type="float" office:value="0.771293877974532" calcext:value-type="float">
            <text:p>0.771</text:p>
          </table:table-cell>
          <table:table-cell table:style-name="ce13" table:formula="of:=([.D164]/[.$L$15])/[.$D$2]" office:value-type="float" office:value="0.0958772770853308" calcext:value-type="float">
            <text:p>0.096</text:p>
          </table:table-cell>
          <table:table-cell table:style-name="ce18" table:formula="of:=SQRT([.N164])" office:value-type="float" office:value="0.309640561111316" calcext:value-type="float">
            <text:p>0.310</text:p>
          </table:table-cell>
          <table:table-cell table:style-name="ce18" table:formula="of:=SQRT([.O164])" office:value-type="float" office:value="0.556453557012008" calcext:value-type="float">
            <text:p>0.556</text:p>
          </table:table-cell>
          <table:table-cell table:style-name="ce19" table:formula="of:=[.R164]+[.U164]" office:value-type="float" office:value="19" calcext:value-type="float">
            <text:p>19</text:p>
          </table:table-cell>
          <table:table-cell table:style-name="ce19" table:formula="of:=([.V164]-[.U164])/2" office:value-type="float" office:value="13" calcext:value-type="float">
            <text:p>13</text:p>
          </table:table-cell>
          <table:table-cell table:style-name="ce20" table:formula="of:=[.T164]+[.U164]" office:value-type="float" office:value="19" calcext:value-type="float">
            <text:p>19</text:p>
          </table:table-cell>
          <table:table-cell table:style-name="ce21" table:formula="of:=([.W164]-[.U16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64]&gt;64;64+(([.V164]-64)*2.9);[.V16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65]*[.F16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65]" office:value-type="float" office:value="8" calcext:value-type="float">
            <text:p>8.000</text:p>
          </table:table-cell>
          <table:table-cell table:style-name="ce11" table:formula="of:=[.F165]" office:value-type="float" office:value="2" calcext:value-type="float">
            <text:p>2.000</text:p>
          </table:table-cell>
          <table:table-cell table:style-name="ce13" table:formula="of:=([.D165]/[.$B$12])/[.$D$2]" office:value-type="float" office:value="1.65343915343915" calcext:value-type="float">
            <text:p>1.653</text:p>
          </table:table-cell>
          <table:table-cell table:style-name="ce14" table:formula="of:=SQRT([.I16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65]^(1/2)" office:value-type="float" office:value="1.1339582221952" calcext:value-type="float">
            <text:p>1.134</text:p>
          </table:table-cell>
          <table:table-cell table:style-name="ce13" table:formula="of:=([.D165]/[.$L$15])/[.$D$2]" office:value-type="float" office:value="0.383509108341323" calcext:value-type="float">
            <text:p>0.384</text:p>
          </table:table-cell>
          <table:table-cell table:style-name="ce18" table:formula="of:=SQRT([.N165])" office:value-type="float" office:value="0.619281122222633" calcext:value-type="float">
            <text:p>0.619</text:p>
          </table:table-cell>
          <table:table-cell table:style-name="ce18" table:formula="of:=SQRT([.O165])" office:value-type="float" office:value="0.786944167157132" calcext:value-type="float">
            <text:p>0.787</text:p>
          </table:table-cell>
          <table:table-cell table:style-name="ce19" table:formula="of:=[.R165]+[.U165]" office:value-type="float" office:value="11" calcext:value-type="float">
            <text:p>11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11" calcext:value-type="float">
            <text:p>11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5]&gt;64;64+(([.V165]-64)*2.9);[.V16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6]*[.F16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1" calcext:value-type="float">
            <text:p>1.000</text:p>
          </table:table-cell>
          <table:table-cell table:style-name="ce13" table:formula="of:=([.D166]/[.$B$10])/[.$D$2]" office:value-type="float" office:value="0.500978473581213" calcext:value-type="float">
            <text:p>0.501</text:p>
          </table:table-cell>
          <table:table-cell table:style-name="ce14" table:formula="of:=SQRT([.I166])" office:value-type="float" office:value="0.707798328326094" calcext:value-type="float">
            <text:p>0.708</text:p>
          </table:table-cell>
          <table:table-cell table:style-name="ce14" table:formula="of:=([.J166]^(1/2))^(1/3)" office:value-type="float" office:value="0.944028100805727" calcext:value-type="float">
            <text:p>0.944</text:p>
          </table:table-cell>
          <table:table-cell table:style-name="ce14" table:formula="of:=[.J166]^(1/2)" office:value-type="float" office:value="0.841307511155163" calcext:value-type="float">
            <text:p>0.841</text:p>
          </table:table-cell>
          <table:table-cell table:style-name="ce14" table:formula="of:=([.J166]^(1/2))^(1/2)" office:value-type="float" office:value="0.917228167445354" calcext:value-type="float">
            <text:p>0.917</text:p>
          </table:table-cell>
          <table:table-cell table:style-name="ce13" table:formula="of:=([.D166]/[.$L$15])/[.$D$2]" office:value-type="float" office:value="0.383509108341323" calcext:value-type="float">
            <text:p>0.384</text:p>
          </table:table-cell>
          <table:table-cell table:style-name="ce18" table:formula="of:=SQRT([.N166])" office:value-type="float" office:value="0.619281122222633" calcext:value-type="float">
            <text:p>0.619</text:p>
          </table:table-cell>
          <table:table-cell table:style-name="ce18" table:formula="of:=SQRT([.O166])" office:value-type="float" office:value="0.786944167157132" calcext:value-type="float">
            <text:p>0.787</text:p>
          </table:table-cell>
          <table:table-cell table:style-name="ce19" table:formula="of:=[.R166]+[.U166]" office:value-type="float" office:value="48" calcext:value-type="float">
            <text:p>48</text:p>
          </table:table-cell>
          <table:table-cell table:style-name="ce19" table:formula="of:=([.V166]-[.U166])/2" office:value-type="float" office:value="16" calcext:value-type="float">
            <text:p>16</text:p>
          </table:table-cell>
          <table:table-cell table:style-name="ce20" table:formula="of:=[.T166]+[.U166]" office:value-type="float" office:value="48" calcext:value-type="float">
            <text:p>48</text:p>
          </table:table-cell>
          <table:table-cell table:style-name="ce21" table:formula="of:=([.W166]-[.U16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6]&gt;64;64+(([.V166]-64)*2.9);[.V16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7]*[.F16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7]" office:value-type="float" office:value="16" calcext:value-type="float">
            <text:p>16.000</text:p>
          </table:table-cell>
          <table:table-cell table:style-name="ce11" table:formula="of:=[.F167]" office:value-type="float" office:value="32" calcext:value-type="float">
            <text:p>32.000</text:p>
          </table:table-cell>
          <table:table-cell table:style-name="ce13" table:formula="of:=([.D167]/[.$B$9])/[.$D$2]" office:value-type="float" office:value="96.056869989593" calcext:value-type="float">
            <text:p>96.057</text:p>
          </table:table-cell>
          <table:table-cell table:style-name="ce14" table:formula="of:=SQRT([.I16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7]^(1/2)" office:value-type="float" office:value="3.13063263190696" calcext:value-type="float">
            <text:p>3.131</text:p>
          </table:table-cell>
          <table:table-cell table:style-name="ce14" table:formula="of:=([.J167]^(1/2))^(1/2)" office:value-type="float" office:value="1.76935938460985" calcext:value-type="float">
            <text:p>1.769</text:p>
          </table:table-cell>
          <table:table-cell table:style-name="ce13" table:formula="of:=([.D167]/[.$L$15])/[.$D$2]" office:value-type="float" office:value="12.2722914669223" calcext:value-type="float">
            <text:p>12.272</text:p>
          </table:table-cell>
          <table:table-cell table:style-name="ce18" table:formula="of:=SQRT([.N167])" office:value-type="float" office:value="3.50318304787551" calcext:value-type="float">
            <text:p>3.503</text:p>
          </table:table-cell>
          <table:table-cell table:style-name="ce18" table:formula="of:=SQRT([.O167])" office:value-type="float" office:value="1.8716792053863" calcext:value-type="float">
            <text:p>1.872</text:p>
          </table:table-cell>
          <table:table-cell table:style-name="ce19" table:formula="of:=[.R167]+[.U167]" office:value-type="float" office:value="40" calcext:value-type="float">
            <text:p>40</text:p>
          </table:table-cell>
          <table:table-cell table:style-name="ce19" table:formula="of:=([.V167]-[.U167])/2" office:value-type="float" office:value="4" calcext:value-type="float">
            <text:p>4</text:p>
          </table:table-cell>
          <table:table-cell table:style-name="ce20" table:formula="of:=[.T167]+[.U167]" office:value-type="float" office:value="40" calcext:value-type="float">
            <text:p>40</text:p>
          </table:table-cell>
          <table:table-cell table:style-name="ce21" table:formula="of:=([.W167]-[.U16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67]&gt;64;64+(([.V167]-64)*2.9);[.V16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8]*[.F16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8]" office:value-type="float" office:value="1" calcext:value-type="float">
            <text:p>1.000</text:p>
          </table:table-cell>
          <table:table-cell table:style-name="ce11" table:formula="of:=[.F168]" office:value-type="float" office:value="32" calcext:value-type="float">
            <text:p>32.000</text:p>
          </table:table-cell>
          <table:table-cell table:style-name="ce13" table:formula="of:=([.D168]/[.$B$9])/[.$D$2]" office:value-type="float" office:value="6.00355437434956" calcext:value-type="float">
            <text:p>6.004</text:p>
          </table:table-cell>
          <table:table-cell table:style-name="ce14" table:formula="of:=SQRT([.I16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8]^(1/2)" office:value-type="float" office:value="1.56531631595348" calcext:value-type="float">
            <text:p>1.565</text:p>
          </table:table-cell>
          <table:table-cell table:style-name="ce14" table:formula="of:=([.J168]^(1/2))^(1/2)" office:value-type="float" office:value="1.25112601921368" calcext:value-type="float">
            <text:p>1.251</text:p>
          </table:table-cell>
          <table:table-cell table:style-name="ce13" table:formula="of:=([.D168]/[.$L$15])/[.$D$2]" office:value-type="float" office:value="0.767018216682646" calcext:value-type="float">
            <text:p>0.767</text:p>
          </table:table-cell>
          <table:table-cell table:style-name="ce18" table:formula="of:=SQRT([.N168])" office:value-type="float" office:value="0.875795761968877" calcext:value-type="float">
            <text:p>0.876</text:p>
          </table:table-cell>
          <table:table-cell table:style-name="ce18" table:formula="of:=SQRT([.O168])" office:value-type="float" office:value="0.935839602693152" calcext:value-type="float">
            <text:p>0.936</text:p>
          </table:table-cell>
          <table:table-cell table:style-name="ce19" table:formula="of:=[.R168]+[.U168]" office:value-type="float" office:value="15" calcext:value-type="float">
            <text:p>15</text:p>
          </table:table-cell>
          <table:table-cell table:style-name="ce19" table:formula="of:=([.V168]-[.U168])/2" office:value-type="float" office:value="1" calcext:value-type="float">
            <text:p>1</text:p>
          </table:table-cell>
          <table:table-cell table:style-name="ce20" table:formula="of:=[.T168]+[.U168]" office:value-type="float" office:value="15" calcext:value-type="float">
            <text:p>15</text:p>
          </table:table-cell>
          <table:table-cell table:style-name="ce21" table:formula="of:=([.W168]-[.U16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8]&gt;64;64+(([.V168]-64)*2.9);[.V16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9]*[.F16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9]" office:value-type="float" office:value="8" calcext:value-type="float">
            <text:p>8.000</text:p>
          </table:table-cell>
          <table:table-cell table:style-name="ce11" table:formula="of:=[.F169]" office:value-type="float" office:value="32" calcext:value-type="float">
            <text:p>32.000</text:p>
          </table:table-cell>
          <table:table-cell table:style-name="ce13" table:formula="of:=([.D169]/[.$B$9])/[.$D$2]" office:value-type="float" office:value="48.0284349947965" calcext:value-type="float">
            <text:p>48.028</text:p>
          </table:table-cell>
          <table:table-cell table:style-name="ce14" table:formula="of:=SQRT([.I16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9]^(1/2)" office:value-type="float" office:value="2.63253775764687" calcext:value-type="float">
            <text:p>2.633</text:p>
          </table:table-cell>
          <table:table-cell table:style-name="ce14" table:formula="of:=([.J169]^(1/2))^(1/2)" office:value-type="float" office:value="1.62250970956937" calcext:value-type="float">
            <text:p>1.623</text:p>
          </table:table-cell>
          <table:table-cell table:style-name="ce13" table:formula="of:=([.D169]/[.$L$15])/[.$D$2]" office:value-type="float" office:value="6.13614573346117" calcext:value-type="float">
            <text:p>6.136</text:p>
          </table:table-cell>
          <table:table-cell table:style-name="ce18" table:formula="of:=SQRT([.N169])" office:value-type="float" office:value="2.47712448889053" calcext:value-type="float">
            <text:p>2.477</text:p>
          </table:table-cell>
          <table:table-cell table:style-name="ce18" table:formula="of:=SQRT([.O169])" office:value-type="float" office:value="1.57388833431426" calcext:value-type="float">
            <text:p>1.574</text:p>
          </table:table-cell>
          <table:table-cell table:style-name="ce19" table:formula="of:=[.R169]+[.U169]" office:value-type="float" office:value="60" calcext:value-type="float">
            <text:p>60</text:p>
          </table:table-cell>
          <table:table-cell table:style-name="ce19" table:formula="of:=([.V169]-[.U169])/2" office:value-type="float" office:value="3" calcext:value-type="float">
            <text:p>3</text:p>
          </table:table-cell>
          <table:table-cell table:style-name="ce20" table:formula="of:=[.T169]+[.U169]" office:value-type="float" office:value="60" calcext:value-type="float">
            <text:p>60</text:p>
          </table:table-cell>
          <table:table-cell table:style-name="ce21" table:formula="of:=([.W169]-[.U16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69]&gt;64;64+(([.V169]-64)*2.9);[.V16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0]*[.F17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0]" office:value-type="float" office:value="2" calcext:value-type="float">
            <text:p>2.000</text:p>
          </table:table-cell>
          <table:table-cell table:style-name="ce11" table:formula="of:=[.F170]" office:value-type="float" office:value="32" calcext:value-type="float">
            <text:p>32.000</text:p>
          </table:table-cell>
          <table:table-cell table:style-name="ce13" table:formula="of:=([.D170]/[.$B$9])/[.$D$2]" office:value-type="float" office:value="12.0071087486991" calcext:value-type="float">
            <text:p>12.007</text:p>
          </table:table-cell>
          <table:table-cell table:style-name="ce14" table:formula="of:=SQRT([.I17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0]^(1/2)" office:value-type="float" office:value="1.86148530016173" calcext:value-type="float">
            <text:p>1.861</text:p>
          </table:table-cell>
          <table:table-cell table:style-name="ce14" table:formula="of:=([.J170]^(1/2))^(1/2)" office:value-type="float" office:value="1.36436259849122" calcext:value-type="float">
            <text:p>1.364</text:p>
          </table:table-cell>
          <table:table-cell table:style-name="ce13" table:formula="of:=([.D170]/[.$L$15])/[.$D$2]" office:value-type="float" office:value="1.53403643336529" calcext:value-type="float">
            <text:p>1.534</text:p>
          </table:table-cell>
          <table:table-cell table:style-name="ce18" table:formula="of:=SQRT([.N170])" office:value-type="float" office:value="1.23856224444527" calcext:value-type="float">
            <text:p>1.239</text:p>
          </table:table-cell>
          <table:table-cell table:style-name="ce18" table:formula="of:=SQRT([.O170])" office:value-type="float" office:value="1.11290711402402" calcext:value-type="float">
            <text:p>1.113</text:p>
          </table:table-cell>
          <table:table-cell table:style-name="ce19" table:formula="of:=[.R170]+[.U170]" office:value-type="float" office:value="50" calcext:value-type="float">
            <text:p>50</text:p>
          </table:table-cell>
          <table:table-cell table:style-name="ce19" table:formula="of:=([.V170]-[.U170])/2" office:value-type="float" office:value="2" calcext:value-type="float">
            <text:p>2</text:p>
          </table:table-cell>
          <table:table-cell table:style-name="ce20" table:formula="of:=[.T170]+[.U170]" office:value-type="float" office:value="50" calcext:value-type="float">
            <text:p>50</text:p>
          </table:table-cell>
          <table:table-cell table:style-name="ce21" table:formula="of:=([.W170]-[.U17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70]&gt;64;64+(([.V170]-64)*2.9);[.V17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1]*[.F17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32" calcext:value-type="float">
            <text:p>32.000</text:p>
          </table:table-cell>
          <table:table-cell table:style-name="ce13" table:formula="of:=([.D171]/[.$B$9])/[.$D$2]" office:value-type="float" office:value="36.0213262460974" calcext:value-type="float">
            <text:p>36.021</text:p>
          </table:table-cell>
          <table:table-cell table:style-name="ce14" table:formula="of:=SQRT([.I17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1]^(1/2)" office:value-type="float" office:value="2.44985242903592" calcext:value-type="float">
            <text:p>2.450</text:p>
          </table:table-cell>
          <table:table-cell table:style-name="ce14" table:formula="of:=([.J171]^(1/2))^(1/2)" office:value-type="float" office:value="1.56520044372467" calcext:value-type="float">
            <text:p>1.565</text:p>
          </table:table-cell>
          <table:table-cell table:style-name="ce13" table:formula="of:=([.D171]/[.$L$15])/[.$D$2]" office:value-type="float" office:value="4.60210930009588" calcext:value-type="float">
            <text:p>4.602</text:p>
          </table:table-cell>
          <table:table-cell table:style-name="ce18" table:formula="of:=SQRT([.N171])" office:value-type="float" office:value="2.14525273571574" calcext:value-type="float">
            <text:p>2.145</text:p>
          </table:table-cell>
          <table:table-cell table:style-name="ce18" table:formula="of:=SQRT([.O171])" office:value-type="float" office:value="1.46466813159696" calcext:value-type="float">
            <text:p>1.465</text:p>
          </table:table-cell>
          <table:table-cell table:style-name="ce19" table:formula="of:=[.R171]+[.U171]" office:value-type="float" office:value="30" calcext:value-type="float">
            <text:p>30</text:p>
          </table:table-cell>
          <table:table-cell table:style-name="ce19" table:formula="of:=([.V171]-[.U171])/2" office:value-type="float" office:value="3" calcext:value-type="float">
            <text:p>3</text:p>
          </table:table-cell>
          <table:table-cell table:style-name="ce20" table:formula="of:=[.T171]+[.U171]" office:value-type="float" office:value="30" calcext:value-type="float">
            <text:p>30</text:p>
          </table:table-cell>
          <table:table-cell table:style-name="ce21" table:formula="of:=([.W171]-[.U17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71]&gt;64;64+(([.V171]-64)*2.9);[.V17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72]*[.F17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72]" office:value-type="float" office:value="10" calcext:value-type="float">
            <text:p>10.000</text:p>
          </table:table-cell>
          <table:table-cell table:style-name="ce11" table:formula="of:=[.F172]" office:value-type="float" office:value="4" calcext:value-type="float">
            <text:p>4.000</text:p>
          </table:table-cell>
          <table:table-cell table:style-name="ce13" table:formula="of:=([.D172]/[.$B$13])/[.$D$2]" office:value-type="float" office:value="2.91544713513004" calcext:value-type="float">
            <text:p>2.915</text:p>
          </table:table-cell>
          <table:table-cell table:style-name="ce14" table:formula="of:=SQRT([.I17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2]^(1/2)" office:value-type="float" office:value="1.30670120840817" calcext:value-type="float">
            <text:p>1.307</text:p>
          </table:table-cell>
          <table:table-cell table:style-name="ce14" table:formula="of:=([.J172]^(1/2))^(1/2)" office:value-type="float" office:value="1.14311032206352" calcext:value-type="float">
            <text:p>1.143</text:p>
          </table:table-cell>
          <table:table-cell table:style-name="ce13" table:formula="of:=([.D172]/[.$L$15])/[.$D$2]" office:value-type="float" office:value="0.958772770853308" calcext:value-type="float">
            <text:p>0.959</text:p>
          </table:table-cell>
          <table:table-cell table:style-name="ce18" table:formula="of:=SQRT([.N172])" office:value-type="float" office:value="0.979169429084317" calcext:value-type="float">
            <text:p>0.979</text:p>
          </table:table-cell>
          <table:table-cell table:style-name="ce18" table:formula="of:=SQRT([.O172])" office:value-type="float" office:value="0.989529903077374" calcext:value-type="float">
            <text:p>0.990</text:p>
          </table:table-cell>
          <table:table-cell table:style-name="ce19" table:formula="of:=[.R172]+[.U172]" office:value-type="float" office:value="11" calcext:value-type="float">
            <text:p>11</text:p>
          </table:table-cell>
          <table:table-cell table:style-name="ce19" table:formula="of:=([.V172]-[.U172])/2" office:value-type="float" office:value="5" calcext:value-type="float">
            <text:p>5</text:p>
          </table:table-cell>
          <table:table-cell table:style-name="ce20" table:formula="of:=[.T172]+[.U172]" office:value-type="float" office:value="11" calcext:value-type="float">
            <text:p>11</text:p>
          </table:table-cell>
          <table:table-cell table:style-name="ce21" table:formula="of:=([.W172]-[.U1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2]&gt;64;64+(([.V172]-64)*2.9);[.V17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3]*[.F17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64" calcext:value-type="float">
            <text:p>64.000</text:p>
          </table:table-cell>
          <table:table-cell table:style-name="ce13" table:formula="of:=([.D173]/[.$B$9])/[.$D$2]" office:value-type="float" office:value="12.0071087486991" calcext:value-type="float">
            <text:p>12.007</text:p>
          </table:table-cell>
          <table:table-cell table:style-name="ce14" table:formula="of:=SQRT([.I17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3]^(1/2)" office:value-type="float" office:value="1.86148530016173" calcext:value-type="float">
            <text:p>1.861</text:p>
          </table:table-cell>
          <table:table-cell table:style-name="ce14" table:formula="of:=([.J173]^(1/2))^(1/2)" office:value-type="float" office:value="1.36436259849122" calcext:value-type="float">
            <text:p>1.364</text:p>
          </table:table-cell>
          <table:table-cell table:style-name="ce13" table:formula="of:=([.D173]/[.$L$15])/[.$D$2]" office:value-type="float" office:value="1.53403643336529" calcext:value-type="float">
            <text:p>1.534</text:p>
          </table:table-cell>
          <table:table-cell table:style-name="ce18" table:formula="of:=SQRT([.N173])" office:value-type="float" office:value="1.23856224444527" calcext:value-type="float">
            <text:p>1.239</text:p>
          </table:table-cell>
          <table:table-cell table:style-name="ce18" table:formula="of:=SQRT([.O173])" office:value-type="float" office:value="1.11290711402402" calcext:value-type="float">
            <text:p>1.113</text:p>
          </table:table-cell>
          <table:table-cell table:style-name="ce19" table:formula="of:=[.R173]+[.U173]" office:value-type="float" office:value="64" calcext:value-type="float">
            <text:p>64</text:p>
          </table:table-cell>
          <table:table-cell table:style-name="ce19" table:formula="of:=([.V173]-[.U173])/2" office:value-type="float" office:value="5" calcext:value-type="float">
            <text:p>5</text:p>
          </table:table-cell>
          <table:table-cell table:style-name="ce20" table:formula="of:=[.T173]+[.U173]" office:value-type="float" office:value="68.75" calcext:value-type="float">
            <text:p>68.75</text:p>
          </table:table-cell>
          <table:table-cell table:style-name="ce21" table:formula="of:=([.W173]-[.U17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73]&gt;64;64+(([.V173]-64)*2.9);[.V17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74]*[.F17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4]" office:value-type="float" office:value="1" calcext:value-type="float">
            <text:p>1.000</text:p>
          </table:table-cell>
          <table:table-cell table:style-name="ce11" table:formula="of:=[.F174]" office:value-type="float" office:value="1" calcext:value-type="float">
            <text:p>1.000</text:p>
          </table:table-cell>
          <table:table-cell table:style-name="ce13" table:formula="of:=([.D174]/[.$B$11])/[.$D$2]" office:value-type="float" office:value="0.0489907897315305" calcext:value-type="float">
            <text:p>0.049</text:p>
          </table:table-cell>
          <table:table-cell table:style-name="ce14" table:formula="of:=SQRT([.I174])" office:value-type="float" office:value="0.221338631358221" calcext:value-type="float">
            <text:p>0.221</text:p>
          </table:table-cell>
          <table:table-cell table:style-name="ce14" table:formula="of:=([.J17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4]/[.$L$15])/[.$D$2]" office:value-type="float" office:value="0.0239693192713327" calcext:value-type="float">
            <text:p>0.024</text:p>
          </table:table-cell>
          <table:table-cell table:style-name="ce18" table:formula="of:=SQRT([.N174])" office:value-type="float" office:value="0.154820280555658" calcext:value-type="float">
            <text:p>0.155</text:p>
          </table:table-cell>
          <table:table-cell table:style-name="ce18" table:formula="of:=SQRT([.O174])" office:value-type="float" office:value="0.393472083578566" calcext:value-type="float">
            <text:p>0.393</text:p>
          </table:table-cell>
          <table:table-cell table:style-name="ce19" table:formula="of:=[.R174]+[.U174]" office:value-type="float" office:value="16" calcext:value-type="float">
            <text:p>16</text:p>
          </table:table-cell>
          <table:table-cell table:style-name="ce19" table:formula="of:=([.V174]-[.U174])/2" office:value-type="float" office:value="15" calcext:value-type="float">
            <text:p>15</text:p>
          </table:table-cell>
          <table:table-cell table:style-name="ce20" table:formula="of:=[.T174]+[.U174]" office:value-type="float" office:value="16" calcext:value-type="float">
            <text:p>16</text:p>
          </table:table-cell>
          <table:table-cell table:style-name="ce21" table:formula="of:=([.W174]-[.U17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74]&gt;64;64+(([.V174]-64)*2.9);[.V17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75]*[.F17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1" calcext:value-type="float">
            <text:p>1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9])/[.$D$2]" office:value-type="float" office:value="0.187611074198424" calcext:value-type="float">
            <text:p>0.188</text:p>
          </table:table-cell>
          <table:table-cell table:style-name="ce14" table:formula="of:=SQRT([.I175])" office:value-type="float" office:value="0.433140940339774" calcext:value-type="float">
            <text:p>0.433</text:p>
          </table:table-cell>
          <table:table-cell table:style-name="ce14" table:formula="of:=([.J17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5]/[.$L$15])/[.$D$2]" office:value-type="float" office:value="0.0239693192713327" calcext:value-type="float">
            <text:p>0.024</text:p>
          </table:table-cell>
          <table:table-cell table:style-name="ce18" table:formula="of:=SQRT([.N175])" office:value-type="float" office:value="0.154820280555658" calcext:value-type="float">
            <text:p>0.155</text:p>
          </table:table-cell>
          <table:table-cell table:style-name="ce18" table:formula="of:=SQRT([.O175])" office:value-type="float" office:value="0.393472083578566" calcext:value-type="float">
            <text:p>0.393</text:p>
          </table:table-cell>
          <table:table-cell table:style-name="ce19" table:formula="of:=[.R175]+[.U175]" office:value-type="float" office:value="30" calcext:value-type="float">
            <text:p>3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30" calcext:value-type="float">
            <text:p>3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5]&gt;64;64+(([.V175]-64)*2.9);[.V17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6]*[.F17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6]" office:value-type="float" office:value="16" calcext:value-type="float">
            <text:p>16.000</text:p>
          </table:table-cell>
          <table:table-cell table:style-name="ce11" table:formula="of:=[.F176]" office:value-type="float" office:value="3" calcext:value-type="float">
            <text:p>3.000</text:p>
          </table:table-cell>
          <table:table-cell table:style-name="ce13" table:formula="of:=([.D176]/[.$B$9])/[.$D$2]" office:value-type="float" office:value="9.00533156152434" calcext:value-type="float">
            <text:p>9.005</text:p>
          </table:table-cell>
          <table:table-cell table:style-name="ce14" table:formula="of:=SQRT([.I17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6]^(1/2)" office:value-type="float" office:value="1.73230726547763" calcext:value-type="float">
            <text:p>1.732</text:p>
          </table:table-cell>
          <table:table-cell table:style-name="ce14" table:formula="of:=([.J176]^(1/2))^(1/2)" office:value-type="float" office:value="1.3161714422816" calcext:value-type="float">
            <text:p>1.316</text:p>
          </table:table-cell>
          <table:table-cell table:style-name="ce13" table:formula="of:=([.D176]/[.$L$15])/[.$D$2]" office:value-type="float" office:value="1.15052732502397" calcext:value-type="float">
            <text:p>1.151</text:p>
          </table:table-cell>
          <table:table-cell table:style-name="ce18" table:formula="of:=SQRT([.N176])" office:value-type="float" office:value="1.07262636785787" calcext:value-type="float">
            <text:p>1.073</text:p>
          </table:table-cell>
          <table:table-cell table:style-name="ce18" table:formula="of:=SQRT([.O176])" office:value-type="float" office:value="1.03567676804004" calcext:value-type="float">
            <text:p>1.036</text:p>
          </table:table-cell>
          <table:table-cell table:style-name="ce19" table:formula="of:=[.R176]+[.U176]" office:value-type="float" office:value="16" calcext:value-type="float">
            <text:p>16</text:p>
          </table:table-cell>
          <table:table-cell table:style-name="ce19" table:formula="of:=([.V176]-[.U176])/2" office:value-type="float" office:value="8" calcext:value-type="float">
            <text:p>8</text:p>
          </table:table-cell>
          <table:table-cell table:style-name="ce20" table:formula="of:=[.T176]+[.U176]" office:value-type="float" office:value="16" calcext:value-type="float">
            <text:p>16</text:p>
          </table:table-cell>
          <table:table-cell table:style-name="ce21" table:formula="of:=([.W176]-[.U17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176]&gt;64;64+(([.V176]-64)*2.9);[.V17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7]*[.F17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7]" office:value-type="float" office:value="9" calcext:value-type="float">
            <text:p>9.000</text:p>
          </table:table-cell>
          <table:table-cell table:style-name="ce11" table:formula="of:=[.F177]" office:value-type="float" office:value="3" calcext:value-type="float">
            <text:p>3.000</text:p>
          </table:table-cell>
          <table:table-cell table:style-name="ce13" table:formula="of:=([.D177]/[.$B$10])/[.$D$2]" office:value-type="float" office:value="0.845401174168297" calcext:value-type="float">
            <text:p>0.845</text:p>
          </table:table-cell>
          <table:table-cell table:style-name="ce14" table:formula="of:=SQRT([.I177])" office:value-type="float" office:value="0.919456999629835" calcext:value-type="float">
            <text:p>0.919</text:p>
          </table:table-cell>
          <table:table-cell table:style-name="ce14" table:formula="of:=([.J177]^(1/2))^(1/3)" office:value-type="float" office:value="0.986102145901109" calcext:value-type="float">
            <text:p>0.986</text:p>
          </table:table-cell>
          <table:table-cell table:style-name="ce14" table:formula="of:=[.J177]^(1/2)" office:value-type="float" office:value="0.958883204373627" calcext:value-type="float">
            <text:p>0.959</text:p>
          </table:table-cell>
          <table:table-cell table:style-name="ce14" table:formula="of:=([.J177]^(1/2))^(1/2)" office:value-type="float" office:value="0.979225818886342" calcext:value-type="float">
            <text:p>0.979</text:p>
          </table:table-cell>
          <table:table-cell table:style-name="ce13" table:formula="of:=([.D177]/[.$L$15])/[.$D$2]" office:value-type="float" office:value="0.647171620325983" calcext:value-type="float">
            <text:p>0.647</text:p>
          </table:table-cell>
          <table:table-cell table:style-name="ce18" table:formula="of:=SQRT([.N177])" office:value-type="float" office:value="0.804469775893403" calcext:value-type="float">
            <text:p>0.804</text:p>
          </table:table-cell>
          <table:table-cell table:style-name="ce18" table:formula="of:=SQRT([.O177])" office:value-type="float" office:value="0.896922391232041" calcext:value-type="float">
            <text:p>0.897</text:p>
          </table:table-cell>
          <table:table-cell table:style-name="ce19" table:formula="of:=[.R177]+[.U177]" office:value-type="float" office:value="22" calcext:value-type="float">
            <text:p>22</text:p>
          </table:table-cell>
          <table:table-cell table:style-name="ce19" table:formula="of:=([.V177]-[.U177])/2" office:value-type="float" office:value="10" calcext:value-type="float">
            <text:p>10</text:p>
          </table:table-cell>
          <table:table-cell table:style-name="ce20" table:formula="of:=[.T177]+[.U177]" office:value-type="float" office:value="22" calcext:value-type="float">
            <text:p>22</text:p>
          </table:table-cell>
          <table:table-cell table:style-name="ce21" table:formula="of:=([.W177]-[.U17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77]&gt;64;64+(([.V177]-64)*2.9);[.V17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8]*[.F17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8]" office:value-type="float" office:value="7" calcext:value-type="float">
            <text:p>7.000</text:p>
          </table:table-cell>
          <table:table-cell table:style-name="ce11" table:formula="of:=[.F178]" office:value-type="float" office:value="2" calcext:value-type="float">
            <text:p>2.000</text:p>
          </table:table-cell>
          <table:table-cell table:style-name="ce13" table:formula="of:=([.D178]/[.$B$10])/[.$D$2]" office:value-type="float" office:value="0.438356164383562" calcext:value-type="float">
            <text:p>0.438</text:p>
          </table:table-cell>
          <table:table-cell table:style-name="ce14" table:formula="of:=SQRT([.I178])" office:value-type="float" office:value="0.662084710881894" calcext:value-type="float">
            <text:p>0.662</text:p>
          </table:table-cell>
          <table:table-cell table:style-name="ce14" table:formula="of:=([.J178]^(1/2))^(1/3)" office:value-type="float" office:value="0.933581548960744" calcext:value-type="float">
            <text:p>0.934</text:p>
          </table:table-cell>
          <table:table-cell table:style-name="ce14" table:formula="of:=[.J178]^(1/2)" office:value-type="float" office:value="0.81368587973609" calcext:value-type="float">
            <text:p>0.814</text:p>
          </table:table-cell>
          <table:table-cell table:style-name="ce14" table:formula="of:=([.J178]^(1/2))^(1/2)" office:value-type="float" office:value="0.902045386738433" calcext:value-type="float">
            <text:p>0.902</text:p>
          </table:table-cell>
          <table:table-cell table:style-name="ce13" table:formula="of:=([.D178]/[.$L$15])/[.$D$2]" office:value-type="float" office:value="0.335570469798658" calcext:value-type="float">
            <text:p>0.336</text:p>
          </table:table-cell>
          <table:table-cell table:style-name="ce18" table:formula="of:=SQRT([.N178])" office:value-type="float" office:value="0.579284446363492" calcext:value-type="float">
            <text:p>0.579</text:p>
          </table:table-cell>
          <table:table-cell table:style-name="ce18" table:formula="of:=SQRT([.O178])" office:value-type="float" office:value="0.761107381624625" calcext:value-type="float">
            <text:p>0.761</text:p>
          </table:table-cell>
          <table:table-cell table:style-name="ce19" table:formula="of:=[.R178]+[.U178]" office:value-type="float" office:value="11" calcext:value-type="float">
            <text:p>11</text:p>
          </table:table-cell>
          <table:table-cell table:style-name="ce19" table:formula="of:=([.V178]-[.U178])/2" office:value-type="float" office:value="5" calcext:value-type="float">
            <text:p>5</text:p>
          </table:table-cell>
          <table:table-cell table:style-name="ce20" table:formula="of:=[.T178]+[.U178]" office:value-type="float" office:value="11" calcext:value-type="float">
            <text:p>11</text:p>
          </table:table-cell>
          <table:table-cell table:style-name="ce21" table:formula="of:=([.W178]-[.U17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8]&gt;64;64+(([.V178]-64)*2.9);[.V17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9]*[.F17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9]" office:value-type="float" office:value="9" calcext:value-type="float">
            <text:p>9.000</text:p>
          </table:table-cell>
          <table:table-cell table:style-name="ce11" table:formula="of:=[.F179]" office:value-type="float" office:value="2" calcext:value-type="float">
            <text:p>2.000</text:p>
          </table:table-cell>
          <table:table-cell table:style-name="ce13" table:formula="of:=([.D179]/[.$B$10])/[.$D$2]" office:value-type="float" office:value="0.563600782778865" calcext:value-type="float">
            <text:p>0.564</text:p>
          </table:table-cell>
          <table:table-cell table:style-name="ce14" table:formula="of:=SQRT([.I179])" office:value-type="float" office:value="0.750733496507825" calcext:value-type="float">
            <text:p>0.751</text:p>
          </table:table-cell>
          <table:table-cell table:style-name="ce14" table:formula="of:=([.J179]^(1/2))^(1/3)" office:value-type="float" office:value="0.953339598022519" calcext:value-type="float">
            <text:p>0.953</text:p>
          </table:table-cell>
          <table:table-cell table:style-name="ce14" table:formula="of:=[.J179]^(1/2)" office:value-type="float" office:value="0.866448784699837" calcext:value-type="float">
            <text:p>0.866</text:p>
          </table:table-cell>
          <table:table-cell table:style-name="ce14" table:formula="of:=([.J179]^(1/2))^(1/2)" office:value-type="float" office:value="0.930832307507554" calcext:value-type="float">
            <text:p>0.931</text:p>
          </table:table-cell>
          <table:table-cell table:style-name="ce13" table:formula="of:=([.D179]/[.$L$15])/[.$D$2]" office:value-type="float" office:value="0.431447746883988" calcext:value-type="float">
            <text:p>0.431</text:p>
          </table:table-cell>
          <table:table-cell table:style-name="ce18" table:formula="of:=SQRT([.N179])" office:value-type="float" office:value="0.656846821476658" calcext:value-type="float">
            <text:p>0.657</text:p>
          </table:table-cell>
          <table:table-cell table:style-name="ce18" table:formula="of:=SQRT([.O179])" office:value-type="float" office:value="0.810460869799806" calcext:value-type="float">
            <text:p>0.810</text:p>
          </table:table-cell>
          <table:table-cell table:style-name="ce19" table:formula="of:=[.R179]+[.U179]" office:value-type="float" office:value="28" calcext:value-type="float">
            <text:p>28</text:p>
          </table:table-cell>
          <table:table-cell table:style-name="ce19" table:formula="of:=([.V179]-[.U179])/2" office:value-type="float" office:value="12" calcext:value-type="float">
            <text:p>12</text:p>
          </table:table-cell>
          <table:table-cell table:style-name="ce20" table:formula="of:=[.T179]+[.U179]" office:value-type="float" office:value="28" calcext:value-type="float">
            <text:p>28</text:p>
          </table:table-cell>
          <table:table-cell table:style-name="ce21" table:formula="of:=([.W179]-[.U17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9]&gt;64;64+(([.V179]-64)*2.9);[.V17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0]*[.F18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6" calcext:value-type="float">
            <text:p>6.000</text:p>
          </table:table-cell>
          <table:table-cell table:style-name="ce13" table:formula="of:=([.D180]/[.$B$9])/[.$D$2]" office:value-type="float" office:value="18.0106631230487" calcext:value-type="float">
            <text:p>18.011</text:p>
          </table:table-cell>
          <table:table-cell table:style-name="ce14" table:formula="of:=SQRT([.I18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0]^(1/2)" office:value-type="float" office:value="2.06007212547691" calcext:value-type="float">
            <text:p>2.060</text:p>
          </table:table-cell>
          <table:table-cell table:style-name="ce14" table:formula="of:=([.J180]^(1/2))^(1/2)" office:value-type="float" office:value="1.43529513532127" calcext:value-type="float">
            <text:p>1.435</text:p>
          </table:table-cell>
          <table:table-cell table:style-name="ce13" table:formula="of:=([.D180]/[.$L$15])/[.$D$2]" office:value-type="float" office:value="2.30105465004794" calcext:value-type="float">
            <text:p>2.301</text:p>
          </table:table-cell>
          <table:table-cell table:style-name="ce18" table:formula="of:=SQRT([.N180])" office:value-type="float" office:value="1.51692275678359" calcext:value-type="float">
            <text:p>1.517</text:p>
          </table:table-cell>
          <table:table-cell table:style-name="ce18" table:formula="of:=SQRT([.O180])" office:value-type="float" office:value="1.23163418139624" calcext:value-type="float">
            <text:p>1.232</text:p>
          </table:table-cell>
          <table:table-cell table:style-name="ce19" table:formula="of:=[.R180]+[.U180]" office:value-type="float" office:value="34.5" calcext:value-type="float">
            <text:p>34.5</text:p>
          </table:table-cell>
          <table:table-cell table:style-name="ce19" table:formula="of:=([.V180]-[.U180])/2" office:value-type="float" office:value="29.5" calcext:value-type="float">
            <text:p>29.5</text:p>
          </table:table-cell>
          <table:table-cell table:style-name="ce20" table:formula="of:=[.T180]+[.U180]" office:value-type="float" office:value="34.5" calcext:value-type="float">
            <text:p>34.5</text:p>
          </table:table-cell>
          <table:table-cell table:style-name="ce21" table:formula="of:=([.W180]-[.U18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0]&gt;64;64+(([.V180]-64)*2.9);[.V18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1]*[.F18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6" calcext:value-type="float">
            <text:p>6.000</text:p>
          </table:table-cell>
          <table:table-cell table:style-name="ce13" table:formula="of:=([.D181]/[.$B$9])/[.$D$2]" office:value-type="float" office:value="9.00533156152434" calcext:value-type="float">
            <text:p>9.005</text:p>
          </table:table-cell>
          <table:table-cell table:style-name="ce14" table:formula="of:=SQRT([.I18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1]^(1/2)" office:value-type="float" office:value="1.73230726547763" calcext:value-type="float">
            <text:p>1.732</text:p>
          </table:table-cell>
          <table:table-cell table:style-name="ce14" table:formula="of:=([.J181]^(1/2))^(1/2)" office:value-type="float" office:value="1.3161714422816" calcext:value-type="float">
            <text:p>1.316</text:p>
          </table:table-cell>
          <table:table-cell table:style-name="ce13" table:formula="of:=([.D181]/[.$L$15])/[.$D$2]" office:value-type="float" office:value="1.15052732502397" calcext:value-type="float">
            <text:p>1.151</text:p>
          </table:table-cell>
          <table:table-cell table:style-name="ce18" table:formula="of:=SQRT([.N181])" office:value-type="float" office:value="1.07262636785787" calcext:value-type="float">
            <text:p>1.073</text:p>
          </table:table-cell>
          <table:table-cell table:style-name="ce18" table:formula="of:=SQRT([.O181])" office:value-type="float" office:value="1.03567676804004" calcext:value-type="float">
            <text:p>1.036</text:p>
          </table:table-cell>
          <table:table-cell table:style-name="ce19" table:formula="of:=[.R181]+[.U181]" office:value-type="float" office:value="32" calcext:value-type="float">
            <text:p>32</text:p>
          </table:table-cell>
          <table:table-cell table:style-name="ce19" table:formula="of:=([.V181]-[.U181])/2" office:value-type="float" office:value="0" calcext:value-type="float">
            <text:p>0</text:p>
          </table:table-cell>
          <table:table-cell table:style-name="ce20" table:formula="of:=[.T181]+[.U181]" office:value-type="float" office:value="32" calcext:value-type="float">
            <text:p>32</text:p>
          </table:table-cell>
          <table:table-cell table:style-name="ce21" table:formula="of:=([.W181]-[.U18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181]&gt;64;64+(([.V181]-64)*2.9);[.V18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2]*[.F18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2]" office:value-type="float" office:value="4" calcext:value-type="float">
            <text:p>4.000</text:p>
          </table:table-cell>
          <table:table-cell table:style-name="ce11" table:formula="of:=[.F182]" office:value-type="float" office:value="12" calcext:value-type="float">
            <text:p>12.000</text:p>
          </table:table-cell>
          <table:table-cell table:style-name="ce13" table:formula="of:=([.D182]/[.$B$9])/[.$D$2]" office:value-type="float" office:value="9.00533156152434" calcext:value-type="float">
            <text:p>9.005</text:p>
          </table:table-cell>
          <table:table-cell table:style-name="ce14" table:formula="of:=SQRT([.I18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2]^(1/2)" office:value-type="float" office:value="1.73230726547763" calcext:value-type="float">
            <text:p>1.732</text:p>
          </table:table-cell>
          <table:table-cell table:style-name="ce14" table:formula="of:=([.J182]^(1/2))^(1/2)" office:value-type="float" office:value="1.3161714422816" calcext:value-type="float">
            <text:p>1.316</text:p>
          </table:table-cell>
          <table:table-cell table:style-name="ce13" table:formula="of:=([.D182]/[.$L$15])/[.$D$2]" office:value-type="float" office:value="1.15052732502397" calcext:value-type="float">
            <text:p>1.151</text:p>
          </table:table-cell>
          <table:table-cell table:style-name="ce18" table:formula="of:=SQRT([.N182])" office:value-type="float" office:value="1.07262636785787" calcext:value-type="float">
            <text:p>1.073</text:p>
          </table:table-cell>
          <table:table-cell table:style-name="ce18" table:formula="of:=SQRT([.O182])" office:value-type="float" office:value="1.03567676804004" calcext:value-type="float">
            <text:p>1.036</text:p>
          </table:table-cell>
          <table:table-cell table:style-name="ce19" table:formula="of:=[.R182]+[.U182]" office:value-type="float" office:value="46" calcext:value-type="float">
            <text:p>46</text:p>
          </table:table-cell>
          <table:table-cell table:style-name="ce19" table:formula="of:=([.V182]-[.U182])/2" office:value-type="float" office:value="14" calcext:value-type="float">
            <text:p>14</text:p>
          </table:table-cell>
          <table:table-cell table:style-name="ce20" table:formula="of:=[.T182]+[.U182]" office:value-type="float" office:value="46" calcext:value-type="float">
            <text:p>46</text:p>
          </table:table-cell>
          <table:table-cell table:style-name="ce21" table:formula="of:=([.W182]-[.U18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3]*[.F18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3]" office:value-type="float" office:value="16" calcext:value-type="float">
            <text:p>16.000</text:p>
          </table:table-cell>
          <table:table-cell table:style-name="ce11" table:formula="of:=[.F183]" office:value-type="float" office:value="7" calcext:value-type="float">
            <text:p>7.000</text:p>
          </table:table-cell>
          <table:table-cell table:style-name="ce13" table:formula="of:=([.D183]/[.$B$9])/[.$D$2]" office:value-type="float" office:value="21.0124403102235" calcext:value-type="float">
            <text:p>21.012</text:p>
          </table:table-cell>
          <table:table-cell table:style-name="ce14" table:formula="of:=SQRT([.I18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3]^(1/2)" office:value-type="float" office:value="2.14101210718642" calcext:value-type="float">
            <text:p>2.141</text:p>
          </table:table-cell>
          <table:table-cell table:style-name="ce14" table:formula="of:=([.J183]^(1/2))^(1/2)" office:value-type="float" office:value="1.46321977405529" calcext:value-type="float">
            <text:p>1.463</text:p>
          </table:table-cell>
          <table:table-cell table:style-name="ce13" table:formula="of:=([.D183]/[.$L$15])/[.$D$2]" office:value-type="float" office:value="2.68456375838926" calcext:value-type="float">
            <text:p>2.685</text:p>
          </table:table-cell>
          <table:table-cell table:style-name="ce18" table:formula="of:=SQRT([.N183])" office:value-type="float" office:value="1.63846384103808" calcext:value-type="float">
            <text:p>1.638</text:p>
          </table:table-cell>
          <table:table-cell table:style-name="ce18" table:formula="of:=SQRT([.O183])" office:value-type="float" office:value="1.28002493766258" calcext:value-type="float">
            <text:p>1.280</text:p>
          </table:table-cell>
          <table:table-cell table:style-name="ce19" table:formula="of:=[.R183]+[.U183]" office:value-type="float" office:value="94" calcext:value-type="float">
            <text:p>94</text:p>
          </table:table-cell>
          <table:table-cell table:style-name="ce19" table:formula="of:=([.V183]-[.U183])/2" office:value-type="float" office:value="34" calcext:value-type="float">
            <text:p>34</text:p>
          </table:table-cell>
          <table:table-cell table:style-name="ce20" table:formula="of:=[.T183]+[.U183]" office:value-type="float" office:value="154.8" calcext:value-type="float">
            <text:p>154.8</text:p>
          </table:table-cell>
          <table:table-cell table:style-name="ce21" table:formula="of:=([.W183]-[.U18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83]&gt;64;64+(([.V183]-64)*2.9);[.V18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4]*[.F18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4]" office:value-type="float" office:value="24" calcext:value-type="float">
            <text:p>24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4.50266578076217" calcext:value-type="float">
            <text:p>4.503</text:p>
          </table:table-cell>
          <table:table-cell table:style-name="ce14" table:formula="of:=SQRT([.I18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4]^(1/2)" office:value-type="float" office:value="1.45669096965811" calcext:value-type="float">
            <text:p>1.457</text:p>
          </table:table-cell>
          <table:table-cell table:style-name="ce14" table:formula="of:=([.J184]^(1/2))^(1/2)" office:value-type="float" office:value="1.20693453412275" calcext:value-type="float">
            <text:p>1.207</text:p>
          </table:table-cell>
          <table:table-cell table:style-name="ce13" table:formula="of:=([.D184]/[.$L$15])/[.$D$2]" office:value-type="float" office:value="0.575263662511985" calcext:value-type="float">
            <text:p>0.575</text:p>
          </table:table-cell>
          <table:table-cell table:style-name="ce18" table:formula="of:=SQRT([.N184])" office:value-type="float" office:value="0.758461378391797" calcext:value-type="float">
            <text:p>0.758</text:p>
          </table:table-cell>
          <table:table-cell table:style-name="ce18" table:formula="of:=SQRT([.O184])" office:value-type="float" office:value="0.870896881606426" calcext:value-type="float">
            <text:p>0.871</text:p>
          </table:table-cell>
          <table:table-cell table:style-name="ce19" table:formula="of:=[.R184]+[.U184]" office:value-type="float" office:value="18.5" calcext:value-type="float">
            <text:p>18.5</text:p>
          </table:table-cell>
          <table:table-cell table:style-name="ce19" table:formula="of:=([.V184]-[.U184])/2" office:value-type="float" office:value="13.5" calcext:value-type="float">
            <text:p>13.5</text:p>
          </table:table-cell>
          <table:table-cell table:style-name="ce20" table:formula="of:=[.T184]+[.U184]" office:value-type="float" office:value="18.5" calcext:value-type="float">
            <text:p>18.5</text:p>
          </table:table-cell>
          <table:table-cell table:style-name="ce21" table:formula="of:=([.W184]-[.U18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4]&gt;64;64+(([.V184]-64)*2.9);[.V18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5]*[.F18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5]/8" office:value-type="float" office:value="1" calcext:value-type="float">
            <text:p>1.000</text:p>
          </table:table-cell>
          <table:table-cell table:style-name="ce11" table:formula="of:=[.F185]/8" office:value-type="float" office:value="1.5" calcext:value-type="float">
            <text:p>1.500</text:p>
          </table:table-cell>
          <table:table-cell table:style-name="ce13" table:formula="of:=([.D185]/[.$B$10])/[.$D$2]" office:value-type="float" office:value="0.37573385518591" calcext:value-type="float">
            <text:p>0.376</text:p>
          </table:table-cell>
          <table:table-cell table:style-name="ce14" table:formula="of:=SQRT([.I185])" office:value-type="float" office:value="0.612971333086556" calcext:value-type="float">
            <text:p>0.613</text:p>
          </table:table-cell>
          <table:table-cell table:style-name="ce14" table:formula="of:=([.J185]^(1/2))^(1/3)" office:value-type="float" office:value="0.921665562675779" calcext:value-type="float">
            <text:p>0.922</text:p>
          </table:table-cell>
          <table:table-cell table:style-name="ce14" table:formula="of:=[.J185]^(1/2)" office:value-type="float" office:value="0.782924857880088" calcext:value-type="float">
            <text:p>0.783</text:p>
          </table:table-cell>
          <table:table-cell table:style-name="ce14" table:formula="of:=([.J185]^(1/2))^(1/2)" office:value-type="float" office:value="0.884830411932189" calcext:value-type="float">
            <text:p>0.885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46" calcext:value-type="float">
            <text:p>46</text:p>
          </table:table-cell>
          <table:table-cell table:style-name="ce19" table:formula="of:=([.V185]-[.U185])/2" office:value-type="float" office:value="14" calcext:value-type="float">
            <text:p>14</text:p>
          </table:table-cell>
          <table:table-cell table:style-name="ce20" table:formula="of:=[.T185]+[.U185]" office:value-type="float" office:value="46" calcext:value-type="float">
            <text:p>46</text:p>
          </table:table-cell>
          <table:table-cell table:style-name="ce21" table:formula="of:=([.W185]-[.U18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6]*[.F18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6]/8" office:value-type="float" office:value="1" calcext:value-type="float">
            <text:p>1.000</text:p>
          </table:table-cell>
          <table:table-cell table:style-name="ce11" table:formula="of:=[.F186]/8" office:value-type="float" office:value="1.5" calcext:value-type="float">
            <text:p>1.500</text:p>
          </table:table-cell>
          <table:table-cell table:style-name="ce13" table:formula="of:=([.D186]/[.$B$10])/[.$D$2]" office:value-type="float" office:value="0.37573385518591" calcext:value-type="float">
            <text:p>0.376</text:p>
          </table:table-cell>
          <table:table-cell table:style-name="ce14" table:formula="of:=SQRT([.I186])" office:value-type="float" office:value="0.612971333086556" calcext:value-type="float">
            <text:p>0.613</text:p>
          </table:table-cell>
          <table:table-cell table:style-name="ce14" table:formula="of:=([.J186]^(1/2))^(1/3)" office:value-type="float" office:value="0.921665562675779" calcext:value-type="float">
            <text:p>0.922</text:p>
          </table:table-cell>
          <table:table-cell table:style-name="ce14" table:formula="of:=[.J186]^(1/2)" office:value-type="float" office:value="0.782924857880088" calcext:value-type="float">
            <text:p>0.783</text:p>
          </table:table-cell>
          <table:table-cell table:style-name="ce14" table:formula="of:=([.J186]^(1/2))^(1/2)" office:value-type="float" office:value="0.884830411932189" calcext:value-type="float">
            <text:p>0.885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46" calcext:value-type="float">
            <text:p>46</text:p>
          </table:table-cell>
          <table:table-cell table:style-name="ce19" table:formula="of:=([.V186]-[.U186])/2" office:value-type="float" office:value="14" calcext:value-type="float">
            <text:p>14</text:p>
          </table:table-cell>
          <table:table-cell table:style-name="ce20" table:formula="of:=[.T186]+[.U186]" office:value-type="float" office:value="46" calcext:value-type="float">
            <text:p>46</text:p>
          </table:table-cell>
          <table:table-cell table:style-name="ce21" table:formula="of:=([.W186]-[.U18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7]*[.F18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7]/8" office:value-type="float" office:value="1" calcext:value-type="float">
            <text:p>1.000</text:p>
          </table:table-cell>
          <table:table-cell table:style-name="ce11" table:formula="of:=[.F187]/8" office:value-type="float" office:value="1.5" calcext:value-type="float">
            <text:p>1.500</text:p>
          </table:table-cell>
          <table:table-cell table:style-name="ce13" table:formula="of:=([.D187]/[.$B$10])/[.$D$2]" office:value-type="float" office:value="0.37573385518591" calcext:value-type="float">
            <text:p>0.376</text:p>
          </table:table-cell>
          <table:table-cell table:style-name="ce14" table:formula="of:=SQRT([.I187])" office:value-type="float" office:value="0.612971333086556" calcext:value-type="float">
            <text:p>0.613</text:p>
          </table:table-cell>
          <table:table-cell table:style-name="ce14" table:formula="of:=([.J187]^(1/2))^(1/3)" office:value-type="float" office:value="0.921665562675779" calcext:value-type="float">
            <text:p>0.922</text:p>
          </table:table-cell>
          <table:table-cell table:style-name="ce14" table:formula="of:=[.J187]^(1/2)" office:value-type="float" office:value="0.782924857880088" calcext:value-type="float">
            <text:p>0.783</text:p>
          </table:table-cell>
          <table:table-cell table:style-name="ce14" table:formula="of:=([.J187]^(1/2))^(1/2)" office:value-type="float" office:value="0.884830411932189" calcext:value-type="float">
            <text:p>0.885</text:p>
          </table:table-cell>
          <table:table-cell table:style-name="ce13" table:formula="of:=([.D187]/[.$L$15])/[.$D$2]" office:value-type="float" office:value="0.287631831255992" calcext:value-type="float">
            <text:p>0.288</text:p>
          </table:table-cell>
          <table:table-cell table:style-name="ce18" table:formula="of:=SQRT([.N187])" office:value-type="float" office:value="0.536313183928936" calcext:value-type="float">
            <text:p>0.536</text:p>
          </table:table-cell>
          <table:table-cell table:style-name="ce18" table:formula="of:=SQRT([.O187])" office:value-type="float" office:value="0.732334065798482" calcext:value-type="float">
            <text:p>0.732</text:p>
          </table:table-cell>
          <table:table-cell table:style-name="ce19" table:formula="of:=[.R187]+[.U187]" office:value-type="float" office:value="46" calcext:value-type="float">
            <text:p>46</text:p>
          </table:table-cell>
          <table:table-cell table:style-name="ce19" table:formula="of:=([.V187]-[.U187])/2" office:value-type="float" office:value="14" calcext:value-type="float">
            <text:p>14</text:p>
          </table:table-cell>
          <table:table-cell table:style-name="ce20" table:formula="of:=[.T187]+[.U187]" office:value-type="float" office:value="46" calcext:value-type="float">
            <text:p>46</text:p>
          </table:table-cell>
          <table:table-cell table:style-name="ce21" table:formula="of:=([.W187]-[.U18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7]&gt;64;64+(([.V187]-64)*2.9);[.V18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8]*[.F18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8]/8" office:value-type="float" office:value="1" calcext:value-type="float">
            <text:p>1.000</text:p>
          </table:table-cell>
          <table:table-cell table:style-name="ce11" table:formula="of:=[.F188]/8" office:value-type="float" office:value="1.5" calcext:value-type="float">
            <text:p>1.500</text:p>
          </table:table-cell>
          <table:table-cell table:style-name="ce13" table:formula="of:=([.D188]/[.$B$10])/[.$D$2]" office:value-type="float" office:value="0.37573385518591" calcext:value-type="float">
            <text:p>0.376</text:p>
          </table:table-cell>
          <table:table-cell table:style-name="ce14" table:formula="of:=SQRT([.I188])" office:value-type="float" office:value="0.612971333086556" calcext:value-type="float">
            <text:p>0.613</text:p>
          </table:table-cell>
          <table:table-cell table:style-name="ce14" table:formula="of:=([.J188]^(1/2))^(1/3)" office:value-type="float" office:value="0.921665562675779" calcext:value-type="float">
            <text:p>0.922</text:p>
          </table:table-cell>
          <table:table-cell table:style-name="ce14" table:formula="of:=[.J188]^(1/2)" office:value-type="float" office:value="0.782924857880088" calcext:value-type="float">
            <text:p>0.783</text:p>
          </table:table-cell>
          <table:table-cell table:style-name="ce14" table:formula="of:=([.J188]^(1/2))^(1/2)" office:value-type="float" office:value="0.884830411932189" calcext:value-type="float">
            <text:p>0.885</text:p>
          </table:table-cell>
          <table:table-cell table:style-name="ce13" table:formula="of:=([.D188]/[.$L$15])/[.$D$2]" office:value-type="float" office:value="0.287631831255992" calcext:value-type="float">
            <text:p>0.288</text:p>
          </table:table-cell>
          <table:table-cell table:style-name="ce18" table:formula="of:=SQRT([.N188])" office:value-type="float" office:value="0.536313183928936" calcext:value-type="float">
            <text:p>0.536</text:p>
          </table:table-cell>
          <table:table-cell table:style-name="ce18" table:formula="of:=SQRT([.O188])" office:value-type="float" office:value="0.732334065798482" calcext:value-type="float">
            <text:p>0.732</text:p>
          </table:table-cell>
          <table:table-cell table:style-name="ce19" table:formula="of:=[.R188]+[.U188]" office:value-type="float" office:value="46" calcext:value-type="float">
            <text:p>46</text:p>
          </table:table-cell>
          <table:table-cell table:style-name="ce19" table:formula="of:=([.V188]-[.U188])/2" office:value-type="float" office:value="14" calcext:value-type="float">
            <text:p>14</text:p>
          </table:table-cell>
          <table:table-cell table:style-name="ce20" table:formula="of:=[.T188]+[.U188]" office:value-type="float" office:value="46" calcext:value-type="float">
            <text:p>46</text:p>
          </table:table-cell>
          <table:table-cell table:style-name="ce21" table:formula="of:=([.W188]-[.U18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8]&gt;64;64+(([.V188]-64)*2.9);[.V18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9]*[.F18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9]/8" office:value-type="float" office:value="1" calcext:value-type="float">
            <text:p>1.000</text:p>
          </table:table-cell>
          <table:table-cell table:style-name="ce11" table:formula="of:=[.F189]/8" office:value-type="float" office:value="1.5" calcext:value-type="float">
            <text:p>1.500</text:p>
          </table:table-cell>
          <table:table-cell table:style-name="ce13" table:formula="of:=([.D189]/[.$B$10])/[.$D$2]" office:value-type="float" office:value="0.37573385518591" calcext:value-type="float">
            <text:p>0.376</text:p>
          </table:table-cell>
          <table:table-cell table:style-name="ce14" table:formula="of:=SQRT([.I189])" office:value-type="float" office:value="0.612971333086556" calcext:value-type="float">
            <text:p>0.613</text:p>
          </table:table-cell>
          <table:table-cell table:style-name="ce14" table:formula="of:=([.J189]^(1/2))^(1/3)" office:value-type="float" office:value="0.921665562675779" calcext:value-type="float">
            <text:p>0.922</text:p>
          </table:table-cell>
          <table:table-cell table:style-name="ce14" table:formula="of:=[.J189]^(1/2)" office:value-type="float" office:value="0.782924857880088" calcext:value-type="float">
            <text:p>0.783</text:p>
          </table:table-cell>
          <table:table-cell table:style-name="ce14" table:formula="of:=([.J189]^(1/2))^(1/2)" office:value-type="float" office:value="0.884830411932189" calcext:value-type="float">
            <text:p>0.885</text:p>
          </table:table-cell>
          <table:table-cell table:style-name="ce13" table:formula="of:=([.D189]/[.$L$15])/[.$D$2]" office:value-type="float" office:value="0.287631831255992" calcext:value-type="float">
            <text:p>0.288</text:p>
          </table:table-cell>
          <table:table-cell table:style-name="ce18" table:formula="of:=SQRT([.N189])" office:value-type="float" office:value="0.536313183928936" calcext:value-type="float">
            <text:p>0.536</text:p>
          </table:table-cell>
          <table:table-cell table:style-name="ce18" table:formula="of:=SQRT([.O189])" office:value-type="float" office:value="0.732334065798482" calcext:value-type="float">
            <text:p>0.732</text:p>
          </table:table-cell>
          <table:table-cell table:style-name="ce19" table:formula="of:=[.R189]+[.U189]" office:value-type="float" office:value="46" calcext:value-type="float">
            <text:p>46</text:p>
          </table:table-cell>
          <table:table-cell table:style-name="ce19" table:formula="of:=([.V189]-[.U189])/2" office:value-type="float" office:value="14" calcext:value-type="float">
            <text:p>14</text:p>
          </table:table-cell>
          <table:table-cell table:style-name="ce20" table:formula="of:=[.T189]+[.U189]" office:value-type="float" office:value="46" calcext:value-type="float">
            <text:p>46</text:p>
          </table:table-cell>
          <table:table-cell table:style-name="ce21" table:formula="of:=([.W189]-[.U18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9]&gt;64;64+(([.V189]-64)*2.9);[.V18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0]*[.F19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0]/8" office:value-type="float" office:value="1" calcext:value-type="float">
            <text:p>1.000</text:p>
          </table:table-cell>
          <table:table-cell table:style-name="ce11" table:formula="of:=[.F190]/8" office:value-type="float" office:value="1.5" calcext:value-type="float">
            <text:p>1.500</text:p>
          </table:table-cell>
          <table:table-cell table:style-name="ce13" table:formula="of:=([.D190]/[.$B$10])/[.$D$2]" office:value-type="float" office:value="0.37573385518591" calcext:value-type="float">
            <text:p>0.376</text:p>
          </table:table-cell>
          <table:table-cell table:style-name="ce14" table:formula="of:=SQRT([.I190])" office:value-type="float" office:value="0.612971333086556" calcext:value-type="float">
            <text:p>0.613</text:p>
          </table:table-cell>
          <table:table-cell table:style-name="ce14" table:formula="of:=([.J190]^(1/2))^(1/3)" office:value-type="float" office:value="0.921665562675779" calcext:value-type="float">
            <text:p>0.922</text:p>
          </table:table-cell>
          <table:table-cell table:style-name="ce14" table:formula="of:=[.J190]^(1/2)" office:value-type="float" office:value="0.782924857880088" calcext:value-type="float">
            <text:p>0.783</text:p>
          </table:table-cell>
          <table:table-cell table:style-name="ce14" table:formula="of:=([.J190]^(1/2))^(1/2)" office:value-type="float" office:value="0.884830411932189" calcext:value-type="float">
            <text:p>0.885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46" calcext:value-type="float">
            <text:p>46</text:p>
          </table:table-cell>
          <table:table-cell table:style-name="ce19" table:formula="of:=([.V190]-[.U190])/2" office:value-type="float" office:value="14" calcext:value-type="float">
            <text:p>14</text:p>
          </table:table-cell>
          <table:table-cell table:style-name="ce20" table:formula="of:=[.T190]+[.U190]" office:value-type="float" office:value="46" calcext:value-type="float">
            <text:p>46</text:p>
          </table:table-cell>
          <table:table-cell table:style-name="ce21" table:formula="of:=([.W190]-[.U19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1]*[.F19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1]/8" office:value-type="float" office:value="1" calcext:value-type="float">
            <text:p>1.000</text:p>
          </table:table-cell>
          <table:table-cell table:style-name="ce11" table:formula="of:=[.F191]/8" office:value-type="float" office:value="1.5" calcext:value-type="float">
            <text:p>1.500</text:p>
          </table:table-cell>
          <table:table-cell table:style-name="ce13" table:formula="of:=([.D191]/[.$B$10])/[.$D$2]" office:value-type="float" office:value="0.37573385518591" calcext:value-type="float">
            <text:p>0.376</text:p>
          </table:table-cell>
          <table:table-cell table:style-name="ce14" table:formula="of:=SQRT([.I191])" office:value-type="float" office:value="0.612971333086556" calcext:value-type="float">
            <text:p>0.613</text:p>
          </table:table-cell>
          <table:table-cell table:style-name="ce14" table:formula="of:=([.J191]^(1/2))^(1/3)" office:value-type="float" office:value="0.921665562675779" calcext:value-type="float">
            <text:p>0.922</text:p>
          </table:table-cell>
          <table:table-cell table:style-name="ce14" table:formula="of:=[.J191]^(1/2)" office:value-type="float" office:value="0.782924857880088" calcext:value-type="float">
            <text:p>0.783</text:p>
          </table:table-cell>
          <table:table-cell table:style-name="ce14" table:formula="of:=([.J191]^(1/2))^(1/2)" office:value-type="float" office:value="0.884830411932189" calcext:value-type="float">
            <text:p>0.885</text:p>
          </table:table-cell>
          <table:table-cell table:style-name="ce13" table:formula="of:=([.D191]/[.$L$15])/[.$D$2]" office:value-type="float" office:value="0.287631831255992" calcext:value-type="float">
            <text:p>0.288</text:p>
          </table:table-cell>
          <table:table-cell table:style-name="ce18" table:formula="of:=SQRT([.N191])" office:value-type="float" office:value="0.536313183928936" calcext:value-type="float">
            <text:p>0.536</text:p>
          </table:table-cell>
          <table:table-cell table:style-name="ce18" table:formula="of:=SQRT([.O191])" office:value-type="float" office:value="0.732334065798482" calcext:value-type="float">
            <text:p>0.732</text:p>
          </table:table-cell>
          <table:table-cell table:style-name="ce19" table:formula="of:=[.R191]+[.U191]" office:value-type="float" office:value="46" calcext:value-type="float">
            <text:p>46</text:p>
          </table:table-cell>
          <table:table-cell table:style-name="ce19" table:formula="of:=([.V191]-[.U191])/2" office:value-type="float" office:value="14" calcext:value-type="float">
            <text:p>14</text:p>
          </table:table-cell>
          <table:table-cell table:style-name="ce20" table:formula="of:=[.T191]+[.U191]" office:value-type="float" office:value="46" calcext:value-type="float">
            <text:p>46</text:p>
          </table:table-cell>
          <table:table-cell table:style-name="ce21" table:formula="of:=([.W191]-[.U19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1]&gt;64;64+(([.V191]-64)*2.9);[.V19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2]*[.F19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2]/8" office:value-type="float" office:value="1" calcext:value-type="float">
            <text:p>1.000</text:p>
          </table:table-cell>
          <table:table-cell table:style-name="ce11" table:formula="of:=[.F192]/8" office:value-type="float" office:value="1.5" calcext:value-type="float">
            <text:p>1.500</text:p>
          </table:table-cell>
          <table:table-cell table:style-name="ce13" table:formula="of:=([.D192]/[.$B$10])/[.$D$2]" office:value-type="float" office:value="0.37573385518591" calcext:value-type="float">
            <text:p>0.376</text:p>
          </table:table-cell>
          <table:table-cell table:style-name="ce14" table:formula="of:=SQRT([.I192])" office:value-type="float" office:value="0.612971333086556" calcext:value-type="float">
            <text:p>0.613</text:p>
          </table:table-cell>
          <table:table-cell table:style-name="ce14" table:formula="of:=([.J192]^(1/2))^(1/3)" office:value-type="float" office:value="0.921665562675779" calcext:value-type="float">
            <text:p>0.922</text:p>
          </table:table-cell>
          <table:table-cell table:style-name="ce14" table:formula="of:=[.J192]^(1/2)" office:value-type="float" office:value="0.782924857880088" calcext:value-type="float">
            <text:p>0.783</text:p>
          </table:table-cell>
          <table:table-cell table:style-name="ce14" table:formula="of:=([.J192]^(1/2))^(1/2)" office:value-type="float" office:value="0.884830411932189" calcext:value-type="float">
            <text:p>0.885</text:p>
          </table:table-cell>
          <table:table-cell table:style-name="ce13" table:formula="of:=([.D192]/[.$L$15])/[.$D$2]" office:value-type="float" office:value="0.287631831255992" calcext:value-type="float">
            <text:p>0.288</text:p>
          </table:table-cell>
          <table:table-cell table:style-name="ce18" table:formula="of:=SQRT([.N192])" office:value-type="float" office:value="0.536313183928936" calcext:value-type="float">
            <text:p>0.536</text:p>
          </table:table-cell>
          <table:table-cell table:style-name="ce18" table:formula="of:=SQRT([.O192])" office:value-type="float" office:value="0.732334065798482" calcext:value-type="float">
            <text:p>0.732</text:p>
          </table:table-cell>
          <table:table-cell table:style-name="ce19" table:formula="of:=[.R192]+[.U192]" office:value-type="float" office:value="46" calcext:value-type="float">
            <text:p>46</text:p>
          </table:table-cell>
          <table:table-cell table:style-name="ce19" table:formula="of:=([.V192]-[.U192])/2" office:value-type="float" office:value="14" calcext:value-type="float">
            <text:p>14</text:p>
          </table:table-cell>
          <table:table-cell table:style-name="ce20" table:formula="of:=[.T192]+[.U192]" office:value-type="float" office:value="46" calcext:value-type="float">
            <text:p>46</text:p>
          </table:table-cell>
          <table:table-cell table:style-name="ce21" table:formula="of:=([.W192]-[.U19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2]&gt;64;64+(([.V192]-64)*2.9);[.V19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193]" office:value-type="float" office:value="7" calcext:value-type="float">
            <text:p>7.000</text:p>
          </table:table-cell>
          <table:table-cell table:style-name="ce11" table:formula="of:=[.F193]" office:value-type="float" office:value="35" calcext:value-type="float">
            <text:p>35.000</text:p>
          </table:table-cell>
          <table:table-cell table:style-name="ce13" table:formula="of:=([.D193]/[.$B$10])/[.$D$2]" office:value-type="float" office:value="7.67123287671233" calcext:value-type="float">
            <text:p>7.671</text:p>
          </table:table-cell>
          <table:table-cell table:style-name="ce14" table:formula="of:=SQRT([.I193])" office:value-type="float" office:value="2.76969905887126" calcext:value-type="float">
            <text:p>2.770</text:p>
          </table:table-cell>
          <table:table-cell table:style-name="ce14" table:formula="of:=([.J193]^(1/2))^(1/3)" office:value-type="float" office:value="1.18505570100322" calcext:value-type="float">
            <text:p>1.185</text:p>
          </table:table-cell>
          <table:table-cell table:style-name="ce14" table:formula="of:=[.J193]^(1/2)" office:value-type="float" office:value="1.66424128625367" calcext:value-type="float">
            <text:p>1.664</text:p>
          </table:table-cell>
          <table:table-cell table:style-name="ce14" table:formula="of:=([.J193]^(1/2))^(1/2)" office:value-type="float" office:value="1.29005476095151" calcext:value-type="float">
            <text:p>1.290</text:p>
          </table:table-cell>
          <table:table-cell table:style-name="ce13" table:formula="of:=([.D193]/[.$L$15])/[.$D$2]" office:value-type="float" office:value="5.87248322147651" calcext:value-type="float">
            <text:p>5.872</text:p>
          </table:table-cell>
          <table:table-cell table:style-name="ce18" table:formula="of:=SQRT([.N193])" office:value-type="float" office:value="2.42332070132628" calcext:value-type="float">
            <text:p>2.423</text:p>
          </table:table-cell>
          <table:table-cell table:style-name="ce18" table:formula="of:=SQRT([.O193])" office:value-type="float" office:value="1.55670186655194" calcext:value-type="float">
            <text:p>1.557</text:p>
          </table:table-cell>
          <table:table-cell table:style-name="ce19" table:formula="of:=[.R193]+[.U193]" office:value-type="float" office:value="48" calcext:value-type="float">
            <text:p>48</text:p>
          </table:table-cell>
          <table:table-cell table:style-name="ce19" table:formula="of:=([.V193]-[.U193])/2" office:value-type="float" office:value="42" calcext:value-type="float">
            <text:p>42</text:p>
          </table:table-cell>
          <table:table-cell table:style-name="ce20" table:formula="of:=[.T193]+[.U193]" office:value-type="float" office:value="72.7" calcext:value-type="float">
            <text:p>72.7</text:p>
          </table:table-cell>
          <table:table-cell table:style-name="ce21" table:formula="of:=([.W193]-[.U19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3]&gt;64;64+(([.V193]-64)*2.9);[.V19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194]" office:value-type="float" office:value="7" calcext:value-type="float">
            <text:p>7.000</text:p>
          </table:table-cell>
          <table:table-cell table:style-name="ce11" table:formula="of:=[.F194]" office:value-type="float" office:value="30" calcext:value-type="float">
            <text:p>30.000</text:p>
          </table:table-cell>
          <table:table-cell table:style-name="ce13" table:formula="of:=([.D194]/[.$B$10])/[.$D$2]" office:value-type="float" office:value="6.57534246575342" calcext:value-type="float">
            <text:p>6.575</text:p>
          </table:table-cell>
          <table:table-cell table:style-name="ce14" table:formula="of:=SQRT([.I194])" office:value-type="float" office:value="2.56424305902413" calcext:value-type="float">
            <text:p>2.564</text:p>
          </table:table-cell>
          <table:table-cell table:style-name="ce14" table:formula="of:=([.J194]^(1/2))^(1/3)" office:value-type="float" office:value="1.16992996560732" calcext:value-type="float">
            <text:p>1.170</text:p>
          </table:table-cell>
          <table:table-cell table:style-name="ce14" table:formula="of:=[.J194]^(1/2)" office:value-type="float" office:value="1.60132540697515" calcext:value-type="float">
            <text:p>1.601</text:p>
          </table:table-cell>
          <table:table-cell table:style-name="ce14" table:formula="of:=([.J194]^(1/2))^(1/2)" office:value-type="float" office:value="1.26543486872109" calcext:value-type="float">
            <text:p>1.265</text:p>
          </table:table-cell>
          <table:table-cell table:style-name="ce13" table:formula="of:=([.D194]/[.$L$15])/[.$D$2]" office:value-type="float" office:value="5.03355704697987" calcext:value-type="float">
            <text:p>5.034</text:p>
          </table:table-cell>
          <table:table-cell table:style-name="ce18" table:formula="of:=SQRT([.N194])" office:value-type="float" office:value="2.24355901348279" calcext:value-type="float">
            <text:p>2.244</text:p>
          </table:table-cell>
          <table:table-cell table:style-name="ce18" table:formula="of:=SQRT([.O194])" office:value-type="float" office:value="1.49785146576114" calcext:value-type="float">
            <text:p>1.498</text:p>
          </table:table-cell>
          <table:table-cell table:style-name="ce19" table:formula="of:=[.R194]+[.U194]" office:value-type="float" office:value="48" calcext:value-type="float">
            <text:p>48</text:p>
          </table:table-cell>
          <table:table-cell table:style-name="ce19" table:formula="of:=([.V194]-[.U194])/2" office:value-type="float" office:value="42" calcext:value-type="float">
            <text:p>42</text:p>
          </table:table-cell>
          <table:table-cell table:style-name="ce20" table:formula="of:=[.T194]+[.U194]" office:value-type="float" office:value="72.7" calcext:value-type="float">
            <text:p>72.7</text:p>
          </table:table-cell>
          <table:table-cell table:style-name="ce21" table:formula="of:=([.W194]-[.U19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4]&gt;64;64+(([.V194]-64)*2.9);[.V19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5]*[.F19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5]" office:value-type="float" office:value="4" calcext:value-type="float">
            <text:p>4.000</text:p>
          </table:table-cell>
          <table:table-cell table:style-name="ce11" table:formula="of:=[.F195]" office:value-type="float" office:value="8" calcext:value-type="float">
            <text:p>8.000</text:p>
          </table:table-cell>
          <table:table-cell table:style-name="ce13" table:formula="of:=([.D195]/[.$B$10])/[.$D$2]" office:value-type="float" office:value="1.00195694716243" calcext:value-type="float">
            <text:p>1.002</text:p>
          </table:table-cell>
          <table:table-cell table:style-name="ce14" table:formula="of:=SQRT([.I195])" office:value-type="float" office:value="1.00097799534377" calcext:value-type="float">
            <text:p>1.001</text:p>
          </table:table-cell>
          <table:table-cell table:style-name="ce14" table:formula="of:=([.J195]^(1/2))^(1/3)" office:value-type="float" office:value="1.00016293284176" calcext:value-type="float">
            <text:p>1.000</text:p>
          </table:table-cell>
          <table:table-cell table:style-name="ce14" table:formula="of:=[.J195]^(1/2)" office:value-type="float" office:value="1.00048887817095" calcext:value-type="float">
            <text:p>1.000</text:p>
          </table:table-cell>
          <table:table-cell table:style-name="ce14" table:formula="of:=([.J195]^(1/2))^(1/2)" office:value-type="float" office:value="1.00024440921754" calcext:value-type="float">
            <text:p>1.000</text:p>
          </table:table-cell>
          <table:table-cell table:style-name="ce13" table:formula="of:=([.D195]/[.$L$15])/[.$D$2]" office:value-type="float" office:value="0.767018216682646" calcext:value-type="float">
            <text:p>0.767</text:p>
          </table:table-cell>
          <table:table-cell table:style-name="ce18" table:formula="of:=SQRT([.N195])" office:value-type="float" office:value="0.875795761968877" calcext:value-type="float">
            <text:p>0.876</text:p>
          </table:table-cell>
          <table:table-cell table:style-name="ce18" table:formula="of:=SQRT([.O195])" office:value-type="float" office:value="0.935839602693152" calcext:value-type="float">
            <text:p>0.936</text:p>
          </table:table-cell>
          <table:table-cell table:style-name="ce19" table:formula="of:=[.R195]+[.U195]" office:value-type="float" office:value="20" calcext:value-type="float">
            <text:p>20</text:p>
          </table:table-cell>
          <table:table-cell table:style-name="ce19" table:formula="of:=([.V195]-[.U195])/2" office:value-type="float" office:value="15" calcext:value-type="float">
            <text:p>15</text:p>
          </table:table-cell>
          <table:table-cell table:style-name="ce20" table:formula="of:=[.T195]+[.U195]" office:value-type="float" office:value="20" calcext:value-type="float">
            <text:p>20</text:p>
          </table:table-cell>
          <table:table-cell table:style-name="ce21" table:formula="of:=([.W195]-[.U19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195]&gt;64;64+(([.V195]-64)*2.9);[.V19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96]" office:value-type="float" office:value="4" calcext:value-type="float">
            <text:p>4.000</text:p>
          </table:table-cell>
          <table:table-cell table:style-name="ce11" table:formula="of:=[.F196]" office:value-type="float" office:value="4" calcext:value-type="float">
            <text:p>4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13" calcext:value-type="float">
            <text:p>13</text:p>
          </table:table-cell>
          <table:table-cell table:style-name="ce19" table:formula="of:=([.V196]-[.U196])/2" office:value-type="float" office:value="7" calcext:value-type="float">
            <text:p>7</text:p>
          </table:table-cell>
          <table:table-cell table:style-name="ce20" table:formula="of:=[.T196]+[.U196]" office:value-type="float" office:value="13" calcext:value-type="float">
            <text:p>13</text:p>
          </table:table-cell>
          <table:table-cell table:style-name="ce21" table:formula="of:=([.W196]-[.U19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6]&gt;64;64+(([.V196]-64)*2.9);[.V19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7]*[.F19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7]" office:value-type="float" office:value="7" calcext:value-type="float">
            <text:p>7.000</text:p>
          </table:table-cell>
          <table:table-cell table:style-name="ce11" table:formula="of:=[.F197]" office:value-type="float" office:value="5" calcext:value-type="float">
            <text:p>5.000</text:p>
          </table:table-cell>
          <table:table-cell table:style-name="ce13" table:formula="of:=([.D197]/[.$B$13])/[.$D$2]" office:value-type="float" office:value="2.55101624323879" calcext:value-type="float">
            <text:p>2.551</text:p>
          </table:table-cell>
          <table:table-cell table:style-name="ce14" table:formula="of:=SQRT([.I19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7]^(1/2)" office:value-type="float" office:value="1.26379986891585" calcext:value-type="float">
            <text:p>1.264</text:p>
          </table:table-cell>
          <table:table-cell table:style-name="ce14" table:formula="of:=([.J197]^(1/2))^(1/2)" office:value-type="float" office:value="1.12418853797566" calcext:value-type="float">
            <text:p>1.124</text:p>
          </table:table-cell>
          <table:table-cell table:style-name="ce13" table:formula="of:=([.D197]/[.$L$15])/[.$D$2]" office:value-type="float" office:value="0.838926174496644" calcext:value-type="float">
            <text:p>0.839</text:p>
          </table:table-cell>
          <table:table-cell table:style-name="ce18" table:formula="of:=SQRT([.N197])" office:value-type="float" office:value="0.915929131809139" calcext:value-type="float">
            <text:p>0.916</text:p>
          </table:table-cell>
          <table:table-cell table:style-name="ce18" table:formula="of:=SQRT([.O197])" office:value-type="float" office:value="0.957041865233251" calcext:value-type="float">
            <text:p>0.957</text:p>
          </table:table-cell>
          <table:table-cell table:style-name="ce19" table:formula="of:=[.R197]+[.U197]" office:value-type="float" office:value="72" calcext:value-type="float">
            <text:p>72</text:p>
          </table:table-cell>
          <table:table-cell table:style-name="ce19" table:formula="of:=([.V197]-[.U197])/2" office:value-type="float" office:value="56" calcext:value-type="float">
            <text:p>56</text:p>
          </table:table-cell>
          <table:table-cell table:style-name="ce20" table:formula="of:=[.T197]+[.U197]" office:value-type="float" office:value="132.8" calcext:value-type="float">
            <text:p>132.8</text:p>
          </table:table-cell>
          <table:table-cell table:style-name="ce21" table:formula="of:=([.W197]-[.U19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7]&gt;64;64+(([.V197]-64)*2.9);[.V19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8" calcext:value-type="float">
            <text:p>8.000</text:p>
          </table:table-cell>
          <table:table-cell table:style-name="ce13" table:formula="of:=([.D198]/[.$B$9])/[.$D$2]" office:value-type="float" office:value="1.50088859358739" calcext:value-type="float">
            <text:p>1.501</text:p>
          </table:table-cell>
          <table:table-cell table:style-name="ce14" table:formula="of:=SQRT([.I19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8]^(1/2)" office:value-type="float" office:value="1.10684578171265" calcext:value-type="float">
            <text:p>1.107</text:p>
          </table:table-cell>
          <table:table-cell table:style-name="ce14" table:formula="of:=([.J198]^(1/2))^(1/2)" office:value-type="float" office:value="1.05206738458744" calcext:value-type="float">
            <text:p>1.052</text:p>
          </table:table-cell>
          <table:table-cell table:style-name="ce13" table:formula="of:=([.D198]/[.$L$15])/[.$D$2]" office:value-type="float" office:value="0.191754554170662" calcext:value-type="float">
            <text:p>0.192</text:p>
          </table:table-cell>
          <table:table-cell table:style-name="ce18" table:formula="of:=SQRT([.N198])" office:value-type="float" office:value="0.437897880984439" calcext:value-type="float">
            <text:p>0.438</text:p>
          </table:table-cell>
          <table:table-cell table:style-name="ce18" table:formula="of:=SQRT([.O198])" office:value-type="float" office:value="0.661738529167252" calcext:value-type="float">
            <text:p>0.662</text:p>
          </table:table-cell>
          <table:table-cell table:style-name="ce19" table:formula="of:=[.R198]+[.U198]" office:value-type="float" office:value="50" calcext:value-type="float">
            <text:p>50</text:p>
          </table:table-cell>
          <table:table-cell table:style-name="ce19" table:formula="of:=([.V198]-[.U198])/2" office:value-type="float" office:value="16" calcext:value-type="float">
            <text:p>16</text:p>
          </table:table-cell>
          <table:table-cell table:style-name="ce20" table:formula="of:=[.T198]+[.U198]" office:value-type="float" office:value="51.9" calcext:value-type="float">
            <text:p>51.9</text:p>
          </table:table-cell>
          <table:table-cell table:style-name="ce21" table:formula="of:=([.W198]-[.U19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198]&gt;64;64+(([.V198]-64)*2.9);[.V19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9]" office:value-type="float" office:value="1" calcext:value-type="float">
            <text:p>1.000</text:p>
          </table:table-cell>
          <table:table-cell table:style-name="ce11" table:formula="of:=[.F199]" office:value-type="float" office:value="12" calcext:value-type="float">
            <text:p>12.000</text:p>
          </table:table-cell>
          <table:table-cell table:style-name="ce13" table:formula="of:=([.D199]/[.$B$9])/[.$D$2]" office:value-type="float" office:value="2.25133289038109" calcext:value-type="float">
            <text:p>2.251</text:p>
          </table:table-cell>
          <table:table-cell table:style-name="ce14" table:formula="of:=SQRT([.I19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9]^(1/2)" office:value-type="float" office:value="1.22492621451796" calcext:value-type="float">
            <text:p>1.225</text:p>
          </table:table-cell>
          <table:table-cell table:style-name="ce14" table:formula="of:=([.J199]^(1/2))^(1/2)" office:value-type="float" office:value="1.10676384767391" calcext:value-type="float">
            <text:p>1.107</text:p>
          </table:table-cell>
          <table:table-cell table:style-name="ce13" table:formula="of:=([.D199]/[.$L$15])/[.$D$2]" office:value-type="float" office:value="0.287631831255992" calcext:value-type="float">
            <text:p>0.288</text:p>
          </table:table-cell>
          <table:table-cell table:style-name="ce18" table:formula="of:=SQRT([.N199])" office:value-type="float" office:value="0.536313183928936" calcext:value-type="float">
            <text:p>0.536</text:p>
          </table:table-cell>
          <table:table-cell table:style-name="ce18" table:formula="of:=SQRT([.O199])" office:value-type="float" office:value="0.732334065798482" calcext:value-type="float">
            <text:p>0.732</text:p>
          </table:table-cell>
          <table:table-cell table:style-name="ce19" table:formula="of:=[.R199]+[.U199]" office:value-type="float" office:value="67" calcext:value-type="float">
            <text:p>67</text:p>
          </table:table-cell>
          <table:table-cell table:style-name="ce19" table:formula="of:=([.V199]-[.U199])/2" office:value-type="float" office:value="61" calcext:value-type="float">
            <text:p>61</text:p>
          </table:table-cell>
          <table:table-cell table:style-name="ce20" table:formula="of:=[.T199]+[.U199]" office:value-type="float" office:value="127.8" calcext:value-type="float">
            <text:p>127.8</text:p>
          </table:table-cell>
          <table:table-cell table:style-name="ce21" table:formula="of:=([.W199]-[.U1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9]&gt;64;64+(([.V199]-64)*2.9);[.V19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0]" office:value-type="float" office:value="5" calcext:value-type="float">
            <text:p>5.000</text:p>
          </table:table-cell>
          <table:table-cell table:style-name="ce11" table:formula="of:=[.F200]" office:value-type="float" office:value="1" calcext:value-type="float">
            <text:p>1.000</text:p>
          </table:table-cell>
          <table:table-cell table:style-name="ce13" table:formula="of:=([.D200]/[.$B$9])/[.$D$2]" office:value-type="float" office:value="0.938055370992119" calcext:value-type="float">
            <text:p>0.938</text:p>
          </table:table-cell>
          <table:table-cell table:style-name="ce14" table:formula="of:=SQRT([.I20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0]^(1/2)" office:value-type="float" office:value="0.984140531854021" calcext:value-type="float">
            <text:p>0.984</text:p>
          </table:table-cell>
          <table:table-cell table:style-name="ce14" table:formula="of:=([.J200]^(1/2))^(1/2)" office:value-type="float" office:value="0.992038573773228" calcext:value-type="float">
            <text:p>0.992</text:p>
          </table:table-cell>
          <table:table-cell table:style-name="ce13" table:formula="of:=([.D200]/[.$L$15])/[.$D$2]" office:value-type="float" office:value="0.119846596356663" calcext:value-type="float">
            <text:p>0.120</text:p>
          </table:table-cell>
          <table:table-cell table:style-name="ce18" table:formula="of:=SQRT([.N200])" office:value-type="float" office:value="0.34618867161804" calcext:value-type="float">
            <text:p>0.346</text:p>
          </table:table-cell>
          <table:table-cell table:style-name="ce18" table:formula="of:=SQRT([.O200])" office:value-type="float" office:value="0.588378000623783" calcext:value-type="float">
            <text:p>0.588</text:p>
          </table:table-cell>
          <table:table-cell table:style-name="ce19" table:formula="of:=[.R200]+[.U200]" office:value-type="float" office:value="67" calcext:value-type="float">
            <text:p>67</text:p>
          </table:table-cell>
          <table:table-cell table:style-name="ce19" table:formula="of:=([.V200]-[.U200])/2" office:value-type="float" office:value="61" calcext:value-type="float">
            <text:p>61</text:p>
          </table:table-cell>
          <table:table-cell table:style-name="ce20" table:formula="of:=[.T200]+[.U200]" office:value-type="float" office:value="127.8" calcext:value-type="float">
            <text:p>127.8</text:p>
          </table:table-cell>
          <table:table-cell table:style-name="ce21" table:formula="of:=([.W200]-[.U2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0]&gt;64;64+(([.V200]-64)*2.9);[.V20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1]" office:value-type="float" office:value="5" calcext:value-type="float">
            <text:p>5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0.938055370992119" calcext:value-type="float">
            <text:p>0.938</text:p>
          </table:table-cell>
          <table:table-cell table:style-name="ce14" table:formula="of:=SQRT([.I20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0.984140531854021" calcext:value-type="float">
            <text:p>0.984</text:p>
          </table:table-cell>
          <table:table-cell table:style-name="ce14" table:formula="of:=([.J201]^(1/2))^(1/2)" office:value-type="float" office:value="0.992038573773228" calcext:value-type="float">
            <text:p>0.992</text:p>
          </table:table-cell>
          <table:table-cell table:style-name="ce13" table:formula="of:=([.D201]/[.$L$15])/[.$D$2]" office:value-type="float" office:value="0.119846596356663" calcext:value-type="float">
            <text:p>0.120</text:p>
          </table:table-cell>
          <table:table-cell table:style-name="ce18" table:formula="of:=SQRT([.N201])" office:value-type="float" office:value="0.34618867161804" calcext:value-type="float">
            <text:p>0.346</text:p>
          </table:table-cell>
          <table:table-cell table:style-name="ce18" table:formula="of:=SQRT([.O201])" office:value-type="float" office:value="0.588378000623783" calcext:value-type="float">
            <text:p>0.588</text:p>
          </table:table-cell>
          <table:table-cell table:style-name="ce19" table:formula="of:=[.R201]+[.U201]" office:value-type="float" office:value="67" calcext:value-type="float">
            <text:p>67</text:p>
          </table:table-cell>
          <table:table-cell table:style-name="ce19" table:formula="of:=([.V201]-[.U201])/2" office:value-type="float" office:value="61" calcext:value-type="float">
            <text:p>61</text:p>
          </table:table-cell>
          <table:table-cell table:style-name="ce20" table:formula="of:=[.T201]+[.U201]" office:value-type="float" office:value="127.8" calcext:value-type="float">
            <text:p>127.8</text:p>
          </table:table-cell>
          <table:table-cell table:style-name="ce21" table:formula="of:=([.W201]-[.U2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1]&gt;64;64+(([.V201]-64)*2.9);[.V20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2]*[.F20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2]" office:value-type="float" office:value="5" calcext:value-type="float">
            <text:p>5.000</text:p>
          </table:table-cell>
          <table:table-cell table:style-name="ce11" table:formula="of:=[.F202]" office:value-type="float" office:value="1" calcext:value-type="float">
            <text:p>1.000</text:p>
          </table:table-cell>
          <table:table-cell table:style-name="ce13" table:formula="of:=([.D202]/[.$B$9])/[.$D$2]" office:value-type="float" office:value="0.938055370992119" calcext:value-type="float">
            <text:p>0.938</text:p>
          </table:table-cell>
          <table:table-cell table:style-name="ce14" table:formula="of:=SQRT([.I20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0.984140531854021" calcext:value-type="float">
            <text:p>0.984</text:p>
          </table:table-cell>
          <table:table-cell table:style-name="ce14" table:formula="of:=([.J202]^(1/2))^(1/2)" office:value-type="float" office:value="0.992038573773228" calcext:value-type="float">
            <text:p>0.992</text:p>
          </table:table-cell>
          <table:table-cell table:style-name="ce13" table:formula="of:=([.D202]/[.$L$15])/[.$D$2]" office:value-type="float" office:value="0.119846596356663" calcext:value-type="float">
            <text:p>0.120</text:p>
          </table:table-cell>
          <table:table-cell table:style-name="ce18" table:formula="of:=SQRT([.N202])" office:value-type="float" office:value="0.34618867161804" calcext:value-type="float">
            <text:p>0.346</text:p>
          </table:table-cell>
          <table:table-cell table:style-name="ce18" table:formula="of:=SQRT([.O202])" office:value-type="float" office:value="0.588378000623783" calcext:value-type="float">
            <text:p>0.588</text:p>
          </table:table-cell>
          <table:table-cell table:style-name="ce19" table:formula="of:=[.R202]+[.U202]" office:value-type="float" office:value="67" calcext:value-type="float">
            <text:p>67</text:p>
          </table:table-cell>
          <table:table-cell table:style-name="ce19" table:formula="of:=([.V202]-[.U202])/2" office:value-type="float" office:value="61" calcext:value-type="float">
            <text:p>61</text:p>
          </table:table-cell>
          <table:table-cell table:style-name="ce20" table:formula="of:=[.T202]+[.U202]" office:value-type="float" office:value="127.8" calcext:value-type="float">
            <text:p>127.8</text:p>
          </table:table-cell>
          <table:table-cell table:style-name="ce21" table:formula="of:=([.W202]-[.U2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2]&gt;64;64+(([.V202]-64)*2.9);[.V20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3]" office:value-type="float" office:value="5" calcext:value-type="float">
            <text:p>5.000</text:p>
          </table:table-cell>
          <table:table-cell table:style-name="ce11" table:formula="of:=[.F203]" office:value-type="float" office:value="1" calcext:value-type="float">
            <text:p>1.000</text:p>
          </table:table-cell>
          <table:table-cell table:style-name="ce13" table:formula="of:=([.D203]/[.$B$9])/[.$D$2]" office:value-type="float" office:value="0.938055370992119" calcext:value-type="float">
            <text:p>0.938</text:p>
          </table:table-cell>
          <table:table-cell table:style-name="ce14" table:formula="of:=SQRT([.I20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0.984140531854021" calcext:value-type="float">
            <text:p>0.984</text:p>
          </table:table-cell>
          <table:table-cell table:style-name="ce14" table:formula="of:=([.J203]^(1/2))^(1/2)" office:value-type="float" office:value="0.992038573773228" calcext:value-type="float">
            <text:p>0.992</text:p>
          </table:table-cell>
          <table:table-cell table:style-name="ce13" table:formula="of:=([.D203]/[.$L$15])/[.$D$2]" office:value-type="float" office:value="0.119846596356663" calcext:value-type="float">
            <text:p>0.120</text:p>
          </table:table-cell>
          <table:table-cell table:style-name="ce18" table:formula="of:=SQRT([.N203])" office:value-type="float" office:value="0.34618867161804" calcext:value-type="float">
            <text:p>0.346</text:p>
          </table:table-cell>
          <table:table-cell table:style-name="ce18" table:formula="of:=SQRT([.O203])" office:value-type="float" office:value="0.588378000623783" calcext:value-type="float">
            <text:p>0.588</text:p>
          </table:table-cell>
          <table:table-cell table:style-name="ce19" table:formula="of:=[.R203]+[.U203]" office:value-type="float" office:value="67" calcext:value-type="float">
            <text:p>67</text:p>
          </table:table-cell>
          <table:table-cell table:style-name="ce19" table:formula="of:=([.V203]-[.U203])/2" office:value-type="float" office:value="61" calcext:value-type="float">
            <text:p>61</text:p>
          </table:table-cell>
          <table:table-cell table:style-name="ce20" table:formula="of:=[.T203]+[.U203]" office:value-type="float" office:value="127.8" calcext:value-type="float">
            <text:p>127.8</text:p>
          </table:table-cell>
          <table:table-cell table:style-name="ce21" table:formula="of:=([.W203]-[.U2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3]&gt;64;64+(([.V203]-64)*2.9);[.V20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5" calcext:value-type="float">
            <text:p>5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9])/[.$D$2]" office:value-type="float" office:value="0.938055370992119" calcext:value-type="float">
            <text:p>0.938</text:p>
          </table:table-cell>
          <table:table-cell table:style-name="ce14" table:formula="of:=SQRT([.I20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4]^(1/2)" office:value-type="float" office:value="0.984140531854021" calcext:value-type="float">
            <text:p>0.984</text:p>
          </table:table-cell>
          <table:table-cell table:style-name="ce14" table:formula="of:=([.J204]^(1/2))^(1/2)" office:value-type="float" office:value="0.992038573773228" calcext:value-type="float">
            <text:p>0.992</text:p>
          </table:table-cell>
          <table:table-cell table:style-name="ce13" table:formula="of:=([.D204]/[.$L$15])/[.$D$2]" office:value-type="float" office:value="0.119846596356663" calcext:value-type="float">
            <text:p>0.120</text:p>
          </table:table-cell>
          <table:table-cell table:style-name="ce18" table:formula="of:=SQRT([.N204])" office:value-type="float" office:value="0.34618867161804" calcext:value-type="float">
            <text:p>0.346</text:p>
          </table:table-cell>
          <table:table-cell table:style-name="ce18" table:formula="of:=SQRT([.O204])" office:value-type="float" office:value="0.588378000623783" calcext:value-type="float">
            <text:p>0.588</text:p>
          </table:table-cell>
          <table:table-cell table:style-name="ce19" table:formula="of:=[.R204]+[.U204]" office:value-type="float" office:value="67" calcext:value-type="float">
            <text:p>67</text:p>
          </table:table-cell>
          <table:table-cell table:style-name="ce19" table:formula="of:=([.V204]-[.U204])/2" office:value-type="float" office:value="61" calcext:value-type="float">
            <text:p>61</text:p>
          </table:table-cell>
          <table:table-cell table:style-name="ce20" table:formula="of:=[.T204]+[.U204]" office:value-type="float" office:value="127.8" calcext:value-type="float">
            <text:p>127.8</text:p>
          </table:table-cell>
          <table:table-cell table:style-name="ce21" table:formula="of:=([.W204]-[.U2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4]&gt;64;64+(([.V204]-64)*2.9);[.V20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5" calcext:value-type="float">
            <text:p>5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938055370992119" calcext:value-type="float">
            <text:p>0.938</text:p>
          </table:table-cell>
          <table:table-cell table:style-name="ce14" table:formula="of:=SQRT([.I20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5]^(1/2)" office:value-type="float" office:value="0.984140531854021" calcext:value-type="float">
            <text:p>0.984</text:p>
          </table:table-cell>
          <table:table-cell table:style-name="ce14" table:formula="of:=([.J205]^(1/2))^(1/2)" office:value-type="float" office:value="0.992038573773228" calcext:value-type="float">
            <text:p>0.992</text:p>
          </table:table-cell>
          <table:table-cell table:style-name="ce13" table:formula="of:=([.D205]/[.$L$15])/[.$D$2]" office:value-type="float" office:value="0.119846596356663" calcext:value-type="float">
            <text:p>0.120</text:p>
          </table:table-cell>
          <table:table-cell table:style-name="ce18" table:formula="of:=SQRT([.N205])" office:value-type="float" office:value="0.34618867161804" calcext:value-type="float">
            <text:p>0.346</text:p>
          </table:table-cell>
          <table:table-cell table:style-name="ce18" table:formula="of:=SQRT([.O205])" office:value-type="float" office:value="0.588378000623783" calcext:value-type="float">
            <text:p>0.588</text:p>
          </table:table-cell>
          <table:table-cell table:style-name="ce19" table:formula="of:=[.R205]+[.U205]" office:value-type="float" office:value="67" calcext:value-type="float">
            <text:p>67</text:p>
          </table:table-cell>
          <table:table-cell table:style-name="ce19" table:formula="of:=([.V205]-[.U205])/2" office:value-type="float" office:value="61" calcext:value-type="float">
            <text:p>61</text:p>
          </table:table-cell>
          <table:table-cell table:style-name="ce20" table:formula="of:=[.T205]+[.U205]" office:value-type="float" office:value="127.8" calcext:value-type="float">
            <text:p>127.8</text:p>
          </table:table-cell>
          <table:table-cell table:style-name="ce21" table:formula="of:=([.W205]-[.U2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6]*[.F20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6]" office:value-type="float" office:value="8" calcext:value-type="float">
            <text:p>8.000</text:p>
          </table:table-cell>
          <table:table-cell table:style-name="ce11" table:formula="of:=[.F206]" office:value-type="float" office:value="10" calcext:value-type="float">
            <text:p>10.000</text:p>
          </table:table-cell>
          <table:table-cell table:style-name="ce13" table:formula="of:=([.D206]/[.$B$10])/[.$D$2]" office:value-type="float" office:value="2.50489236790607" calcext:value-type="float">
            <text:p>2.505</text:p>
          </table:table-cell>
          <table:table-cell table:style-name="ce14" table:formula="of:=SQRT([.I206])" office:value-type="float" office:value="1.58268517649786" calcext:value-type="float">
            <text:p>1.583</text:p>
          </table:table-cell>
          <table:table-cell table:style-name="ce14" table:formula="of:=([.J206]^(1/2))^(1/3)" office:value-type="float" office:value="1.07952429937204" calcext:value-type="float">
            <text:p>1.080</text:p>
          </table:table-cell>
          <table:table-cell table:style-name="ce14" table:formula="of:=[.J206]^(1/2)" office:value-type="float" office:value="1.25804816143813" calcext:value-type="float">
            <text:p>1.258</text:p>
          </table:table-cell>
          <table:table-cell table:style-name="ce14" table:formula="of:=([.J206]^(1/2))^(1/2)" office:value-type="float" office:value="1.12162746107526" calcext:value-type="float">
            <text:p>1.122</text:p>
          </table:table-cell>
          <table:table-cell table:style-name="ce13" table:formula="of:=([.D206]/[.$L$15])/[.$D$2]" office:value-type="float" office:value="1.91754554170662" calcext:value-type="float">
            <text:p>1.918</text:p>
          </table:table-cell>
          <table:table-cell table:style-name="ce18" table:formula="of:=SQRT([.N206])" office:value-type="float" office:value="1.38475468647216" calcext:value-type="float">
            <text:p>1.385</text:p>
          </table:table-cell>
          <table:table-cell table:style-name="ce18" table:formula="of:=SQRT([.O206])" office:value-type="float" office:value="1.17675600124757" calcext:value-type="float">
            <text:p>1.177</text:p>
          </table:table-cell>
          <table:table-cell table:style-name="ce19" table:formula="of:=[.R206]+[.U206]" office:value-type="float" office:value="68" calcext:value-type="float">
            <text:p>68</text:p>
          </table:table-cell>
          <table:table-cell table:style-name="ce19" table:formula="of:=([.V206]-[.U206])/2" office:value-type="float" office:value="28" calcext:value-type="float">
            <text:p>28</text:p>
          </table:table-cell>
          <table:table-cell table:style-name="ce20" table:formula="of:=[.T206]+[.U206]" office:value-type="float" office:value="98.4" calcext:value-type="float">
            <text:p>98.4</text:p>
          </table:table-cell>
          <table:table-cell table:style-name="ce21" table:formula="of:=([.W206]-[.U20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06]&gt;64;64+(([.V206]-64)*2.9);[.V20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8" calcext:value-type="float">
            <text:p>8.000</text:p>
          </table:table-cell>
          <table:table-cell table:style-name="ce13" table:formula="of:=([.D207]/[.$B$10])/[.$D$2]" office:value-type="float" office:value="2.00391389432485" calcext:value-type="float">
            <text:p>2.004</text:p>
          </table:table-cell>
          <table:table-cell table:style-name="ce14" table:formula="of:=SQRT([.I207])" office:value-type="float" office:value="1.41559665665219" calcext:value-type="float">
            <text:p>1.416</text:p>
          </table:table-cell>
          <table:table-cell table:style-name="ce14" table:formula="of:=([.J207]^(1/2))^(1/3)" office:value-type="float" office:value="1.059635715692" calcext:value-type="float">
            <text:p>1.060</text:p>
          </table:table-cell>
          <table:table-cell table:style-name="ce14" table:formula="of:=[.J207]^(1/2)" office:value-type="float" office:value="1.18978849240199" calcext:value-type="float">
            <text:p>1.190</text:p>
          </table:table-cell>
          <table:table-cell table:style-name="ce14" table:formula="of:=([.J207]^(1/2))^(1/2)" office:value-type="float" office:value="1.09077426280692" calcext:value-type="float">
            <text:p>1.091</text:p>
          </table:table-cell>
          <table:table-cell table:style-name="ce13" table:formula="of:=([.D207]/[.$L$15])/[.$D$2]" office:value-type="float" office:value="1.53403643336529" calcext:value-type="float">
            <text:p>1.534</text:p>
          </table:table-cell>
          <table:table-cell table:style-name="ce18" table:formula="of:=SQRT([.N207])" office:value-type="float" office:value="1.23856224444527" calcext:value-type="float">
            <text:p>1.239</text:p>
          </table:table-cell>
          <table:table-cell table:style-name="ce18" table:formula="of:=SQRT([.O207])" office:value-type="float" office:value="1.11290711402402" calcext:value-type="float">
            <text:p>1.113</text:p>
          </table:table-cell>
          <table:table-cell table:style-name="ce19" table:formula="of:=[.R207]+[.U207]" office:value-type="float" office:value="38" calcext:value-type="float">
            <text:p>38</text:p>
          </table:table-cell>
          <table:table-cell table:style-name="ce19" table:formula="of:=([.V207]-[.U207])/2" office:value-type="float" office:value="17" calcext:value-type="float">
            <text:p>17</text:p>
          </table:table-cell>
          <table:table-cell table:style-name="ce20" table:formula="of:=[.T207]+[.U207]" office:value-type="float" office:value="38" calcext:value-type="float">
            <text:p>38</text:p>
          </table:table-cell>
          <table:table-cell table:style-name="ce21" table:formula="of:=([.W207]-[.U20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07]&gt;64;64+(([.V207]-64)*2.9);[.V20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8]" office:value-type="float" office:value="8" calcext:value-type="float">
            <text:p>8.000</text:p>
          </table:table-cell>
          <table:table-cell table:style-name="ce11" table:formula="of:=[.F208]" office:value-type="float" office:value="6" calcext:value-type="float">
            <text:p>6.000</text:p>
          </table:table-cell>
          <table:table-cell table:style-name="ce13" table:formula="of:=([.D208]/[.$B$10])/[.$D$2]" office:value-type="float" office:value="1.50293542074364" calcext:value-type="float">
            <text:p>1.503</text:p>
          </table:table-cell>
          <table:table-cell table:style-name="ce14" table:formula="of:=SQRT([.I208])" office:value-type="float" office:value="1.22594266617311" calcext:value-type="float">
            <text:p>1.226</text:p>
          </table:table-cell>
          <table:table-cell table:style-name="ce14" table:formula="of:=([.J208]^(1/2))^(1/3)" office:value-type="float" office:value="1.03453461533727" calcext:value-type="float">
            <text:p>1.035</text:p>
          </table:table-cell>
          <table:table-cell table:style-name="ce14" table:formula="of:=[.J208]^(1/2)" office:value-type="float" office:value="1.10722295233305" calcext:value-type="float">
            <text:p>1.107</text:p>
          </table:table-cell>
          <table:table-cell table:style-name="ce14" table:formula="of:=([.J208]^(1/2))^(1/2)" office:value-type="float" office:value="1.05224662144055" calcext:value-type="float">
            <text:p>1.052</text:p>
          </table:table-cell>
          <table:table-cell table:style-name="ce13" table:formula="of:=([.D208]/[.$L$15])/[.$D$2]" office:value-type="float" office:value="1.15052732502397" calcext:value-type="float">
            <text:p>1.151</text:p>
          </table:table-cell>
          <table:table-cell table:style-name="ce18" table:formula="of:=SQRT([.N208])" office:value-type="float" office:value="1.07262636785787" calcext:value-type="float">
            <text:p>1.073</text:p>
          </table:table-cell>
          <table:table-cell table:style-name="ce18" table:formula="of:=SQRT([.O208])" office:value-type="float" office:value="1.03567676804004" calcext:value-type="float">
            <text:p>1.036</text:p>
          </table:table-cell>
          <table:table-cell table:style-name="ce19" table:formula="of:=[.R208]+[.U208]" office:value-type="float" office:value="18" calcext:value-type="float">
            <text:p>18</text:p>
          </table:table-cell>
          <table:table-cell table:style-name="ce19" table:formula="of:=([.V208]-[.U208])/2" office:value-type="float" office:value="12" calcext:value-type="float">
            <text:p>12</text:p>
          </table:table-cell>
          <table:table-cell table:style-name="ce20" table:formula="of:=[.T208]+[.U208]" office:value-type="float" office:value="18" calcext:value-type="float">
            <text:p>18</text:p>
          </table:table-cell>
          <table:table-cell table:style-name="ce21" table:formula="of:=([.W208]-[.U20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08]&gt;64;64+(([.V208]-64)*2.9);[.V20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9]" office:value-type="float" office:value="8" calcext:value-type="float">
            <text:p>8.000</text:p>
          </table:table-cell>
          <table:table-cell table:style-name="ce11" table:formula="of:=[.F209]" office:value-type="float" office:value="8" calcext:value-type="float">
            <text:p>8.000</text:p>
          </table:table-cell>
          <table:table-cell table:style-name="ce13" table:formula="of:=([.D209]/[.$B$10])/[.$D$2]" office:value-type="float" office:value="2.00391389432485" calcext:value-type="float">
            <text:p>2.004</text:p>
          </table:table-cell>
          <table:table-cell table:style-name="ce14" table:formula="of:=SQRT([.I209])" office:value-type="float" office:value="1.41559665665219" calcext:value-type="float">
            <text:p>1.416</text:p>
          </table:table-cell>
          <table:table-cell table:style-name="ce14" table:formula="of:=([.J209]^(1/2))^(1/3)" office:value-type="float" office:value="1.059635715692" calcext:value-type="float">
            <text:p>1.060</text:p>
          </table:table-cell>
          <table:table-cell table:style-name="ce14" table:formula="of:=[.J209]^(1/2)" office:value-type="float" office:value="1.18978849240199" calcext:value-type="float">
            <text:p>1.190</text:p>
          </table:table-cell>
          <table:table-cell table:style-name="ce14" table:formula="of:=([.J209]^(1/2))^(1/2)" office:value-type="float" office:value="1.09077426280692" calcext:value-type="float">
            <text:p>1.091</text:p>
          </table:table-cell>
          <table:table-cell table:style-name="ce13" table:formula="of:=([.D209]/[.$L$15])/[.$D$2]" office:value-type="float" office:value="1.53403643336529" calcext:value-type="float">
            <text:p>1.534</text:p>
          </table:table-cell>
          <table:table-cell table:style-name="ce18" table:formula="of:=SQRT([.N209])" office:value-type="float" office:value="1.23856224444527" calcext:value-type="float">
            <text:p>1.239</text:p>
          </table:table-cell>
          <table:table-cell table:style-name="ce18" table:formula="of:=SQRT([.O209])" office:value-type="float" office:value="1.11290711402402" calcext:value-type="float">
            <text:p>1.113</text:p>
          </table:table-cell>
          <table:table-cell table:style-name="ce19" table:formula="of:=[.R209]+[.U209]" office:value-type="float" office:value="23" calcext:value-type="float">
            <text:p>23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3" calcext:value-type="float">
            <text:p>23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09]&gt;64;64+(([.V209]-64)*2.9);[.V20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0]*[.F21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0]" office:value-type="float" office:value="4" calcext:value-type="float">
            <text:p>4.000</text:p>
          </table:table-cell>
          <table:table-cell table:style-name="ce11" table:formula="of:=[.F210]" office:value-type="float" office:value="3" calcext:value-type="float">
            <text:p>3.000</text:p>
          </table:table-cell>
          <table:table-cell table:style-name="ce13" table:formula="of:=([.D210]/[.$B$10])/[.$D$2]" office:value-type="float" office:value="0.37573385518591" calcext:value-type="float">
            <text:p>0.376</text:p>
          </table:table-cell>
          <table:table-cell table:style-name="ce14" table:formula="of:=SQRT([.I210])" office:value-type="float" office:value="0.612971333086556" calcext:value-type="float">
            <text:p>0.613</text:p>
          </table:table-cell>
          <table:table-cell table:style-name="ce14" table:formula="of:=([.J210]^(1/2))^(1/3)" office:value-type="float" office:value="0.921665562675779" calcext:value-type="float">
            <text:p>0.922</text:p>
          </table:table-cell>
          <table:table-cell table:style-name="ce14" table:formula="of:=[.J210]^(1/2)" office:value-type="float" office:value="0.782924857880088" calcext:value-type="float">
            <text:p>0.783</text:p>
          </table:table-cell>
          <table:table-cell table:style-name="ce14" table:formula="of:=([.J210]^(1/2))^(1/2)" office:value-type="float" office:value="0.884830411932189" calcext:value-type="float">
            <text:p>0.885</text:p>
          </table:table-cell>
          <table:table-cell table:style-name="ce13" table:formula="of:=([.D210]/[.$L$15])/[.$D$2]" office:value-type="float" office:value="0.287631831255992" calcext:value-type="float">
            <text:p>0.288</text:p>
          </table:table-cell>
          <table:table-cell table:style-name="ce18" table:formula="of:=SQRT([.N210])" office:value-type="float" office:value="0.536313183928936" calcext:value-type="float">
            <text:p>0.536</text:p>
          </table:table-cell>
          <table:table-cell table:style-name="ce18" table:formula="of:=SQRT([.O210])" office:value-type="float" office:value="0.732334065798482" calcext:value-type="float">
            <text:p>0.732</text:p>
          </table:table-cell>
          <table:table-cell table:style-name="ce19" table:formula="of:=[.R210]+[.U210]" office:value-type="float" office:value="13" calcext:value-type="float">
            <text:p>13</text:p>
          </table:table-cell>
          <table:table-cell table:style-name="ce19" table:formula="of:=([.V210]-[.U210])/2" office:value-type="float" office:value="7" calcext:value-type="float">
            <text:p>7</text:p>
          </table:table-cell>
          <table:table-cell table:style-name="ce20" table:formula="of:=[.T210]+[.U210]" office:value-type="float" office:value="13" calcext:value-type="float">
            <text:p>13</text:p>
          </table:table-cell>
          <table:table-cell table:style-name="ce21" table:formula="of:=([.W210]-[.U21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0]&gt;64;64+(([.V210]-64)*2.9);[.V21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1]" office:value-type="float" office:value="3" calcext:value-type="float">
            <text:p>3.000</text:p>
          </table:table-cell>
          <table:table-cell table:style-name="ce11" table:formula="of:=[.F211]" office:value-type="float" office:value="1" calcext:value-type="float">
            <text:p>1.000</text:p>
          </table:table-cell>
          <table:table-cell table:style-name="ce13" table:formula="of:=([.D211]/[.$B$10])/[.$D$2]" office:value-type="float" office:value="0.0939334637964775" calcext:value-type="float">
            <text:p>0.094</text:p>
          </table:table-cell>
          <table:table-cell table:style-name="ce14" table:formula="of:=SQRT([.I211])" office:value-type="float" office:value="0.306485666543278" calcext:value-type="float">
            <text:p>0.306</text:p>
          </table:table-cell>
          <table:table-cell table:style-name="ce14" table:formula="of:=([.J211]^(1/2))^(1/3)" office:value-type="float" office:value="0.821110668341946" calcext:value-type="float">
            <text:p>0.821</text:p>
          </table:table-cell>
          <table:table-cell table:style-name="ce14" table:formula="of:=[.J211]^(1/2)" office:value-type="float" office:value="0.553611476166524" calcext:value-type="float">
            <text:p>0.554</text:p>
          </table:table-cell>
          <table:table-cell table:style-name="ce14" table:formula="of:=([.J211]^(1/2))^(1/2)" office:value-type="float" office:value="0.744050721501246" calcext:value-type="float">
            <text:p>0.744</text:p>
          </table:table-cell>
          <table:table-cell table:style-name="ce13" table:formula="of:=([.D211]/[.$L$15])/[.$D$2]" office:value-type="float" office:value="0.0719079578139981" calcext:value-type="float">
            <text:p>0.072</text:p>
          </table:table-cell>
          <table:table-cell table:style-name="ce18" table:formula="of:=SQRT([.N211])" office:value-type="float" office:value="0.268156591964468" calcext:value-type="float">
            <text:p>0.268</text:p>
          </table:table-cell>
          <table:table-cell table:style-name="ce18" table:formula="of:=SQRT([.O211])" office:value-type="float" office:value="0.517838384020022" calcext:value-type="float">
            <text:p>0.518</text:p>
          </table:table-cell>
          <table:table-cell table:style-name="ce19" table:formula="of:=[.R211]+[.U211]" office:value-type="float" office:value="18" calcext:value-type="float">
            <text:p>18</text:p>
          </table:table-cell>
          <table:table-cell table:style-name="ce19" table:formula="of:=([.V211]-[.U211])/2" office:value-type="float" office:value="12" calcext:value-type="float">
            <text:p>12</text:p>
          </table:table-cell>
          <table:table-cell table:style-name="ce20" table:formula="of:=[.T211]+[.U211]" office:value-type="float" office:value="18" calcext:value-type="float">
            <text:p>18</text:p>
          </table:table-cell>
          <table:table-cell table:style-name="ce21" table:formula="of:=([.W211]-[.U21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1]&gt;64;64+(([.V211]-64)*2.9);[.V21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2]" office:value-type="float" office:value="8" calcext:value-type="float">
            <text:p>8.000</text:p>
          </table:table-cell>
          <table:table-cell table:style-name="ce11" table:formula="of:=[.F212]" office:value-type="float" office:value="2" calcext:value-type="float">
            <text:p>2.000</text:p>
          </table:table-cell>
          <table:table-cell table:style-name="ce13" table:formula="of:=([.D212]/[.$B$10])/[.$D$2]" office:value-type="float" office:value="0.500978473581213" calcext:value-type="float">
            <text:p>0.501</text:p>
          </table:table-cell>
          <table:table-cell table:style-name="ce14" table:formula="of:=SQRT([.I212])" office:value-type="float" office:value="0.707798328326094" calcext:value-type="float">
            <text:p>0.708</text:p>
          </table:table-cell>
          <table:table-cell table:style-name="ce14" table:formula="of:=([.J212]^(1/2))^(1/3)" office:value-type="float" office:value="0.944028100805727" calcext:value-type="float">
            <text:p>0.944</text:p>
          </table:table-cell>
          <table:table-cell table:style-name="ce14" table:formula="of:=[.J212]^(1/2)" office:value-type="float" office:value="0.841307511155163" calcext:value-type="float">
            <text:p>0.841</text:p>
          </table:table-cell>
          <table:table-cell table:style-name="ce14" table:formula="of:=([.J212]^(1/2))^(1/2)" office:value-type="float" office:value="0.917228167445354" calcext:value-type="float">
            <text:p>0.917</text:p>
          </table:table-cell>
          <table:table-cell table:style-name="ce13" table:formula="of:=([.D212]/[.$L$15])/[.$D$2]" office:value-type="float" office:value="0.383509108341323" calcext:value-type="float">
            <text:p>0.384</text:p>
          </table:table-cell>
          <table:table-cell table:style-name="ce18" table:formula="of:=SQRT([.N212])" office:value-type="float" office:value="0.619281122222633" calcext:value-type="float">
            <text:p>0.619</text:p>
          </table:table-cell>
          <table:table-cell table:style-name="ce18" table:formula="of:=SQRT([.O212])" office:value-type="float" office:value="0.786944167157132" calcext:value-type="float">
            <text:p>0.787</text:p>
          </table:table-cell>
          <table:table-cell table:style-name="ce19" table:formula="of:=[.R212]+[.U212]" office:value-type="float" office:value="40" calcext:value-type="float">
            <text:p>40</text:p>
          </table:table-cell>
          <table:table-cell table:style-name="ce19" table:formula="of:=([.V212]-[.U212])/2" office:value-type="float" office:value="20" calcext:value-type="float">
            <text:p>20</text:p>
          </table:table-cell>
          <table:table-cell table:style-name="ce20" table:formula="of:=[.T212]+[.U212]" office:value-type="float" office:value="40" calcext:value-type="float">
            <text:p>40</text:p>
          </table:table-cell>
          <table:table-cell table:style-name="ce21" table:formula="of:=([.W212]-[.U21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3]" office:value-type="float" office:value="8" calcext:value-type="float">
            <text:p>8.000</text:p>
          </table:table-cell>
          <table:table-cell table:style-name="ce11" table:formula="of:=[.F213]" office:value-type="float" office:value="2" calcext:value-type="float">
            <text:p>2.000</text:p>
          </table:table-cell>
          <table:table-cell table:style-name="ce13" table:formula="of:=([.D213]/[.$B$10])/[.$D$2]" office:value-type="float" office:value="0.500978473581213" calcext:value-type="float">
            <text:p>0.501</text:p>
          </table:table-cell>
          <table:table-cell table:style-name="ce14" table:formula="of:=SQRT([.I213])" office:value-type="float" office:value="0.707798328326094" calcext:value-type="float">
            <text:p>0.708</text:p>
          </table:table-cell>
          <table:table-cell table:style-name="ce14" table:formula="of:=([.J213]^(1/2))^(1/3)" office:value-type="float" office:value="0.944028100805727" calcext:value-type="float">
            <text:p>0.944</text:p>
          </table:table-cell>
          <table:table-cell table:style-name="ce14" table:formula="of:=[.J213]^(1/2)" office:value-type="float" office:value="0.841307511155163" calcext:value-type="float">
            <text:p>0.841</text:p>
          </table:table-cell>
          <table:table-cell table:style-name="ce14" table:formula="of:=([.J213]^(1/2))^(1/2)" office:value-type="float" office:value="0.917228167445354" calcext:value-type="float">
            <text:p>0.917</text:p>
          </table:table-cell>
          <table:table-cell table:style-name="ce13" table:formula="of:=([.D213]/[.$L$15])/[.$D$2]" office:value-type="float" office:value="0.383509108341323" calcext:value-type="float">
            <text:p>0.384</text:p>
          </table:table-cell>
          <table:table-cell table:style-name="ce18" table:formula="of:=SQRT([.N213])" office:value-type="float" office:value="0.619281122222633" calcext:value-type="float">
            <text:p>0.619</text:p>
          </table:table-cell>
          <table:table-cell table:style-name="ce18" table:formula="of:=SQRT([.O213])" office:value-type="float" office:value="0.786944167157132" calcext:value-type="float">
            <text:p>0.787</text:p>
          </table:table-cell>
          <table:table-cell table:style-name="ce19" table:formula="of:=[.R213]+[.U213]" office:value-type="float" office:value="23" calcext:value-type="float">
            <text:p>23</text:p>
          </table:table-cell>
          <table:table-cell table:style-name="ce19" table:formula="of:=([.V213]-[.U213])/2" office:value-type="float" office:value="17" calcext:value-type="float">
            <text:p>17</text:p>
          </table:table-cell>
          <table:table-cell table:style-name="ce20" table:formula="of:=[.T213]+[.U213]" office:value-type="float" office:value="23" calcext:value-type="float">
            <text:p>23</text:p>
          </table:table-cell>
          <table:table-cell table:style-name="ce21" table:formula="of:=([.W213]-[.U21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3]&gt;64;64+(([.V213]-64)*2.9);[.V21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4]*[.F21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4]" office:value-type="float" office:value="6" calcext:value-type="float">
            <text:p>6.000</text:p>
          </table:table-cell>
          <table:table-cell table:style-name="ce11" table:formula="of:=[.F214]" office:value-type="float" office:value="3" calcext:value-type="float">
            <text:p>3.000</text:p>
          </table:table-cell>
          <table:table-cell table:style-name="ce13" table:formula="of:=([.D214]/[.$B$10])/[.$D$2]" office:value-type="float" office:value="0.563600782778865" calcext:value-type="float">
            <text:p>0.564</text:p>
          </table:table-cell>
          <table:table-cell table:style-name="ce14" table:formula="of:=SQRT([.I214])" office:value-type="float" office:value="0.750733496507825" calcext:value-type="float">
            <text:p>0.751</text:p>
          </table:table-cell>
          <table:table-cell table:style-name="ce14" table:formula="of:=([.J214]^(1/2))^(1/3)" office:value-type="float" office:value="0.953339598022519" calcext:value-type="float">
            <text:p>0.953</text:p>
          </table:table-cell>
          <table:table-cell table:style-name="ce14" table:formula="of:=[.J214]^(1/2)" office:value-type="float" office:value="0.866448784699837" calcext:value-type="float">
            <text:p>0.866</text:p>
          </table:table-cell>
          <table:table-cell table:style-name="ce14" table:formula="of:=([.J214]^(1/2))^(1/2)" office:value-type="float" office:value="0.930832307507554" calcext:value-type="float">
            <text:p>0.931</text:p>
          </table:table-cell>
          <table:table-cell table:style-name="ce13" table:formula="of:=([.D214]/[.$L$15])/[.$D$2]" office:value-type="float" office:value="0.431447746883988" calcext:value-type="float">
            <text:p>0.431</text:p>
          </table:table-cell>
          <table:table-cell table:style-name="ce18" table:formula="of:=SQRT([.N214])" office:value-type="float" office:value="0.656846821476658" calcext:value-type="float">
            <text:p>0.657</text:p>
          </table:table-cell>
          <table:table-cell table:style-name="ce18" table:formula="of:=SQRT([.O214])" office:value-type="float" office:value="0.810460869799806" calcext:value-type="float">
            <text:p>0.810</text:p>
          </table:table-cell>
          <table:table-cell table:style-name="ce19" table:formula="of:=[.R214]+[.U214]" office:value-type="float" office:value="35" calcext:value-type="float">
            <text:p>35</text:p>
          </table:table-cell>
          <table:table-cell table:style-name="ce19" table:formula="of:=([.V214]-[.U214])/2" office:value-type="float" office:value="29" calcext:value-type="float">
            <text:p>29</text:p>
          </table:table-cell>
          <table:table-cell table:style-name="ce20" table:formula="of:=[.T214]+[.U214]" office:value-type="float" office:value="35" calcext:value-type="float">
            <text:p>35</text:p>
          </table:table-cell>
          <table:table-cell table:style-name="ce21" table:formula="of:=([.W214]-[.U21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4]&gt;64;64+(([.V214]-64)*2.9);[.V21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15]*[.F21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5]" office:value-type="float" office:value="3" calcext:value-type="float">
            <text:p>3.000</text:p>
          </table:table-cell>
          <table:table-cell table:style-name="ce11" table:formula="of:=[.F215]" office:value-type="float" office:value="8" calcext:value-type="float">
            <text:p>8.000</text:p>
          </table:table-cell>
          <table:table-cell table:style-name="ce13" table:formula="of:=([.D215]/[.$B$11])/[.$D$2]" office:value-type="float" office:value="1.17577895355673" calcext:value-type="float">
            <text:p>1.176</text:p>
          </table:table-cell>
          <table:table-cell table:style-name="ce14" table:formula="of:=SQRT([.I215])" office:value-type="float" office:value="1.08433341438726" calcext:value-type="float">
            <text:p>1.084</text:p>
          </table:table-cell>
          <table:table-cell table:style-name="ce14" table:formula="of:=([.J215]^(1/2))^(1/3)" office:value-type="float" office:value="1.01358569709407" calcext:value-type="float">
            <text:p>1.014</text:p>
          </table:table-cell>
          <table:table-cell table:style-name="ce14" table:formula="of:=[.J215]^(1/2)" office:value-type="float" office:value="1.04131331230675" calcext:value-type="float">
            <text:p>1.041</text:p>
          </table:table-cell>
          <table:table-cell table:style-name="ce14" table:formula="of:=([.J215]^(1/2))^(1/2)" office:value-type="float" office:value="1.02044760390074" calcext:value-type="float">
            <text:p>1.020</text:p>
          </table:table-cell>
          <table:table-cell table:style-name="ce13" table:formula="of:=([.D215]/[.$L$15])/[.$D$2]" office:value-type="float" office:value="0.575263662511985" calcext:value-type="float">
            <text:p>0.575</text:p>
          </table:table-cell>
          <table:table-cell table:style-name="ce18" table:formula="of:=SQRT([.N215])" office:value-type="float" office:value="0.758461378391797" calcext:value-type="float">
            <text:p>0.758</text:p>
          </table:table-cell>
          <table:table-cell table:style-name="ce18" table:formula="of:=SQRT([.O215])" office:value-type="float" office:value="0.870896881606426" calcext:value-type="float">
            <text:p>0.871</text:p>
          </table:table-cell>
          <table:table-cell table:style-name="ce19" table:formula="of:=[.R215]+[.U215]" office:value-type="float" office:value="64" calcext:value-type="float">
            <text:p>64</text:p>
          </table:table-cell>
          <table:table-cell table:style-name="ce19" table:formula="of:=([.V215]-[.U215])/2" office:value-type="float" office:value="64" calcext:value-type="float">
            <text:p>64</text:p>
          </table:table-cell>
          <table:table-cell table:style-name="ce20" table:formula="of:=[.T215]+[.U215]" office:value-type="float" office:value="124.8" calcext:value-type="float">
            <text:p>124.8</text:p>
          </table:table-cell>
          <table:table-cell table:style-name="ce21" table:formula="of:=([.W215]-[.U21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16]*[.F21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6]" office:value-type="float" office:value="3" calcext:value-type="float">
            <text:p>3.000</text:p>
          </table:table-cell>
          <table:table-cell table:style-name="ce11" table:formula="of:=[.F216]" office:value-type="float" office:value="8" calcext:value-type="float">
            <text:p>8.000</text:p>
          </table:table-cell>
          <table:table-cell table:style-name="ce13" table:formula="of:=([.D216]/[.$B$11])/[.$D$2]" office:value-type="float" office:value="1.17577895355673" calcext:value-type="float">
            <text:p>1.176</text:p>
          </table:table-cell>
          <table:table-cell table:style-name="ce14" table:formula="of:=SQRT([.I216])" office:value-type="float" office:value="1.08433341438726" calcext:value-type="float">
            <text:p>1.084</text:p>
          </table:table-cell>
          <table:table-cell table:style-name="ce14" table:formula="of:=([.J216]^(1/2))^(1/3)" office:value-type="float" office:value="1.01358569709407" calcext:value-type="float">
            <text:p>1.014</text:p>
          </table:table-cell>
          <table:table-cell table:style-name="ce14" table:formula="of:=[.J216]^(1/2)" office:value-type="float" office:value="1.04131331230675" calcext:value-type="float">
            <text:p>1.041</text:p>
          </table:table-cell>
          <table:table-cell table:style-name="ce14" table:formula="of:=([.J216]^(1/2))^(1/2)" office:value-type="float" office:value="1.02044760390074" calcext:value-type="float">
            <text:p>1.020</text:p>
          </table:table-cell>
          <table:table-cell table:style-name="ce13" table:formula="of:=([.D216]/[.$L$15])/[.$D$2]" office:value-type="float" office:value="0.575263662511985" calcext:value-type="float">
            <text:p>0.575</text:p>
          </table:table-cell>
          <table:table-cell table:style-name="ce18" table:formula="of:=SQRT([.N216])" office:value-type="float" office:value="0.758461378391797" calcext:value-type="float">
            <text:p>0.758</text:p>
          </table:table-cell>
          <table:table-cell table:style-name="ce18" table:formula="of:=SQRT([.O216])" office:value-type="float" office:value="0.870896881606426" calcext:value-type="float">
            <text:p>0.871</text:p>
          </table:table-cell>
          <table:table-cell table:style-name="ce19" table:formula="of:=[.R216]+[.U216]" office:value-type="float" office:value="64" calcext:value-type="float">
            <text:p>64</text:p>
          </table:table-cell>
          <table:table-cell table:style-name="ce19" table:formula="of:=([.V216]-[.U216])/2" office:value-type="float" office:value="64" calcext:value-type="float">
            <text:p>64</text:p>
          </table:table-cell>
          <table:table-cell table:style-name="ce20" table:formula="of:=[.T216]+[.U216]" office:value-type="float" office:value="124.8" calcext:value-type="float">
            <text:p>124.8</text:p>
          </table:table-cell>
          <table:table-cell table:style-name="ce21" table:formula="of:=([.W216]-[.U21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6]&gt;64;64+(([.V216]-64)*2.9);[.V21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7]*[.F21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17]" office:value-type="float" office:value="8" calcext:value-type="float">
            <text:p>8.000</text:p>
          </table:table-cell>
          <table:table-cell table:style-name="ce11" table:formula="of:=[.F217]" office:value-type="float" office:value="20" calcext:value-type="float">
            <text:p>20.000</text:p>
          </table:table-cell>
          <table:table-cell table:style-name="ce13" table:formula="of:=([.D217]/[.$B$10])/[.$D$2]" office:value-type="float" office:value="5.00978473581213" calcext:value-type="float">
            <text:p>5.010</text:p>
          </table:table-cell>
          <table:table-cell table:style-name="ce14" table:formula="of:=SQRT([.I217])" office:value-type="float" office:value="2.23825484157013" calcext:value-type="float">
            <text:p>2.238</text:p>
          </table:table-cell>
          <table:table-cell table:style-name="ce14" table:formula="of:=([.J217]^(1/2))^(1/3)" office:value-type="float" office:value="1.14371615464876" calcext:value-type="float">
            <text:p>1.144</text:p>
          </table:table-cell>
          <table:table-cell table:style-name="ce14" table:formula="of:=[.J217]^(1/2)" office:value-type="float" office:value="1.49607982459832" calcext:value-type="float">
            <text:p>1.496</text:p>
          </table:table-cell>
          <table:table-cell table:style-name="ce14" table:formula="of:=([.J217]^(1/2))^(1/2)" office:value-type="float" office:value="1.22314341947227" calcext:value-type="float">
            <text:p>1.223</text:p>
          </table:table-cell>
          <table:table-cell table:style-name="ce13" table:formula="of:=([.D217]/[.$L$15])/[.$D$2]" office:value-type="float" office:value="3.83509108341323" calcext:value-type="float">
            <text:p>3.835</text:p>
          </table:table-cell>
          <table:table-cell table:style-name="ce18" table:formula="of:=SQRT([.N217])" office:value-type="float" office:value="1.95833885816863" calcext:value-type="float">
            <text:p>1.958</text:p>
          </table:table-cell>
          <table:table-cell table:style-name="ce18" table:formula="of:=SQRT([.O217])" office:value-type="float" office:value="1.39940660930576" calcext:value-type="float">
            <text:p>1.399</text:p>
          </table:table-cell>
          <table:table-cell table:style-name="ce19" table:formula="of:=[.R217]+[.U217]" office:value-type="float" office:value="36" calcext:value-type="float">
            <text:p>36</text:p>
          </table:table-cell>
          <table:table-cell table:style-name="ce19" table:formula="of:=([.V217]-[.U217])/2" office:value-type="float" office:value="31" calcext:value-type="float">
            <text:p>31</text:p>
          </table:table-cell>
          <table:table-cell table:style-name="ce20" table:formula="of:=[.T217]+[.U217]" office:value-type="float" office:value="38.85" calcext:value-type="float">
            <text:p>38.85</text:p>
          </table:table-cell>
          <table:table-cell table:style-name="ce21" table:formula="of:=([.W217]-[.U21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17]&gt;64;64+(([.V217]-64)*2.9);[.V21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8]*[.F21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8]" office:value-type="float" office:value="8" calcext:value-type="float">
            <text:p>8.000</text:p>
          </table:table-cell>
          <table:table-cell table:style-name="ce11" table:formula="of:=[.F218]" office:value-type="float" office:value="2" calcext:value-type="float">
            <text:p>2.000</text:p>
          </table:table-cell>
          <table:table-cell table:style-name="ce13" table:formula="of:=([.D218]/[.$B$10])/[.$D$2]" office:value-type="float" office:value="0.500978473581213" calcext:value-type="float">
            <text:p>0.501</text:p>
          </table:table-cell>
          <table:table-cell table:style-name="ce14" table:formula="of:=SQRT([.I218])" office:value-type="float" office:value="0.707798328326094" calcext:value-type="float">
            <text:p>0.708</text:p>
          </table:table-cell>
          <table:table-cell table:style-name="ce14" table:formula="of:=([.J218]^(1/2))^(1/3)" office:value-type="float" office:value="0.944028100805727" calcext:value-type="float">
            <text:p>0.944</text:p>
          </table:table-cell>
          <table:table-cell table:style-name="ce14" table:formula="of:=[.J218]^(1/2)" office:value-type="float" office:value="0.841307511155163" calcext:value-type="float">
            <text:p>0.841</text:p>
          </table:table-cell>
          <table:table-cell table:style-name="ce14" table:formula="of:=([.J218]^(1/2))^(1/2)" office:value-type="float" office:value="0.917228167445354" calcext:value-type="float">
            <text:p>0.917</text:p>
          </table:table-cell>
          <table:table-cell table:style-name="ce13" table:formula="of:=([.D218]/[.$L$15])/[.$D$2]" office:value-type="float" office:value="0.383509108341323" calcext:value-type="float">
            <text:p>0.384</text:p>
          </table:table-cell>
          <table:table-cell table:style-name="ce18" table:formula="of:=SQRT([.N218])" office:value-type="float" office:value="0.619281122222633" calcext:value-type="float">
            <text:p>0.619</text:p>
          </table:table-cell>
          <table:table-cell table:style-name="ce18" table:formula="of:=SQRT([.O218])" office:value-type="float" office:value="0.786944167157132" calcext:value-type="float">
            <text:p>0.787</text:p>
          </table:table-cell>
          <table:table-cell table:style-name="ce19" table:formula="of:=[.R218]+[.U218]" office:value-type="float" office:value="19" calcext:value-type="float">
            <text:p>19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19" calcext:value-type="float">
            <text:p>19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18]&gt;64;64+(([.V218]-64)*2.9);[.V21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9]*[.F21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2" calcext:value-type="float">
            <text:p>2.000</text:p>
          </table:table-cell>
          <table:table-cell table:style-name="ce13" table:formula="of:=([.D219]/[.$B$10])/[.$D$2]" office:value-type="float" office:value="0.500978473581213" calcext:value-type="float">
            <text:p>0.501</text:p>
          </table:table-cell>
          <table:table-cell table:style-name="ce14" table:formula="of:=SQRT([.I219])" office:value-type="float" office:value="0.707798328326094" calcext:value-type="float">
            <text:p>0.708</text:p>
          </table:table-cell>
          <table:table-cell table:style-name="ce14" table:formula="of:=([.J219]^(1/2))^(1/3)" office:value-type="float" office:value="0.944028100805727" calcext:value-type="float">
            <text:p>0.944</text:p>
          </table:table-cell>
          <table:table-cell table:style-name="ce14" table:formula="of:=[.J219]^(1/2)" office:value-type="float" office:value="0.841307511155163" calcext:value-type="float">
            <text:p>0.841</text:p>
          </table:table-cell>
          <table:table-cell table:style-name="ce14" table:formula="of:=([.J219]^(1/2))^(1/2)" office:value-type="float" office:value="0.917228167445354" calcext:value-type="float">
            <text:p>0.917</text:p>
          </table:table-cell>
          <table:table-cell table:style-name="ce13" table:formula="of:=([.D219]/[.$L$15])/[.$D$2]" office:value-type="float" office:value="0.383509108341323" calcext:value-type="float">
            <text:p>0.384</text:p>
          </table:table-cell>
          <table:table-cell table:style-name="ce18" table:formula="of:=SQRT([.N219])" office:value-type="float" office:value="0.619281122222633" calcext:value-type="float">
            <text:p>0.619</text:p>
          </table:table-cell>
          <table:table-cell table:style-name="ce18" table:formula="of:=SQRT([.O219])" office:value-type="float" office:value="0.786944167157132" calcext:value-type="float">
            <text:p>0.787</text:p>
          </table:table-cell>
          <table:table-cell table:style-name="ce19" table:formula="of:=[.R219]+[.U219]" office:value-type="float" office:value="68" calcext:value-type="float">
            <text:p>68</text:p>
          </table:table-cell>
          <table:table-cell table:style-name="ce19" table:formula="of:=([.V219]-[.U219])/2" office:value-type="float" office:value="28" calcext:value-type="float">
            <text:p>28</text:p>
          </table:table-cell>
          <table:table-cell table:style-name="ce20" table:formula="of:=[.T219]+[.U219]" office:value-type="float" office:value="98.4" calcext:value-type="float">
            <text:p>98.4</text:p>
          </table:table-cell>
          <table:table-cell table:style-name="ce21" table:formula="of:=([.W219]-[.U21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19]&gt;64;64+(([.V219]-64)*2.9);[.V21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0]*[.F22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2.00391389432485" calcext:value-type="float">
            <text:p>2.004</text:p>
          </table:table-cell>
          <table:table-cell table:style-name="ce14" table:formula="of:=SQRT([.I220])" office:value-type="float" office:value="1.41559665665219" calcext:value-type="float">
            <text:p>1.416</text:p>
          </table:table-cell>
          <table:table-cell table:style-name="ce14" table:formula="of:=([.J220]^(1/2))^(1/3)" office:value-type="float" office:value="1.059635715692" calcext:value-type="float">
            <text:p>1.060</text:p>
          </table:table-cell>
          <table:table-cell table:style-name="ce14" table:formula="of:=[.J220]^(1/2)" office:value-type="float" office:value="1.18978849240199" calcext:value-type="float">
            <text:p>1.190</text:p>
          </table:table-cell>
          <table:table-cell table:style-name="ce14" table:formula="of:=([.J220]^(1/2))^(1/2)" office:value-type="float" office:value="1.09077426280692" calcext:value-type="float">
            <text:p>1.091</text:p>
          </table:table-cell>
          <table:table-cell table:style-name="ce13" table:formula="of:=([.D220]/[.$L$15])/[.$D$2]" office:value-type="float" office:value="1.53403643336529" calcext:value-type="float">
            <text:p>1.534</text:p>
          </table:table-cell>
          <table:table-cell table:style-name="ce18" table:formula="of:=SQRT([.N220])" office:value-type="float" office:value="1.23856224444527" calcext:value-type="float">
            <text:p>1.239</text:p>
          </table:table-cell>
          <table:table-cell table:style-name="ce18" table:formula="of:=SQRT([.O220])" office:value-type="float" office:value="1.11290711402402" calcext:value-type="float">
            <text:p>1.113</text:p>
          </table:table-cell>
          <table:table-cell table:style-name="ce19" table:formula="of:=[.R220]+[.U220]" office:value-type="float" office:value="38" calcext:value-type="float">
            <text:p>38</text:p>
          </table:table-cell>
          <table:table-cell table:style-name="ce19" table:formula="of:=([.V220]-[.U220])/2" office:value-type="float" office:value="17" calcext:value-type="float">
            <text:p>17</text:p>
          </table:table-cell>
          <table:table-cell table:style-name="ce20" table:formula="of:=[.T220]+[.U220]" office:value-type="float" office:value="38" calcext:value-type="float">
            <text:p>38</text:p>
          </table:table-cell>
          <table:table-cell table:style-name="ce21" table:formula="of:=([.W220]-[.U22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0]&gt;64;64+(([.V220]-64)*2.9);[.V22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1]*[.F22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1]" office:value-type="float" office:value="6" calcext:value-type="float">
            <text:p>6.000</text:p>
          </table:table-cell>
          <table:table-cell table:style-name="ce11" table:formula="of:=[.F221]" office:value-type="float" office:value="3" calcext:value-type="float">
            <text:p>3.000</text:p>
          </table:table-cell>
          <table:table-cell table:style-name="ce13" table:formula="of:=([.D221]/[.$B$10])/[.$D$2]" office:value-type="float" office:value="0.563600782778865" calcext:value-type="float">
            <text:p>0.564</text:p>
          </table:table-cell>
          <table:table-cell table:style-name="ce14" table:formula="of:=SQRT([.I221])" office:value-type="float" office:value="0.750733496507825" calcext:value-type="float">
            <text:p>0.751</text:p>
          </table:table-cell>
          <table:table-cell table:style-name="ce14" table:formula="of:=([.J221]^(1/2))^(1/3)" office:value-type="float" office:value="0.953339598022519" calcext:value-type="float">
            <text:p>0.953</text:p>
          </table:table-cell>
          <table:table-cell table:style-name="ce14" table:formula="of:=[.J221]^(1/2)" office:value-type="float" office:value="0.866448784699837" calcext:value-type="float">
            <text:p>0.866</text:p>
          </table:table-cell>
          <table:table-cell table:style-name="ce14" table:formula="of:=([.J221]^(1/2))^(1/2)" office:value-type="float" office:value="0.930832307507554" calcext:value-type="float">
            <text:p>0.931</text:p>
          </table:table-cell>
          <table:table-cell table:style-name="ce13" table:formula="of:=([.D221]/[.$L$15])/[.$D$2]" office:value-type="float" office:value="0.431447746883988" calcext:value-type="float">
            <text:p>0.431</text:p>
          </table:table-cell>
          <table:table-cell table:style-name="ce18" table:formula="of:=SQRT([.N221])" office:value-type="float" office:value="0.656846821476658" calcext:value-type="float">
            <text:p>0.657</text:p>
          </table:table-cell>
          <table:table-cell table:style-name="ce18" table:formula="of:=SQRT([.O221])" office:value-type="float" office:value="0.810460869799806" calcext:value-type="float">
            <text:p>0.810</text:p>
          </table:table-cell>
          <table:table-cell table:style-name="ce19" table:formula="of:=[.R221]+[.U221]" office:value-type="float" office:value="35" calcext:value-type="float">
            <text:p>35</text:p>
          </table:table-cell>
          <table:table-cell table:style-name="ce19" table:formula="of:=([.V221]-[.U221])/2" office:value-type="float" office:value="29" calcext:value-type="float">
            <text:p>29</text:p>
          </table:table-cell>
          <table:table-cell table:style-name="ce20" table:formula="of:=[.T221]+[.U221]" office:value-type="float" office:value="35" calcext:value-type="float">
            <text:p>35</text:p>
          </table:table-cell>
          <table:table-cell table:style-name="ce21" table:formula="of:=([.W221]-[.U22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1]&gt;64;64+(([.V221]-64)*2.9);[.V22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2]*[.F22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2]" office:value-type="float" office:value="3" calcext:value-type="float">
            <text:p>3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75146771037182" calcext:value-type="float">
            <text:p>0.751</text:p>
          </table:table-cell>
          <table:table-cell table:style-name="ce14" table:formula="of:=SQRT([.I222])" office:value-type="float" office:value="0.866872372596924" calcext:value-type="float">
            <text:p>0.867</text:p>
          </table:table-cell>
          <table:table-cell table:style-name="ce14" table:formula="of:=([.J222]^(1/2))^(1/3)" office:value-type="float" office:value="0.976470648996882" calcext:value-type="float">
            <text:p>0.976</text:p>
          </table:table-cell>
          <table:table-cell table:style-name="ce14" table:formula="of:=[.J222]^(1/2)" office:value-type="float" office:value="0.931059811503495" calcext:value-type="float">
            <text:p>0.931</text:p>
          </table:table-cell>
          <table:table-cell table:style-name="ce14" table:formula="of:=([.J222]^(1/2))^(1/2)" office:value-type="float" office:value="0.964914406309438" calcext:value-type="float">
            <text:p>0.965</text:p>
          </table:table-cell>
          <table:table-cell table:style-name="ce13" table:formula="of:=([.D222]/[.$L$15])/[.$D$2]" office:value-type="float" office:value="0.575263662511985" calcext:value-type="float">
            <text:p>0.575</text:p>
          </table:table-cell>
          <table:table-cell table:style-name="ce18" table:formula="of:=SQRT([.N222])" office:value-type="float" office:value="0.758461378391797" calcext:value-type="float">
            <text:p>0.758</text:p>
          </table:table-cell>
          <table:table-cell table:style-name="ce18" table:formula="of:=SQRT([.O222])" office:value-type="float" office:value="0.870896881606426" calcext:value-type="float">
            <text:p>0.871</text:p>
          </table:table-cell>
          <table:table-cell table:style-name="ce19" table:formula="of:=[.R222]+[.U222]" office:value-type="float" office:value="64" calcext:value-type="float">
            <text:p>64</text:p>
          </table:table-cell>
          <table:table-cell table:style-name="ce19" table:formula="of:=([.V222]-[.U222])/2" office:value-type="float" office:value="64" calcext:value-type="float">
            <text:p>64</text:p>
          </table:table-cell>
          <table:table-cell table:style-name="ce20" table:formula="of:=[.T222]+[.U222]" office:value-type="float" office:value="124.8" calcext:value-type="float">
            <text:p>124.8</text:p>
          </table:table-cell>
          <table:table-cell table:style-name="ce21" table:formula="of:=([.W222]-[.U22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3]" office:value-type="float" office:value="32" calcext:value-type="float">
            <text:p>32.000</text:p>
          </table:table-cell>
          <table:table-cell table:style-name="ce11" table:formula="of:=[.F223]" office:value-type="float" office:value="2" calcext:value-type="float">
            <text:p>2.000</text:p>
          </table:table-cell>
          <table:table-cell table:style-name="ce13" table:formula="of:=([.D223]/[.$B$10])/[.$D$2]" office:value-type="float" office:value="2.00391389432485" calcext:value-type="float">
            <text:p>2.004</text:p>
          </table:table-cell>
          <table:table-cell table:style-name="ce14" table:formula="of:=SQRT([.I223])" office:value-type="float" office:value="1.41559665665219" calcext:value-type="float">
            <text:p>1.416</text:p>
          </table:table-cell>
          <table:table-cell table:style-name="ce14" table:formula="of:=([.J223]^(1/2))^(1/3)" office:value-type="float" office:value="1.059635715692" calcext:value-type="float">
            <text:p>1.060</text:p>
          </table:table-cell>
          <table:table-cell table:style-name="ce14" table:formula="of:=[.J223]^(1/2)" office:value-type="float" office:value="1.18978849240199" calcext:value-type="float">
            <text:p>1.190</text:p>
          </table:table-cell>
          <table:table-cell table:style-name="ce14" table:formula="of:=([.J223]^(1/2))^(1/2)" office:value-type="float" office:value="1.09077426280692" calcext:value-type="float">
            <text:p>1.091</text:p>
          </table:table-cell>
          <table:table-cell table:style-name="ce13" table:formula="of:=([.D223]/[.$L$15])/[.$D$2]" office:value-type="float" office:value="1.53403643336529" calcext:value-type="float">
            <text:p>1.534</text:p>
          </table:table-cell>
          <table:table-cell table:style-name="ce18" table:formula="of:=SQRT([.N223])" office:value-type="float" office:value="1.23856224444527" calcext:value-type="float">
            <text:p>1.239</text:p>
          </table:table-cell>
          <table:table-cell table:style-name="ce18" table:formula="of:=SQRT([.O223])" office:value-type="float" office:value="1.11290711402402" calcext:value-type="float">
            <text:p>1.113</text:p>
          </table:table-cell>
          <table:table-cell table:style-name="ce19" table:formula="of:=[.R223]+[.U223]" office:value-type="float" office:value="38" calcext:value-type="float">
            <text:p>38</text:p>
          </table:table-cell>
          <table:table-cell table:style-name="ce19" table:formula="of:=([.V223]-[.U223])/2" office:value-type="float" office:value="26" calcext:value-type="float">
            <text:p>26</text:p>
          </table:table-cell>
          <table:table-cell table:style-name="ce20" table:formula="of:=[.T223]+[.U223]" office:value-type="float" office:value="38" calcext:value-type="float">
            <text:p>38</text:p>
          </table:table-cell>
          <table:table-cell table:style-name="ce21" table:formula="of:=([.W223]-[.U22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3]&gt;64;64+(([.V223]-64)*2.9);[.V22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23" table:range-usable-as="repeat-column repeat-row filter print-range"/>
      </table:named-expressions>
      <table:database-ranges>
        <table:database-range table:name="__Anonymous_Sheet_DB__0" table:target-range-address="Sheet1.A17:Sheet1.AC2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07:51:00.093590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07:51:30.885539491</dc:date>
    <meta:creation-date>2015-08-21T21:28:22Z</meta:creation-date>
    <meta:editing-cycles>60</meta:editing-cycles>
    <meta:editing-duration>P1DT18H50M1S</meta:editing-duration>
    <meta:generator>LibreOffice/4.2.8.2$Linux_X86_64 LibreOffice_project/420m0$Build-2</meta:generator>
    <meta:document-statistic meta:table-count="1" meta:cell-count="5699" meta:object-count="0"/>
  </office:meta>
</office:document-meta>
</file>